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1319in" style:rel-column-width="28988*"/>
    </style:style>
    <style:style style:name="Table206.B" style:family="table-column">
      <style:table-column-properties style:column-width="3.9486in" style:rel-column-width="36547*"/>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3">
      <style:text-properties fo:font-weight="bold" style:font-weight-asian="bold" style:font-weight-complex="bold"/>
    </style:style>
    <style:style style:name="P60" style:family="paragraph" style:parent-style-name="Heading_20_1">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7.0602in" style:type="right" style:leader-style="dotted" style:leader-text="."/>
        </style:tab-stops>
      </style:paragraph-properties>
    </style:style>
    <style:style style:name="P64" style:family="paragraph" style:parent-style-name="Contents_20_2">
      <style:paragraph-properties>
        <style:tab-stops>
          <style:tab-stop style:position="6.8839in" style:type="right"/>
        </style:tab-stops>
      </style:paragraph-properties>
    </style:style>
    <style:style style:name="P65" style:family="paragraph" style:parent-style-name="Table_20_Contents">
      <style:paragraph-properties fo:text-align="justify" style:justify-single-word="false"/>
    </style:style>
    <style:style style:name="P66" style:family="paragraph" style:parent-style-name="Index_20_1">
      <style:paragraph-properties>
        <style:tab-stops>
          <style:tab-stop style:position="7.0807in" style:type="right"/>
        </style:tab-stops>
      </style:paragraph-properties>
    </style:style>
    <style:style style:name="P67" style:family="paragraph" style:parent-style-name="Index_20_Separator">
      <style:paragraph-properties>
        <style:tab-stops/>
      </style:paragraph-properties>
    </style:style>
    <style:style style:name="P68" style:family="paragraph" style:parent-style-name="Text_20_body" style:master-page-name="Standard">
      <style:paragraph-properties style:page-number="auto"/>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paragraph-properties fo:text-align="justify" style:justify-single-word="false"/>
    </style:style>
    <style:style style:name="P72" style:family="paragraph" style:parent-style-name="Text_20_body" style:list-style-name="L3">
      <style:paragraph-properties fo:text-align="justify" style:justify-single-word="false"/>
    </style:style>
    <style:style style:name="P73" style:family="paragraph" style:parent-style-name="Text_20_body" style:list-style-name="L5">
      <style:paragraph-properties fo:text-align="justify" style:justify-single-word="false"/>
    </style:style>
    <style:style style:name="P74" style:family="paragraph" style:parent-style-name="Text_20_body" style:list-style-name="L1">
      <style:paragraph-properties fo:text-align="justify" style:justify-single-word="false"/>
    </style:style>
    <style:style style:name="P75" style:family="paragraph" style:parent-style-name="Text_20_body" style:list-style-name="L8">
      <style:paragraph-properties fo:text-align="justify" style:justify-single-word="false"/>
    </style:style>
    <style:style style:name="P76" style:family="paragraph" style:parent-style-name="Text_20_body" style:list-style-name="L10">
      <style:paragraph-properties fo:text-align="justify" style:justify-single-word="false"/>
    </style:style>
    <style:style style:name="P77" style:family="paragraph" style:parent-style-name="Text_20_body" style:list-style-name="L11">
      <style:paragraph-properties fo:text-align="justify" style:justify-single-word="false"/>
    </style:style>
    <style:style style:name="P78" style:family="paragraph" style:parent-style-name="Text_20_body" style:list-style-name="L13">
      <style:paragraph-properties fo:text-align="justify" style:justify-single-word="false"/>
    </style:style>
    <style:style style:name="P79" style:family="paragraph" style:parent-style-name="Text_20_body" style:list-style-name="L14">
      <style:paragraph-properties fo:text-align="justify" style:justify-single-word="false"/>
    </style:style>
    <style:style style:name="P80" style:family="paragraph" style:parent-style-name="Text_20_body" style:list-style-name="L15">
      <style:paragraph-properties fo:text-align="justify" style:justify-single-word="false"/>
    </style:style>
    <style:style style:name="P81" style:family="paragraph" style:parent-style-name="Text_20_body" style:list-style-name="L16">
      <style:paragraph-properties fo:text-align="justify" style:justify-single-word="false"/>
    </style:style>
    <style:style style:name="P82" style:family="paragraph" style:parent-style-name="Text_20_body" style:list-style-name="L17">
      <style:paragraph-properties fo:text-align="justify" style:justify-single-word="false"/>
    </style:style>
    <style:style style:name="P83" style:family="paragraph" style:parent-style-name="Text_20_body" style:list-style-name="L18">
      <style:paragraph-properties fo:text-align="justify" style:justify-single-word="false"/>
    </style:style>
    <style:style style:name="P84" style:family="paragraph" style:parent-style-name="Text_20_body" style:list-style-name="L19">
      <style:paragraph-properties fo:text-align="justify" style:justify-single-word="false"/>
    </style:style>
    <style:style style:name="P85" style:family="paragraph" style:parent-style-name="Text_20_body" style:list-style-name="L20">
      <style:paragraph-properties fo:text-align="justify" style:justify-single-word="false"/>
    </style:style>
    <style:style style:name="P86" style:family="paragraph" style:parent-style-name="Text_20_body" style:list-style-name="L21">
      <style:paragraph-properties fo:text-align="justify" style:justify-single-word="false"/>
    </style:style>
    <style:style style:name="P87" style:family="paragraph" style:parent-style-name="Text_20_body" style:list-style-name="L22">
      <style:paragraph-properties fo:text-align="justify" style:justify-single-word="false"/>
    </style:style>
    <style:style style:name="P88" style:family="paragraph" style:parent-style-name="Text_20_body" style:list-style-name="L23">
      <style:paragraph-properties fo:text-align="justify" style:justify-single-word="false"/>
    </style:style>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9"/>
    <style:style style:name="P94"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27019520" text:id="ct227019520">
          <text:insertion>
            <office:change-info>
              <dc:creator>Peter Camilleri</dc:creator>
              <dc:date>2015-04-25T23:41:00</dc:date>
            </office:change-info>
          </text:insertion>
        </text:changed-region>
        <text:changed-region xml:id="ct227019624" text:id="ct227019624">
          <text:insertion>
            <office:change-info>
              <dc:creator>Peter Camilleri</dc:creator>
              <dc:date>2015-04-25T23:42:00</dc:date>
            </office:change-info>
          </text:insertion>
        </text:changed-region>
        <text:changed-region xml:id="ct227044776" text:id="ct227044776">
          <text:insertion>
            <office:change-info>
              <dc:creator>Peter Camilleri</dc:creator>
              <dc:date>2015-04-26T13:40:00</dc:date>
            </office:change-info>
          </text:insertion>
        </text:changed-region>
        <text:changed-region xml:id="ct227044880" text:id="ct227044880">
          <text:insertion>
            <office:change-info>
              <dc:creator>Peter Camilleri</dc:creator>
              <dc:date>2015-04-26T13:39:00</dc:date>
            </office:change-info>
          </text:insertion>
        </text:changed-region>
        <text:changed-region xml:id="ct227044984" text:id="ct227044984">
          <text:insertion>
            <office:change-info>
              <dc:creator>Peter Camilleri</dc:creator>
              <dc:date>2015-04-26T13:40:00</dc:date>
            </office:change-info>
          </text:insertion>
        </text:changed-region>
        <text:changed-region xml:id="ct227046024" text:id="ct227046024">
          <text:insertion>
            <office:change-info>
              <dc:creator>Peter Camilleri</dc:creator>
              <dc:date>2015-04-26T13:46:00</dc:date>
            </office:change-info>
          </text:insertion>
        </text:changed-region>
        <text:changed-region xml:id="ct227046128" text:id="ct227046128">
          <text:insertion>
            <office:change-info>
              <dc:creator>Peter Camilleri</dc:creator>
              <dc:date>2015-04-26T13:47:00</dc:date>
            </office:change-info>
          </text:insertion>
        </text:changed-region>
        <text:changed-region xml:id="ct225254456" text:id="ct225254456">
          <text:insertion>
            <office:change-info>
              <dc:creator>Peter Camilleri</dc:creator>
              <dc:date>2015-04-25T13:09:00</dc:date>
            </office:change-info>
          </text:insertion>
        </text:changed-region>
        <text:changed-region xml:id="ct225254560" text:id="ct225254560">
          <text:insertion>
            <office:change-info>
              <dc:creator>Peter Camilleri</dc:creator>
              <dc:date>2015-04-25T13:10:00</dc:date>
            </office:change-info>
          </text:insertion>
        </text:changed-region>
        <text:changed-region xml:id="ct225254768" text:id="ct225254768">
          <text:insertion>
            <office:change-info>
              <dc:creator>Peter Camilleri</dc:creator>
              <dc:date>2015-04-25T13:11:00</dc:date>
            </office:change-info>
          </text:insertion>
        </text:changed-region>
        <text:changed-region xml:id="ct225254872" text:id="ct225254872">
          <text:deletion>
            <office:change-info>
              <dc:creator>Peter Camilleri</dc:creator>
              <dc:date>2015-04-25T13:26:00</dc:date>
            </office:change-info>
            <text:p text:style-name="Text_20_body">.even?</text:p>
          </text:deletion>
        </text:changed-region>
        <text:changed-region xml:id="ct225254976" text:id="ct225254976">
          <text:insertion>
            <office:change-info>
              <dc:creator>Peter Camilleri</dc:creator>
              <dc:date>2015-04-25T13:25:00</dc:date>
            </office:change-info>
          </text:insertion>
        </text:changed-region>
        <text:changed-region xml:id="ct225255080" text:id="ct225255080">
          <text:insertion>
            <office:change-info>
              <dc:creator>Peter Camilleri</dc:creator>
              <dc:date>2015-04-25T13:25:00</dc:date>
            </office:change-info>
          </text:insertion>
        </text:changed-region>
        <text:changed-region xml:id="ct225255184" text:id="ct225255184">
          <text:insertion>
            <office:change-info>
              <dc:creator>Peter Camilleri</dc:creator>
              <dc:date>2015-04-25T13:25:00</dc:date>
            </office:change-info>
          </text:insertion>
        </text:changed-region>
        <text:changed-region xml:id="ct225255288" text:id="ct225255288">
          <text:insertion>
            <office:change-info>
              <dc:creator>Peter Camilleri</dc:creator>
              <dc:date>2015-04-25T13:25:00</dc:date>
            </office:change-info>
          </text:insertion>
        </text:changed-region>
        <text:changed-region xml:id="ct225255392" text:id="ct225255392">
          <text:insertion>
            <office:change-info>
              <dc:creator>Peter Camilleri</dc:creator>
              <dc:date>2015-04-25T13:25:00</dc:date>
            </office:change-info>
          </text:insertion>
        </text:changed-region>
        <text:changed-region xml:id="ct225255496" text:id="ct225255496">
          <text:insertion>
            <office:change-info>
              <dc:creator>Peter Camilleri</dc:creator>
              <dc:date>2015-04-25T13:27:00</dc:date>
            </office:change-info>
          </text:insertion>
        </text:changed-region>
        <text:changed-region xml:id="ct225255600" text:id="ct225255600">
          <text:insertion>
            <office:change-info>
              <dc:creator>Peter Camilleri</dc:creator>
              <dc:date>2015-04-25T13:27:00</dc:date>
            </office:change-info>
          </text:insertion>
        </text:changed-region>
        <text:changed-region xml:id="ct225255704" text:id="ct225255704">
          <text:deletion>
            <office:change-info>
              <dc:creator>Peter Camilleri</dc:creator>
              <dc:date>2015-04-25T13:29:00</dc:date>
            </office:change-info>
            <text:p text:style-name="Text_20_body">.gcd</text:p>
          </text:deletion>
        </text:changed-region>
        <text:changed-region xml:id="ct225255808" text:id="ct225255808">
          <text:insertion>
            <office:change-info>
              <dc:creator>Peter Camilleri</dc:creator>
              <dc:date>2015-04-25T13:25:00</dc:date>
            </office:change-info>
          </text:insertion>
        </text:changed-region>
        <text:changed-region xml:id="ct225255912" text:id="ct225255912">
          <text:deletion>
            <office:change-info>
              <dc:creator>Peter Camilleri</dc:creator>
              <dc:date>2015-04-25T13:31:00</dc:date>
            </office:change-info>
            <text:p text:style-name="Text_20_body">.lcm</text:p>
          </text:deletion>
        </text:changed-region>
        <text:changed-region xml:id="ct225256016" text:id="ct225256016">
          <text:insertion>
            <office:change-info>
              <dc:creator>Peter Camilleri</dc:creator>
              <dc:date>2015-04-25T13:25:00</dc:date>
            </office:change-info>
          </text:insertion>
        </text:changed-region>
        <text:changed-region xml:id="ct225256224" text:id="ct225256224">
          <text:deletion>
            <office:change-info>
              <dc:creator>Peter Camilleri</dc:creator>
              <dc:date>2015-04-25T13:37:00</dc:date>
            </office:change-info>
            <text:p text:style-name="Text_20_body">.odd?</text:p>
          </text:deletion>
        </text:changed-region>
        <text:changed-region xml:id="ct225256120" text:id="ct225256120">
          <text:deletion>
            <office:change-info>
              <dc:creator>Peter Camilleri</dc:creator>
              <dc:date>2015-04-25T13:39:00</dc:date>
            </office:change-info>
            <text:p text:style-name="Text_20_body"/>
            <text:p text:style-name="Text_20_body"/>
          </text:deletion>
        </text:changed-region>
        <text:changed-region xml:id="ct225256328" text:id="ct225256328">
          <text:insertion>
            <office:change-info>
              <dc:creator>Peter Camilleri</dc:creator>
              <dc:date>2015-04-25T13:25:00</dc:date>
            </office:change-info>
          </text:insertion>
        </text:changed-region>
        <text:changed-region xml:id="ct225256432" text:id="ct225256432">
          <text:deletion>
            <office:change-info>
              <dc:creator>Peter Camilleri</dc:creator>
              <dc:date>2015-04-25T13:41:00</dc:date>
            </office:change-info>
            <text:p text:style-name="Text_20_body">2*</text:p>
          </text:deletion>
        </text:changed-region>
        <text:changed-region xml:id="ct225256536" text:id="ct225256536">
          <text:insertion>
            <office:change-info>
              <dc:creator>Peter Camilleri</dc:creator>
              <dc:date>2015-04-25T13:24:00</dc:date>
            </office:change-info>
          </text:insertion>
        </text:changed-region>
        <text:changed-region xml:id="ct225256640" text:id="ct225256640">
          <text:insertion>
            <office:change-info>
              <dc:creator>Peter Camilleri</dc:creator>
              <dc:date>2015-04-25T13:25:00</dc:date>
            </office:change-info>
          </text:insertion>
        </text:changed-region>
        <text:changed-region xml:id="ct225256744" text:id="ct225256744">
          <text:insertion>
            <office:change-info>
              <dc:creator>Peter Camilleri</dc:creator>
              <dc:date>2015-04-25T13:42:00</dc:date>
            </office:change-info>
          </text:insertion>
        </text:changed-region>
        <text:changed-region xml:id="ct225256848" text:id="ct225256848">
          <text:insertion>
            <office:change-info>
              <dc:creator>Peter Camilleri</dc:creator>
              <dc:date>2015-04-25T13:25:00</dc:date>
            </office:change-info>
          </text:insertion>
        </text:changed-region>
        <text:changed-region xml:id="ct225256952" text:id="ct225256952">
          <text:insertion>
            <office:change-info>
              <dc:creator>Peter Camilleri</dc:creator>
              <dc:date>2015-04-25T13:25:00</dc:date>
            </office:change-info>
          </text:insertion>
        </text:changed-region>
        <text:changed-region xml:id="ct225257056" text:id="ct225257056">
          <text:insertion>
            <office:change-info>
              <dc:creator>Peter Camilleri</dc:creator>
              <dc:date>2015-04-25T13:42:00</dc:date>
            </office:change-info>
          </text:insertion>
        </text:changed-region>
        <text:changed-region xml:id="ct225257160" text:id="ct225257160">
          <text:insertion>
            <office:change-info>
              <dc:creator>Peter Camilleri</dc:creator>
              <dc:date>2015-04-25T13:42:00</dc:date>
            </office:change-info>
          </text:insertion>
        </text:changed-region>
        <text:changed-region xml:id="ct225257264" text:id="ct225257264">
          <text:deletion>
            <office:change-info>
              <dc:creator>Peter Camilleri</dc:creator>
              <dc:date>2015-04-25T13:42:00</dc:date>
            </office:change-info>
            <text:p text:style-name="Text_20_body">2/</text:p>
          </text:deletion>
        </text:changed-region>
        <text:changed-region xml:id="ct227015672" text:id="ct227015672">
          <text:insertion>
            <office:change-info>
              <dc:creator>Peter Camilleri</dc:creator>
              <dc:date>2015-04-25T13:25:00</dc:date>
            </office:change-info>
          </text:insertion>
        </text:changed-region>
        <text:changed-region xml:id="ct227015776" text:id="ct227015776">
          <text:deletion>
            <office:change-info>
              <dc:creator>Peter Camilleri</dc:creator>
              <dc:date>2015-04-25T13:46:00</dc:date>
            </office:change-info>
            <text:p text:style-name="Standard"/>
            <text:p text:style-name="Text_20_body">&lt;&lt;</text:p>
          </text:deletion>
        </text:changed-region>
        <text:changed-region xml:id="ct227015880" text:id="ct227015880">
          <text:insertion>
            <office:change-info>
              <dc:creator>Peter Camilleri</dc:creator>
              <dc:date>2015-04-25T13:25:00</dc:date>
            </office:change-info>
          </text:insertion>
        </text:changed-region>
        <text:changed-region xml:id="ct227015984" text:id="ct227015984">
          <text:deletion>
            <office:change-info>
              <dc:creator>Peter Camilleri</dc:creator>
              <dc:date>2015-04-25T13:55:00</dc:date>
            </office:change-info>
            <text:p text:style-name="Standard"/>
            <text:p text:style-name="Text_20_body">&gt;&gt;</text:p>
          </text:deletion>
        </text:changed-region>
        <text:changed-region xml:id="ct227016088" text:id="ct227016088">
          <text:insertion>
            <office:change-info>
              <dc:creator>Peter Camilleri</dc:creator>
              <dc:date>2015-04-25T13:25:00</dc:date>
            </office:change-info>
          </text:insertion>
        </text:changed-region>
        <text:changed-region xml:id="ct227016192" text:id="ct227016192">
          <text:deletion>
            <office:change-info>
              <dc:creator>Peter Camilleri</dc:creator>
              <dc:date>2015-04-25T14:29:00</dc:date>
            </office:change-info>
            <text:p text:style-name="Standard"/>
            <text:p text:style-name="Text_20_body">and</text:p>
          </text:deletion>
        </text:changed-region>
        <text:changed-region xml:id="ct227016296" text:id="ct227016296">
          <text:insertion>
            <office:change-info>
              <dc:creator>Peter Camilleri</dc:creator>
              <dc:date>2015-04-25T13:25:00</dc:date>
            </office:change-info>
          </text:insertion>
        </text:changed-region>
        <text:changed-region xml:id="ct227016400" text:id="ct227016400">
          <text:deletion>
            <office:change-info>
              <dc:creator>Peter Camilleri</dc:creator>
              <dc:date>2015-04-25T14:31:00</dc:date>
            </office:change-info>
            <text:p text:style-name="Text_20_body"/>
            <text:p text:style-name="Text_20_body">com</text:p>
          </text:deletion>
        </text:changed-region>
        <text:changed-region xml:id="ct227016504" text:id="ct227016504">
          <text:insertion>
            <office:change-info>
              <dc:creator>Peter Camilleri</dc:creator>
              <dc:date>2015-04-25T13:25:00</dc:date>
            </office:change-info>
          </text:insertion>
        </text:changed-region>
        <text:changed-region xml:id="ct227016608" text:id="ct227016608">
          <text:deletion>
            <office:change-info>
              <dc:creator>Peter Camilleri</dc:creator>
              <dc:date>2015-04-25T14:33:00</dc:date>
            </office:change-info>
            <text:p text:style-name="Text_20_body"/>
            <text:p text:style-name="Text_20_body">or</text:p>
          </text:deletion>
        </text:changed-region>
        <text:changed-region xml:id="ct227016712" text:id="ct227016712">
          <text:insertion>
            <office:change-info>
              <dc:creator>Peter Camilleri</dc:creator>
              <dc:date>2015-04-25T13:25:00</dc:date>
            </office:change-info>
          </text:insertion>
        </text:changed-region>
        <text:changed-region xml:id="ct227016816" text:id="ct227016816">
          <text:insertion>
            <office:change-info>
              <dc:creator>Peter Camilleri</dc:creator>
              <dc:date>2015-04-25T14:34:00</dc:date>
            </office:change-info>
          </text:insertion>
        </text:changed-region>
        <text:changed-region xml:id="ct227016920" text:id="ct227016920">
          <text:insertion>
            <office:change-info>
              <dc:creator>Peter Camilleri</dc:creator>
              <dc:date>2015-04-25T13:25:00</dc:date>
            </office:change-info>
          </text:insertion>
        </text:changed-region>
        <text:changed-region xml:id="ct227017024" text:id="ct227017024">
          <text:insertion>
            <office:change-info>
              <dc:creator>Peter Camilleri</dc:creator>
              <dc:date>2015-04-25T13:25:00</dc:date>
            </office:change-info>
          </text:insertion>
        </text:changed-region>
        <text:changed-region xml:id="ct227017128" text:id="ct227017128">
          <text:insertion>
            <office:change-info>
              <dc:creator>Peter Camilleri</dc:creator>
              <dc:date>2015-04-25T14:35:00</dc:date>
            </office:change-info>
          </text:insertion>
        </text:changed-region>
        <text:changed-region xml:id="ct227017232" text:id="ct227017232">
          <text:insertion>
            <office:change-info>
              <dc:creator>Peter Camilleri</dc:creator>
              <dc:date>2015-04-25T14:35:00</dc:date>
            </office:change-info>
          </text:insertion>
        </text:changed-region>
        <text:changed-region xml:id="ct227017336" text:id="ct227017336">
          <text:deletion>
            <office:change-info>
              <dc:creator>Peter Camilleri</dc:creator>
              <dc:date>2015-04-25T14:35:00</dc:date>
            </office:change-info>
            <text:p text:style-name="Standard"/>
            <text:p text:style-name="Text_20_body">xor</text:p>
          </text:deletion>
        </text:changed-region>
        <text:changed-region xml:id="ct227017440" text:id="ct227017440">
          <text:insertion>
            <office:change-info>
              <dc:creator>Peter Camilleri</dc:creator>
              <dc:date>2015-04-25T13:25:00</dc:date>
            </office:change-info>
          </text:insertion>
        </text:changed-region>
        <text:changed-region xml:id="ct227017544" text:id="ct227017544">
          <text:insertion>
            <office:change-info>
              <dc:creator>Peter Camilleri</dc:creator>
              <dc:date>2015-04-25T15:11:00</dc:date>
            </office:change-info>
          </text:insertion>
        </text:changed-region>
        <text:changed-region xml:id="ct227017648" text:id="ct227017648">
          <text:insertion>
            <office:change-info>
              <dc:creator>Peter Camilleri</dc:creator>
              <dc:date>2015-04-25T15:09:00</dc:date>
            </office:change-info>
          </text:insertion>
        </text:changed-region>
        <text:changed-region xml:id="ct227017752" text:id="ct227017752">
          <text:insertion>
            <office:change-info>
              <dc:creator>Peter Camilleri</dc:creator>
              <dc:date>2015-04-25T15:09:00</dc:date>
            </office:change-info>
          </text:insertion>
        </text:changed-region>
        <text:changed-region xml:id="ct227017856" text:id="ct227017856">
          <text:insertion>
            <office:change-info>
              <dc:creator>Peter Camilleri</dc:creator>
              <dc:date>2015-04-25T15:09:00</dc:date>
            </office:change-info>
          </text:insertion>
        </text:changed-region>
        <text:changed-region xml:id="ct227017960" text:id="ct227017960">
          <text:insertion>
            <office:change-info>
              <dc:creator>Peter Camilleri</dc:creator>
              <dc:date>2015-04-25T15:10:00</dc:date>
            </office:change-info>
          </text:insertion>
        </text:changed-region>
        <text:changed-region xml:id="ct227018064" text:id="ct227018064">
          <text:insertion>
            <office:change-info>
              <dc:creator>Peter Camilleri</dc:creator>
              <dc:date>2015-04-25T15:10:00</dc:date>
            </office:change-info>
          </text:insertion>
        </text:changed-region>
        <text:changed-region xml:id="ct227018168" text:id="ct227018168">
          <text:insertion>
            <office:change-info>
              <dc:creator>Peter Camilleri</dc:creator>
              <dc:date>2015-04-25T15:10:00</dc:date>
            </office:change-info>
          </text:insertion>
        </text:changed-region>
        <text:changed-region xml:id="ct227018272" text:id="ct227018272">
          <text:insertion>
            <office:change-info>
              <dc:creator>Peter Camilleri</dc:creator>
              <dc:date>2015-04-25T15:10:00</dc:date>
            </office:change-info>
          </text:insertion>
        </text:changed-region>
        <text:changed-region xml:id="ct227018376" text:id="ct227018376">
          <text:insertion>
            <office:change-info>
              <dc:creator>Peter Camilleri</dc:creator>
              <dc:date>2015-04-25T15:10:00</dc:date>
            </office:change-info>
          </text:insertion>
        </text:changed-region>
        <text:changed-region xml:id="ct227018480" text:id="ct227018480">
          <text:insertion>
            <office:change-info>
              <dc:creator>Peter Camilleri</dc:creator>
              <dc:date>2015-04-25T15:10:00</dc:date>
            </office:change-info>
          </text:insertion>
        </text:changed-region>
        <text:changed-region xml:id="ct227018584" text:id="ct227018584">
          <text:insertion>
            <office:change-info>
              <dc:creator>Peter Camilleri</dc:creator>
              <dc:date>2015-04-25T15:10:00</dc:date>
            </office:change-info>
          </text:insertion>
        </text:changed-region>
        <text:changed-region xml:id="ct227018688" text:id="ct227018688">
          <text:insertion>
            <office:change-info>
              <dc:creator>Peter Camilleri</dc:creator>
              <dc:date>2015-04-25T15:10:00</dc:date>
            </office:change-info>
          </text:insertion>
        </text:changed-region>
        <text:changed-region xml:id="ct227018792" text:id="ct227018792">
          <text:deletion>
            <office:change-info>
              <dc:creator>Peter Camilleri</dc:creator>
              <dc:date>2015-04-25T17:35:00</dc:date>
            </office:change-info>
            <text:p text:style-name="P1">Ipsum lorem</text:p>
          </text:deletion>
        </text:changed-region>
        <text:changed-region xml:id="ct227018896" text:id="ct227018896">
          <text:insertion>
            <office:change-info>
              <dc:creator>Peter Camilleri</dc:creator>
              <dc:date>2015-04-25T17:35:00</dc:date>
            </office:change-info>
          </text:insertion>
        </text:changed-region>
        <text:changed-region xml:id="ct227019000" text:id="ct227019000">
          <text:insertion>
            <office:change-info>
              <dc:creator>Peter Camilleri</dc:creator>
              <dc:date>2015-04-25T17:36:00</dc:date>
            </office:change-info>
          </text:insertion>
        </text:changed-region>
        <text:changed-region xml:id="ct227019104" text:id="ct227019104">
          <text:insertion>
            <office:change-info>
              <dc:creator>Peter Camilleri</dc:creator>
              <dc:date>2015-04-25T17:37:00</dc:date>
            </office:change-info>
          </text:insertion>
        </text:changed-region>
        <text:changed-region xml:id="ct227019208" text:id="ct227019208">
          <text:insertion>
            <office:change-info>
              <dc:creator>Peter Camilleri</dc:creator>
              <dc:date>2015-04-25T18:11:00</dc:date>
            </office:change-info>
          </text:insertion>
        </text:changed-region>
        <text:changed-region xml:id="ct227019312" text:id="ct227019312">
          <text:insertion>
            <office:change-info>
              <dc:creator>Peter Camilleri</dc:creator>
              <dc:date>2015-04-25T18:12:00</dc:date>
            </office:change-info>
          </text:insertion>
        </text:changed-region>
        <text:changed-region xml:id="ct227019416" text:id="ct227019416">
          <text:insertion>
            <office:change-info>
              <dc:creator>Peter Camilleri</dc:creator>
              <dc:date>2015-04-25T18:14:00</dc:date>
            </office:change-info>
          </text:insertion>
        </text:changed-region>
        <text:changed-region xml:id="ct227036152" text:id="ct227036152">
          <text:insertion>
            <office:change-info>
              <dc:creator>Peter Camilleri</dc:creator>
              <dc:date>2015-04-25T18:13:00</dc:date>
            </office:change-info>
          </text:insertion>
        </text:changed-region>
        <text:changed-region xml:id="ct227036256" text:id="ct227036256">
          <text:deletion>
            <office:change-info>
              <dc:creator>Peter Camilleri</dc:creator>
              <dc:date>2015-04-25T17:45:00</dc:date>
            </office:change-info>
            <text:p text:style-name="Text_20_body"/>
            <text:p text:style-name="Text_20_body">*</text:p>
          </text:deletion>
        </text:changed-region>
        <text:changed-region xml:id="ct227036360" text:id="ct227036360">
          <text:insertion>
            <office:change-info>
              <dc:creator>Peter Camilleri</dc:creator>
              <dc:date>2015-04-25T17:38:00</dc:date>
            </office:change-info>
          </text:insertion>
        </text:changed-region>
        <text:changed-region xml:id="ct227036464" text:id="ct227036464">
          <text:deletion>
            <office:change-info>
              <dc:creator>Peter Camilleri</dc:creator>
              <dc:date>2015-04-25T18:16:00</dc:date>
            </office:change-info>
            <text:p text:style-name="Standard"/>
            <text:p text:style-name="Text_20_body">**</text:p>
          </text:deletion>
        </text:changed-region>
        <text:changed-region xml:id="ct227036568" text:id="ct227036568">
          <text:insertion>
            <office:change-info>
              <dc:creator>Peter Camilleri</dc:creator>
              <dc:date>2015-04-25T17:38:00</dc:date>
            </office:change-info>
          </text:insertion>
        </text:changed-region>
        <text:changed-region xml:id="ct227036672" text:id="ct227036672">
          <text:insertion>
            <office:change-info>
              <dc:creator>Peter Camilleri</dc:creator>
              <dc:date>2015-04-25T22:45:00</dc:date>
            </office:change-info>
          </text:insertion>
        </text:changed-region>
        <text:changed-region xml:id="ct227036776" text:id="ct227036776">
          <text:insertion>
            <office:change-info>
              <dc:creator>Peter Camilleri</dc:creator>
              <dc:date>2015-04-25T22:46:00</dc:date>
            </office:change-info>
          </text:insertion>
        </text:changed-region>
        <text:changed-region xml:id="ct227036880" text:id="ct227036880">
          <text:insertion>
            <office:change-info>
              <dc:creator>Peter Camilleri</dc:creator>
              <dc:date>2015-04-25T17:38:00</dc:date>
            </office:change-info>
          </text:insertion>
        </text:changed-region>
        <text:changed-region xml:id="ct227036984" text:id="ct227036984">
          <text:insertion>
            <office:change-info>
              <dc:creator>Peter Camilleri</dc:creator>
              <dc:date>2015-04-25T17:38:00</dc:date>
            </office:change-info>
          </text:insertion>
        </text:changed-region>
        <text:changed-region xml:id="ct227037088" text:id="ct227037088">
          <text:insertion>
            <office:change-info>
              <dc:creator>Peter Camilleri</dc:creator>
              <dc:date>2015-04-25T17:38:00</dc:date>
            </office:change-info>
          </text:insertion>
        </text:changed-region>
        <text:changed-region xml:id="ct227037192" text:id="ct227037192">
          <text:insertion>
            <office:change-info>
              <dc:creator>Peter Camilleri</dc:creator>
              <dc:date>2015-04-25T17:38:00</dc:date>
            </office:change-info>
          </text:insertion>
        </text:changed-region>
        <text:changed-region xml:id="ct227037296" text:id="ct227037296">
          <text:insertion>
            <office:change-info>
              <dc:creator>Peter Camilleri</dc:creator>
              <dc:date>2015-04-25T17:38:00</dc:date>
            </office:change-info>
          </text:insertion>
        </text:changed-region>
        <text:changed-region xml:id="ct227037400" text:id="ct227037400">
          <text:insertion>
            <office:change-info>
              <dc:creator>Peter Camilleri</dc:creator>
              <dc:date>2015-04-25T17:38:00</dc:date>
            </office:change-info>
          </text:insertion>
        </text:changed-region>
        <text:changed-region xml:id="ct227037504" text:id="ct227037504">
          <text:insertion>
            <office:change-info>
              <dc:creator>Peter Camilleri</dc:creator>
              <dc:date>2015-04-25T17:38:00</dc:date>
            </office:change-info>
          </text:insertion>
        </text:changed-region>
        <text:changed-region xml:id="ct227037608" text:id="ct227037608">
          <text:insertion>
            <office:change-info>
              <dc:creator>Peter Camilleri</dc:creator>
              <dc:date>2015-04-25T22:38:00</dc:date>
            </office:change-info>
          </text:insertion>
        </text:changed-region>
        <text:changed-region xml:id="ct227037712" text:id="ct227037712">
          <text:insertion>
            <office:change-info>
              <dc:creator>Peter Camilleri</dc:creator>
              <dc:date>2015-04-25T22:38:00</dc:date>
            </office:change-info>
          </text:insertion>
        </text:changed-region>
        <text:changed-region xml:id="ct227037816" text:id="ct227037816">
          <text:deletion>
            <office:change-info>
              <dc:creator>Peter Camilleri</dc:creator>
              <dc:date>2015-04-25T22:48:00</dc:date>
            </office:change-info>
            <text:p text:style-name="Text_20_body">+</text:p>
          </text:deletion>
        </text:changed-region>
        <text:changed-region xml:id="ct227037920" text:id="ct227037920">
          <text:insertion>
            <office:change-info>
              <dc:creator>Peter Camilleri</dc:creator>
              <dc:date>2015-04-25T17:38:00</dc:date>
            </office:change-info>
          </text:insertion>
        </text:changed-region>
        <text:changed-region xml:id="ct227038024" text:id="ct227038024">
          <text:insertion>
            <office:change-info>
              <dc:creator>Peter Camilleri</dc:creator>
              <dc:date>2015-04-25T17:38:00</dc:date>
            </office:change-info>
          </text:insertion>
        </text:changed-region>
        <text:changed-region xml:id="ct227038128" text:id="ct227038128">
          <text:insertion>
            <office:change-info>
              <dc:creator>Peter Camilleri</dc:creator>
              <dc:date>2015-04-25T17:38:00</dc:date>
            </office:change-info>
          </text:insertion>
        </text:changed-region>
        <text:changed-region xml:id="ct227038232" text:id="ct227038232">
          <text:insertion>
            <office:change-info>
              <dc:creator>Peter Camilleri</dc:creator>
              <dc:date>2015-04-25T17:38:00</dc:date>
            </office:change-info>
          </text:insertion>
        </text:changed-region>
        <text:changed-region xml:id="ct227038336" text:id="ct227038336">
          <text:insertion>
            <office:change-info>
              <dc:creator>Peter Camilleri</dc:creator>
              <dc:date>2015-04-25T17:38:00</dc:date>
            </office:change-info>
          </text:insertion>
        </text:changed-region>
        <text:changed-region xml:id="ct227038440" text:id="ct227038440">
          <text:insertion>
            <office:change-info>
              <dc:creator>Peter Camilleri</dc:creator>
              <dc:date>2015-04-26T10:10:00</dc:date>
            </office:change-info>
          </text:insertion>
        </text:changed-region>
        <text:changed-region xml:id="ct227038544" text:id="ct227038544">
          <text:insertion>
            <office:change-info>
              <dc:creator>Peter Camilleri</dc:creator>
              <dc:date>2015-04-26T10:10:00</dc:date>
            </office:change-info>
          </text:insertion>
        </text:changed-region>
        <text:changed-region xml:id="ct227038648" text:id="ct227038648">
          <text:insertion>
            <office:change-info>
              <dc:creator>Peter Camilleri</dc:creator>
              <dc:date>2015-04-25T17:38:00</dc:date>
            </office:change-info>
          </text:insertion>
        </text:changed-region>
        <text:changed-region xml:id="ct227038752" text:id="ct227038752">
          <text:insertion>
            <office:change-info>
              <dc:creator>Peter Camilleri</dc:creator>
              <dc:date>2015-04-26T10:09:00</dc:date>
            </office:change-info>
          </text:insertion>
        </text:changed-region>
        <text:changed-region xml:id="ct227038856" text:id="ct227038856">
          <text:insertion>
            <office:change-info>
              <dc:creator>Peter Camilleri</dc:creator>
              <dc:date>2015-04-26T10:09:00</dc:date>
            </office:change-info>
          </text:insertion>
        </text:changed-region>
        <text:changed-region xml:id="ct227038960" text:id="ct227038960">
          <text:insertion>
            <office:change-info>
              <dc:creator>Peter Camilleri</dc:creator>
              <dc:date>2015-04-26T10:09:00</dc:date>
            </office:change-info>
          </text:insertion>
        </text:changed-region>
        <text:changed-region xml:id="ct227039064" text:id="ct227039064">
          <text:insertion>
            <office:change-info>
              <dc:creator>Peter Camilleri</dc:creator>
              <dc:date>2015-04-26T10:11:00</dc:date>
            </office:change-info>
          </text:insertion>
        </text:changed-region>
        <text:changed-region xml:id="ct227039168" text:id="ct227039168">
          <text:insertion>
            <office:change-info>
              <dc:creator>Peter Camilleri</dc:creator>
              <dc:date>2015-04-26T10:10:00</dc:date>
            </office:change-info>
          </text:insertion>
        </text:changed-region>
        <text:changed-region xml:id="ct227039272" text:id="ct227039272">
          <text:deletion>
            <office:change-info>
              <dc:creator>Peter Camilleri</dc:creator>
              <dc:date>2015-04-25T22:49:00</dc:date>
            </office:change-info>
            <text:p text:style-name="Text_20_body"/>
            <text:p text:style-name="Text_20_body">-</text:p>
          </text:deletion>
        </text:changed-region>
        <text:changed-region xml:id="ct227039376" text:id="ct227039376">
          <text:insertion>
            <office:change-info>
              <dc:creator>Peter Camilleri</dc:creator>
              <dc:date>2015-04-25T17:38:00</dc:date>
            </office:change-info>
          </text:insertion>
        </text:changed-region>
        <text:changed-region xml:id="ct227039584" text:id="ct227039584">
          <text:deletion>
            <office:change-info>
              <dc:creator>Peter Camilleri</dc:creator>
              <dc:date>2015-04-25T22:50:00</dc:date>
            </office:change-info>
            <text:p text:style-name="Text_20_body"/>
            <text:p text:style-name="Text_20_body"/>
          </text:deletion>
        </text:changed-region>
        <text:changed-region xml:id="ct227039480" text:id="ct227039480">
          <text:deletion>
            <office:change-info>
              <dc:creator>Peter Camilleri</dc:creator>
              <dc:date>2015-04-25T22:49:00</dc:date>
            </office:change-info>
            <text:p text:style-name="Text_20_body">.1/x</text:p>
          </text:deletion>
        </text:changed-region>
        <text:changed-region xml:id="ct227039688" text:id="ct227039688">
          <text:insertion>
            <office:change-info>
              <dc:creator>Peter Camilleri</dc:creator>
              <dc:date>2015-04-25T17:38:00</dc:date>
            </office:change-info>
          </text:insertion>
        </text:changed-region>
        <text:changed-region xml:id="ct227039792" text:id="ct227039792">
          <text:deletion>
            <office:change-info>
              <dc:creator>Peter Camilleri</dc:creator>
              <dc:date>2015-04-25T22:52:00</dc:date>
            </office:change-info>
            <text:p text:style-name="Text_20_body"/>
            <text:p text:style-name="Text_20_body">.10**</text:p>
          </text:deletion>
        </text:changed-region>
        <text:changed-region xml:id="ct227039896" text:id="ct227039896">
          <text:insertion>
            <office:change-info>
              <dc:creator>Peter Camilleri</dc:creator>
              <dc:date>2015-04-25T17:38:00</dc:date>
            </office:change-info>
          </text:insertion>
        </text:changed-region>
        <text:changed-region xml:id="ct227040000" text:id="ct227040000">
          <text:deletion>
            <office:change-info>
              <dc:creator>Peter Camilleri</dc:creator>
              <dc:date>2015-04-25T23:06:00</dc:date>
            </office:change-info>
            <text:p text:style-name="Text_20_body"/>
            <text:p text:style-name="Text_20_body">.2**</text:p>
          </text:deletion>
        </text:changed-region>
        <text:changed-region xml:id="ct227040104" text:id="ct227040104">
          <text:insertion>
            <office:change-info>
              <dc:creator>Peter Camilleri</dc:creator>
              <dc:date>2015-04-25T17:38:00</dc:date>
            </office:change-info>
          </text:insertion>
        </text:changed-region>
        <text:changed-region xml:id="ct227044360" text:id="ct227044360">
          <text:deletion>
            <office:change-info>
              <dc:creator>Peter Camilleri</dc:creator>
              <dc:date>2015-04-25T23:07:00</dc:date>
            </office:change-info>
            <text:p text:style-name="Text_20_body"/>
            <text:p text:style-name="Text_20_body"/>
          </text:deletion>
        </text:changed-region>
        <text:changed-region xml:id="ct227044256" text:id="ct227044256">
          <text:deletion>
            <office:change-info>
              <dc:creator>Peter Camilleri</dc:creator>
              <dc:date>2015-04-25T23:06:00</dc:date>
            </office:change-info>
            <text:p text:style-name="Text_20_body">.abs</text:p>
          </text:deletion>
        </text:changed-region>
        <text:changed-region xml:id="ct227044464" text:id="ct227044464">
          <text:insertion>
            <office:change-info>
              <dc:creator>Peter Camilleri</dc:creator>
              <dc:date>2015-04-25T17:38:00</dc:date>
            </office:change-info>
          </text:insertion>
        </text:changed-region>
        <text:changed-region xml:id="ct227044568" text:id="ct227044568">
          <text:deletion>
            <office:change-info>
              <dc:creator>Peter Camilleri</dc:creator>
              <dc:date>2015-04-25T23:07:00</dc:date>
            </office:change-info>
            <text:p text:style-name="Text_20_body"/>
            <text:p text:style-name="Text_20_body">.acos</text:p>
          </text:deletion>
        </text:changed-region>
        <text:changed-region xml:id="ct227044672" text:id="ct227044672">
          <text:insertion>
            <office:change-info>
              <dc:creator>Peter Camilleri</dc:creator>
              <dc:date>2015-04-25T17:38:00</dc:date>
            </office:change-info>
          </text:insertion>
        </text:changed-region>
        <text:changed-region xml:id="ct227045088" text:id="ct227045088">
          <text:insertion>
            <office:change-info>
              <dc:creator>Peter Camilleri</dc:creator>
              <dc:date>2015-04-26T13:39:00</dc:date>
            </office:change-info>
          </text:insertion>
        </text:changed-region>
        <text:changed-region xml:id="ct227045192" text:id="ct227045192">
          <text:insertion>
            <office:change-info>
              <dc:creator>Peter Camilleri</dc:creator>
              <dc:date>2015-04-26T13:38:00</dc:date>
            </office:change-info>
          </text:insertion>
        </text:changed-region>
        <text:changed-region xml:id="ct227045296" text:id="ct227045296">
          <text:insertion>
            <office:change-info>
              <dc:creator>Peter Camilleri</dc:creator>
              <dc:date>2015-04-25T17:38:00</dc:date>
            </office:change-info>
          </text:insertion>
        </text:changed-region>
        <text:changed-region xml:id="ct227045400" text:id="ct227045400">
          <text:insertion>
            <office:change-info>
              <dc:creator>Peter Camilleri</dc:creator>
              <dc:date>2015-04-25T17:38:00</dc:date>
            </office:change-info>
          </text:insertion>
        </text:changed-region>
        <text:changed-region xml:id="ct227045504" text:id="ct227045504">
          <text:insertion>
            <office:change-info>
              <dc:creator>Peter Camilleri</dc:creator>
              <dc:date>2015-04-26T13:45:00</dc:date>
            </office:change-info>
          </text:insertion>
        </text:changed-region>
        <text:changed-region xml:id="ct227045608" text:id="ct227045608">
          <text:insertion>
            <office:change-info>
              <dc:creator>Peter Camilleri</dc:creator>
              <dc:date>2015-04-26T13:45:00</dc:date>
            </office:change-info>
          </text:insertion>
        </text:changed-region>
        <text:changed-region xml:id="ct227045712" text:id="ct227045712">
          <text:insertion>
            <office:change-info>
              <dc:creator>Peter Camilleri</dc:creator>
              <dc:date>2015-04-26T13:45:00</dc:date>
            </office:change-info>
          </text:insertion>
        </text:changed-region>
        <text:changed-region xml:id="ct227045816" text:id="ct227045816">
          <text:insertion>
            <office:change-info>
              <dc:creator>Peter Camilleri</dc:creator>
              <dc:date>2015-04-26T13:45:00</dc:date>
            </office:change-info>
          </text:insertion>
        </text:changed-region>
        <text:changed-region xml:id="ct227045920" text:id="ct227045920">
          <text:deletion>
            <office:change-info>
              <dc:creator>Peter Camilleri</dc:creator>
              <dc:date>2015-04-25T23:09:00</dc:date>
            </office:change-info>
            <text:p text:style-name="Text_20_body"/>
            <text:p text:style-name="Text_20_body">.acosh</text:p>
          </text:deletion>
        </text:changed-region>
        <text:changed-region xml:id="ct227046232" text:id="ct227046232">
          <text:insertion>
            <office:change-info>
              <dc:creator>Peter Camilleri</dc:creator>
              <dc:date>2015-04-25T17:38:00</dc:date>
            </office:change-info>
          </text:insertion>
        </text:changed-region>
        <text:changed-region xml:id="ct227046336" text:id="ct227046336">
          <text:insertion>
            <office:change-info>
              <dc:creator>Peter Camilleri</dc:creator>
              <dc:date>2015-04-25T17:38:00</dc:date>
            </office:change-info>
          </text:insertion>
        </text:changed-region>
        <text:changed-region xml:id="ct227046440" text:id="ct227046440">
          <text:insertion>
            <office:change-info>
              <dc:creator>Peter Camilleri</dc:creator>
              <dc:date>2015-04-25T17:38:00</dc:date>
            </office:change-info>
          </text:insertion>
        </text:changed-region>
        <text:changed-region xml:id="ct227046544" text:id="ct227046544">
          <text:deletion>
            <office:change-info>
              <dc:creator>Peter Camilleri</dc:creator>
              <dc:date>2015-04-25T23:09:00</dc:date>
            </office:change-info>
            <text:p text:style-name="Text_20_body"/>
            <text:p text:style-name="Text_20_body">.angle</text:p>
          </text:deletion>
        </text:changed-region>
        <text:changed-region xml:id="ct227046648" text:id="ct227046648">
          <text:insertion>
            <office:change-info>
              <dc:creator>Peter Camilleri</dc:creator>
              <dc:date>2015-04-25T17:38:00</dc:date>
            </office:change-info>
          </text:insertion>
        </text:changed-region>
        <text:changed-region xml:id="ct227046752" text:id="ct227046752">
          <text:insertion>
            <office:change-info>
              <dc:creator>Peter Camilleri</dc:creator>
              <dc:date>2015-04-25T17:38:00</dc:date>
            </office:change-info>
          </text:insertion>
        </text:changed-region>
        <text:changed-region xml:id="ct227046856" text:id="ct227046856">
          <text:insertion>
            <office:change-info>
              <dc:creator>Peter Camilleri</dc:creator>
              <dc:date>2015-04-25T17:38:00</dc:date>
            </office:change-info>
          </text:insertion>
        </text:changed-region>
        <text:changed-region xml:id="ct227046960" text:id="ct227046960">
          <text:insertion>
            <office:change-info>
              <dc:creator>Peter Camilleri</dc:creator>
              <dc:date>2015-04-25T17:38:00</dc:date>
            </office:change-info>
          </text:insertion>
        </text:changed-region>
        <text:changed-region xml:id="ct227047064" text:id="ct227047064">
          <text:deletion>
            <office:change-info>
              <dc:creator>Peter Camilleri</dc:creator>
              <dc:date>2015-04-25T23:09:00</dc:date>
            </office:change-info>
            <text:p text:style-name="Text_20_body"/>
            <text:p text:style-name="Text_20_body">.asin</text:p>
          </text:deletion>
        </text:changed-region>
        <text:changed-region xml:id="ct227047168" text:id="ct227047168">
          <text:insertion>
            <office:change-info>
              <dc:creator>Peter Camilleri</dc:creator>
              <dc:date>2015-04-25T17:38:00</dc:date>
            </office:change-info>
          </text:insertion>
        </text:changed-region>
        <text:changed-region xml:id="ct227047272" text:id="ct227047272">
          <text:insertion>
            <office:change-info>
              <dc:creator>Peter Camilleri</dc:creator>
              <dc:date>2015-04-25T17:38:00</dc:date>
            </office:change-info>
          </text:insertion>
        </text:changed-region>
        <text:changed-region xml:id="ct227047376" text:id="ct227047376">
          <text:insertion>
            <office:change-info>
              <dc:creator>Peter Camilleri</dc:creator>
              <dc:date>2015-04-25T17:38:00</dc:date>
            </office:change-info>
          </text:insertion>
        </text:changed-region>
        <text:changed-region xml:id="ct227047480" text:id="ct227047480">
          <text:insertion>
            <office:change-info>
              <dc:creator>Peter Camilleri</dc:creator>
              <dc:date>2015-04-25T17:38:00</dc:date>
            </office:change-info>
          </text:insertion>
        </text:changed-region>
        <text:changed-region xml:id="ct227047584" text:id="ct227047584">
          <text:insertion>
            <office:change-info>
              <dc:creator>Peter Camilleri</dc:creator>
              <dc:date>2015-04-25T17:38:00</dc:date>
            </office:change-info>
          </text:insertion>
        </text:changed-region>
        <text:changed-region xml:id="ct227047688" text:id="ct227047688">
          <text:deletion>
            <office:change-info>
              <dc:creator>Peter Camilleri</dc:creator>
              <dc:date>2015-04-25T23:09:00</dc:date>
            </office:change-info>
            <text:p text:style-name="Text_20_body"/>
            <text:p text:style-name="Text_20_body">.asinh</text:p>
          </text:deletion>
        </text:changed-region>
        <text:changed-region xml:id="ct227047792" text:id="ct227047792">
          <text:insertion>
            <office:change-info>
              <dc:creator>Peter Camilleri</dc:creator>
              <dc:date>2015-04-25T17:38:00</dc:date>
            </office:change-info>
          </text:insertion>
        </text:changed-region>
        <text:changed-region xml:id="ct227047896" text:id="ct227047896">
          <text:insertion>
            <office:change-info>
              <dc:creator>Peter Camilleri</dc:creator>
              <dc:date>2015-04-25T17:38:00</dc:date>
            </office:change-info>
          </text:insertion>
        </text:changed-region>
        <text:changed-region xml:id="ct227048000" text:id="ct227048000">
          <text:insertion>
            <office:change-info>
              <dc:creator>Peter Camilleri</dc:creator>
              <dc:date>2015-04-25T17:38:00</dc:date>
            </office:change-info>
          </text:insertion>
        </text:changed-region>
        <text:changed-region xml:id="ct227048104" text:id="ct227048104">
          <text:insertion>
            <office:change-info>
              <dc:creator>Peter Camilleri</dc:creator>
              <dc:date>2015-04-25T17:38:00</dc:date>
            </office:change-info>
          </text:insertion>
        </text:changed-region>
        <text:changed-region xml:id="ct227048208" text:id="ct227048208">
          <text:insertion>
            <office:change-info>
              <dc:creator>Peter Camilleri</dc:creator>
              <dc:date>2015-04-25T17:38:00</dc:date>
            </office:change-info>
          </text:insertion>
        </text:changed-region>
        <text:changed-region xml:id="ct227113888" text:id="ct227113888">
          <text:deletion>
            <office:change-info>
              <dc:creator>Peter Camilleri</dc:creator>
              <dc:date>2015-04-25T23:10:00</dc:date>
            </office:change-info>
            <text:p text:style-name="Text_20_body"/>
            <text:p text:style-name="Text_20_body">.atan</text:p>
          </text:deletion>
        </text:changed-region>
        <text:changed-region xml:id="ct227113992" text:id="ct227113992">
          <text:insertion>
            <office:change-info>
              <dc:creator>Peter Camilleri</dc:creator>
              <dc:date>2015-04-25T17:38:00</dc:date>
            </office:change-info>
          </text:insertion>
        </text:changed-region>
        <text:changed-region xml:id="ct227114096" text:id="ct227114096">
          <text:insertion>
            <office:change-info>
              <dc:creator>Peter Camilleri</dc:creator>
              <dc:date>2015-04-25T17:38:00</dc:date>
            </office:change-info>
          </text:insertion>
        </text:changed-region>
        <text:changed-region xml:id="ct227114200" text:id="ct227114200">
          <text:insertion>
            <office:change-info>
              <dc:creator>Peter Camilleri</dc:creator>
              <dc:date>2015-04-25T17:38:00</dc:date>
            </office:change-info>
          </text:insertion>
        </text:changed-region>
        <text:changed-region xml:id="ct227114304" text:id="ct227114304">
          <text:insertion>
            <office:change-info>
              <dc:creator>Peter Camilleri</dc:creator>
              <dc:date>2015-04-25T17:38:00</dc:date>
            </office:change-info>
          </text:insertion>
        </text:changed-region>
        <text:changed-region xml:id="ct227114408" text:id="ct227114408">
          <text:insertion>
            <office:change-info>
              <dc:creator>Peter Camilleri</dc:creator>
              <dc:date>2015-04-25T17:38:00</dc:date>
            </office:change-info>
          </text:insertion>
        </text:changed-region>
        <text:changed-region xml:id="ct227114512" text:id="ct227114512">
          <text:deletion>
            <office:change-info>
              <dc:creator>Peter Camilleri</dc:creator>
              <dc:date>2015-04-25T23:10:00</dc:date>
            </office:change-info>
            <text:p text:style-name="Text_20_body"/>
            <text:p text:style-name="Text_20_body">.atan2</text:p>
          </text:deletion>
        </text:changed-region>
        <text:changed-region xml:id="ct227114616" text:id="ct227114616">
          <text:insertion>
            <office:change-info>
              <dc:creator>Peter Camilleri</dc:creator>
              <dc:date>2015-04-25T17:38:00</dc:date>
            </office:change-info>
          </text:insertion>
        </text:changed-region>
        <text:changed-region xml:id="ct227114720" text:id="ct227114720">
          <text:insertion>
            <office:change-info>
              <dc:creator>Peter Camilleri</dc:creator>
              <dc:date>2015-04-25T17:38:00</dc:date>
            </office:change-info>
          </text:insertion>
        </text:changed-region>
        <text:changed-region xml:id="ct227114824" text:id="ct227114824">
          <text:insertion>
            <office:change-info>
              <dc:creator>Peter Camilleri</dc:creator>
              <dc:date>2015-04-25T17:38:00</dc:date>
            </office:change-info>
          </text:insertion>
        </text:changed-region>
        <text:changed-region xml:id="ct227114928" text:id="ct227114928">
          <text:insertion>
            <office:change-info>
              <dc:creator>Peter Camilleri</dc:creator>
              <dc:date>2015-04-25T17:38:00</dc:date>
            </office:change-info>
          </text:insertion>
        </text:changed-region>
        <text:changed-region xml:id="ct227115032" text:id="ct227115032">
          <text:insertion>
            <office:change-info>
              <dc:creator>Peter Camilleri</dc:creator>
              <dc:date>2015-04-25T17:38:00</dc:date>
            </office:change-info>
          </text:insertion>
        </text:changed-region>
        <text:changed-region xml:id="ct227115240" text:id="ct227115240">
          <text:deletion>
            <office:change-info>
              <dc:creator>Peter Camilleri</dc:creator>
              <dc:date>2015-04-25T23:12:00</dc:date>
            </office:change-info>
            <text:p text:style-name="Text_20_body"/>
            <text:p text:style-name="Text_20_body"/>
          </text:deletion>
        </text:changed-region>
        <text:changed-region xml:id="ct227115136" text:id="ct227115136">
          <text:deletion>
            <office:change-info>
              <dc:creator>Peter Camilleri</dc:creator>
              <dc:date>2015-04-25T23:11:00</dc:date>
            </office:change-info>
            <text:p text:style-name="Text_20_body">.atanh</text:p>
          </text:deletion>
        </text:changed-region>
        <text:changed-region xml:id="ct227115344" text:id="ct227115344">
          <text:insertion>
            <office:change-info>
              <dc:creator>Peter Camilleri</dc:creator>
              <dc:date>2015-04-25T17:38:00</dc:date>
            </office:change-info>
          </text:insertion>
        </text:changed-region>
        <text:changed-region xml:id="ct227115448" text:id="ct227115448">
          <text:insertion>
            <office:change-info>
              <dc:creator>Peter Camilleri</dc:creator>
              <dc:date>2015-04-25T17:38:00</dc:date>
            </office:change-info>
          </text:insertion>
        </text:changed-region>
        <text:changed-region xml:id="ct227115552" text:id="ct227115552">
          <text:insertion>
            <office:change-info>
              <dc:creator>Peter Camilleri</dc:creator>
              <dc:date>2015-04-25T17:38:00</dc:date>
            </office:change-info>
          </text:insertion>
        </text:changed-region>
        <text:changed-region xml:id="ct227115656" text:id="ct227115656">
          <text:insertion>
            <office:change-info>
              <dc:creator>Peter Camilleri</dc:creator>
              <dc:date>2015-04-25T17:38:00</dc:date>
            </office:change-info>
          </text:insertion>
        </text:changed-region>
        <text:changed-region xml:id="ct227115760" text:id="ct227115760">
          <text:insertion>
            <office:change-info>
              <dc:creator>Peter Camilleri</dc:creator>
              <dc:date>2015-04-25T17:38:00</dc:date>
            </office:change-info>
          </text:insertion>
        </text:changed-region>
        <text:changed-region xml:id="ct227115864" text:id="ct227115864">
          <text:deletion>
            <office:change-info>
              <dc:creator>Peter Camilleri</dc:creator>
              <dc:date>2015-04-25T23:12:00</dc:date>
            </office:change-info>
            <text:p text:style-name="Text_20_body"/>
            <text:p text:style-name="Text_20_body">.c2p</text:p>
          </text:deletion>
        </text:changed-region>
        <text:changed-region xml:id="ct227115968" text:id="ct227115968">
          <text:insertion>
            <office:change-info>
              <dc:creator>Peter Camilleri</dc:creator>
              <dc:date>2015-04-25T17:38:00</dc:date>
            </office:change-info>
          </text:insertion>
        </text:changed-region>
        <text:changed-region xml:id="ct227116072" text:id="ct227116072">
          <text:insertion>
            <office:change-info>
              <dc:creator>Peter Camilleri</dc:creator>
              <dc:date>2015-04-25T17:38:00</dc:date>
            </office:change-info>
          </text:insertion>
        </text:changed-region>
        <text:changed-region xml:id="ct227116176" text:id="ct227116176">
          <text:insertion>
            <office:change-info>
              <dc:creator>Peter Camilleri</dc:creator>
              <dc:date>2015-04-25T17:38:00</dc:date>
            </office:change-info>
          </text:insertion>
        </text:changed-region>
        <text:changed-region xml:id="ct227116280" text:id="ct227116280">
          <text:insertion>
            <office:change-info>
              <dc:creator>Peter Camilleri</dc:creator>
              <dc:date>2015-04-25T17:38:00</dc:date>
            </office:change-info>
          </text:insertion>
        </text:changed-region>
        <text:changed-region xml:id="ct227116384" text:id="ct227116384">
          <text:insertion>
            <office:change-info>
              <dc:creator>Peter Camilleri</dc:creator>
              <dc:date>2015-04-25T17:38:00</dc:date>
            </office:change-info>
          </text:insertion>
        </text:changed-region>
        <text:changed-region xml:id="ct227116592" text:id="ct227116592">
          <text:deletion>
            <office:change-info>
              <dc:creator>Peter Camilleri</dc:creator>
              <dc:date>2015-04-25T23:13:00</dc:date>
            </office:change-info>
            <text:p text:style-name="Text_20_body"/>
            <text:p text:style-name="Text_20_body"/>
          </text:deletion>
        </text:changed-region>
        <text:changed-region xml:id="ct227116488" text:id="ct227116488">
          <text:deletion>
            <office:change-info>
              <dc:creator>Peter Camilleri</dc:creator>
              <dc:date>2015-04-25T23:12:00</dc:date>
            </office:change-info>
            <text:p text:style-name="Text_20_body">.cbrt</text:p>
          </text:deletion>
        </text:changed-region>
        <text:changed-region xml:id="ct227116696" text:id="ct227116696">
          <text:insertion>
            <office:change-info>
              <dc:creator>Peter Camilleri</dc:creator>
              <dc:date>2015-04-25T17:38:00</dc:date>
            </office:change-info>
          </text:insertion>
        </text:changed-region>
        <text:changed-region xml:id="ct227116800" text:id="ct227116800">
          <text:insertion>
            <office:change-info>
              <dc:creator>Peter Camilleri</dc:creator>
              <dc:date>2015-04-25T17:38:00</dc:date>
            </office:change-info>
          </text:insertion>
        </text:changed-region>
        <text:changed-region xml:id="ct227116904" text:id="ct227116904">
          <text:insertion>
            <office:change-info>
              <dc:creator>Peter Camilleri</dc:creator>
              <dc:date>2015-04-25T17:38:00</dc:date>
            </office:change-info>
          </text:insertion>
        </text:changed-region>
        <text:changed-region xml:id="ct227117008" text:id="ct227117008">
          <text:insertion>
            <office:change-info>
              <dc:creator>Peter Camilleri</dc:creator>
              <dc:date>2015-04-25T17:38:00</dc:date>
            </office:change-info>
          </text:insertion>
        </text:changed-region>
        <text:changed-region xml:id="ct227117112" text:id="ct227117112">
          <text:insertion>
            <office:change-info>
              <dc:creator>Peter Camilleri</dc:creator>
              <dc:date>2015-04-25T17:38:00</dc:date>
            </office:change-info>
          </text:insertion>
        </text:changed-region>
        <text:changed-region xml:id="ct227117216" text:id="ct227117216">
          <text:deletion>
            <office:change-info>
              <dc:creator>Peter Camilleri</dc:creator>
              <dc:date>2015-04-25T23:13:00</dc:date>
            </office:change-info>
            <text:p text:style-name="Text_20_body"/>
            <text:p text:style-name="Text_20_body">.ceil</text:p>
          </text:deletion>
        </text:changed-region>
        <text:changed-region xml:id="ct227117320" text:id="ct227117320">
          <text:insertion>
            <office:change-info>
              <dc:creator>Peter Camilleri</dc:creator>
              <dc:date>2015-04-25T17:38:00</dc:date>
            </office:change-info>
          </text:insertion>
        </text:changed-region>
        <text:changed-region xml:id="ct227117424" text:id="ct227117424">
          <text:insertion>
            <office:change-info>
              <dc:creator>Peter Camilleri</dc:creator>
              <dc:date>2015-04-25T17:38:00</dc:date>
            </office:change-info>
          </text:insertion>
        </text:changed-region>
        <text:changed-region xml:id="ct227117528" text:id="ct227117528">
          <text:insertion>
            <office:change-info>
              <dc:creator>Peter Camilleri</dc:creator>
              <dc:date>2015-04-25T17:38:00</dc:date>
            </office:change-info>
          </text:insertion>
        </text:changed-region>
        <text:changed-region xml:id="ct227117632" text:id="ct227117632">
          <text:insertion>
            <office:change-info>
              <dc:creator>Peter Camilleri</dc:creator>
              <dc:date>2015-04-25T17:38:00</dc:date>
            </office:change-info>
          </text:insertion>
        </text:changed-region>
        <text:changed-region xml:id="ct227117736" text:id="ct227117736">
          <text:insertion>
            <office:change-info>
              <dc:creator>Peter Camilleri</dc:creator>
              <dc:date>2015-04-25T17:38:00</dc:date>
            </office:change-info>
          </text:insertion>
        </text:changed-region>
        <text:changed-region xml:id="ct227117840" text:id="ct227117840">
          <text:insertion>
            <office:change-info>
              <dc:creator>Peter Camilleri</dc:creator>
              <dc:date>2015-04-25T17:38:00</dc:date>
            </office:change-info>
          </text:insertion>
        </text:changed-region>
        <text:changed-region xml:id="ct227117984" text:id="ct227117984">
          <text:deletion>
            <office:change-info>
              <dc:creator>Peter Camilleri</dc:creator>
              <dc:date>2015-04-25T23:13:00</dc:date>
            </office:change-info>
            <text:p text:style-name="Text_20_body"/>
            <text:p text:style-name="Text_20_body">.conjugate</text:p>
          </text:deletion>
        </text:changed-region>
        <text:changed-region xml:id="ct227118088" text:id="ct227118088">
          <text:insertion>
            <office:change-info>
              <dc:creator>Peter Camilleri</dc:creator>
              <dc:date>2015-04-25T17:38:00</dc:date>
            </office:change-info>
          </text:insertion>
        </text:changed-region>
        <text:changed-region xml:id="ct227118192" text:id="ct227118192">
          <text:insertion>
            <office:change-info>
              <dc:creator>Peter Camilleri</dc:creator>
              <dc:date>2015-04-25T17:38:00</dc:date>
            </office:change-info>
          </text:insertion>
        </text:changed-region>
        <text:changed-region xml:id="ct227118296" text:id="ct227118296">
          <text:insertion>
            <office:change-info>
              <dc:creator>Peter Camilleri</dc:creator>
              <dc:date>2015-04-25T17:38:00</dc:date>
            </office:change-info>
          </text:insertion>
        </text:changed-region>
        <text:changed-region xml:id="ct227118400" text:id="ct227118400">
          <text:insertion>
            <office:change-info>
              <dc:creator>Peter Camilleri</dc:creator>
              <dc:date>2015-04-25T17:38:00</dc:date>
            </office:change-info>
          </text:insertion>
        </text:changed-region>
        <text:changed-region xml:id="ct227118504" text:id="ct227118504">
          <text:deletion>
            <office:change-info>
              <dc:creator>Peter Camilleri</dc:creator>
              <dc:date>2015-04-25T23:13:00</dc:date>
            </office:change-info>
            <text:p text:style-name="Text_20_body"/>
            <text:p text:style-name="Text_20_body">.cos</text:p>
          </text:deletion>
        </text:changed-region>
        <text:changed-region xml:id="ct227118608" text:id="ct227118608">
          <text:insertion>
            <office:change-info>
              <dc:creator>Peter Camilleri</dc:creator>
              <dc:date>2015-04-25T17:38:00</dc:date>
            </office:change-info>
          </text:insertion>
        </text:changed-region>
        <text:changed-region xml:id="ct227118712" text:id="ct227118712">
          <text:insertion>
            <office:change-info>
              <dc:creator>Peter Camilleri</dc:creator>
              <dc:date>2015-04-25T17:38:00</dc:date>
            </office:change-info>
          </text:insertion>
        </text:changed-region>
        <text:changed-region xml:id="ct227118816" text:id="ct227118816">
          <text:insertion>
            <office:change-info>
              <dc:creator>Peter Camilleri</dc:creator>
              <dc:date>2015-04-25T17:38:00</dc:date>
            </office:change-info>
          </text:insertion>
        </text:changed-region>
        <text:changed-region xml:id="ct227118920" text:id="ct227118920">
          <text:insertion>
            <office:change-info>
              <dc:creator>Peter Camilleri</dc:creator>
              <dc:date>2015-04-25T17:38:00</dc:date>
            </office:change-info>
          </text:insertion>
        </text:changed-region>
        <text:changed-region xml:id="ct227119024" text:id="ct227119024">
          <text:insertion>
            <office:change-info>
              <dc:creator>Peter Camilleri</dc:creator>
              <dc:date>2015-04-25T17:38:00</dc:date>
            </office:change-info>
          </text:insertion>
        </text:changed-region>
        <text:changed-region xml:id="ct227119232" text:id="ct227119232">
          <text:deletion>
            <office:change-info>
              <dc:creator>Peter Camilleri</dc:creator>
              <dc:date>2015-04-25T23:14:00</dc:date>
            </office:change-info>
            <text:p text:style-name="Text_20_body"/>
            <text:p text:style-name="Text_20_body"/>
          </text:deletion>
        </text:changed-region>
        <text:changed-region xml:id="ct227119128" text:id="ct227119128">
          <text:deletion>
            <office:change-info>
              <dc:creator>Peter Camilleri</dc:creator>
              <dc:date>2015-04-25T23:13:00</dc:date>
            </office:change-info>
            <text:p text:style-name="Text_20_body">.cosh</text:p>
          </text:deletion>
        </text:changed-region>
        <text:changed-region xml:id="ct227119336" text:id="ct227119336">
          <text:insertion>
            <office:change-info>
              <dc:creator>Peter Camilleri</dc:creator>
              <dc:date>2015-04-25T17:38:00</dc:date>
            </office:change-info>
          </text:insertion>
        </text:changed-region>
        <text:changed-region xml:id="ct227119440" text:id="ct227119440">
          <text:insertion>
            <office:change-info>
              <dc:creator>Peter Camilleri</dc:creator>
              <dc:date>2015-04-25T17:38:00</dc:date>
            </office:change-info>
          </text:insertion>
        </text:changed-region>
        <text:changed-region xml:id="ct227119544" text:id="ct227119544">
          <text:insertion>
            <office:change-info>
              <dc:creator>Peter Camilleri</dc:creator>
              <dc:date>2015-04-25T17:38:00</dc:date>
            </office:change-info>
          </text:insertion>
        </text:changed-region>
        <text:changed-region xml:id="ct227119648" text:id="ct227119648">
          <text:insertion>
            <office:change-info>
              <dc:creator>Peter Camilleri</dc:creator>
              <dc:date>2015-04-25T17:38:00</dc:date>
            </office:change-info>
          </text:insertion>
        </text:changed-region>
        <text:changed-region xml:id="ct227119752" text:id="ct227119752">
          <text:insertion>
            <office:change-info>
              <dc:creator>Peter Camilleri</dc:creator>
              <dc:date>2015-04-25T17:38:00</dc:date>
            </office:change-info>
          </text:insertion>
        </text:changed-region>
        <text:changed-region xml:id="ct227119856" text:id="ct227119856">
          <text:deletion>
            <office:change-info>
              <dc:creator>Peter Camilleri</dc:creator>
              <dc:date>2015-04-25T23:14:00</dc:date>
            </office:change-info>
            <text:p text:style-name="Text_20_body"/>
            <text:p text:style-name="Text_20_body">.cube</text:p>
          </text:deletion>
        </text:changed-region>
        <text:changed-region xml:id="ct227119960" text:id="ct227119960">
          <text:insertion>
            <office:change-info>
              <dc:creator>Peter Camilleri</dc:creator>
              <dc:date>2015-04-25T17:38:00</dc:date>
            </office:change-info>
          </text:insertion>
        </text:changed-region>
        <text:changed-region xml:id="ct227120064" text:id="ct227120064">
          <text:insertion>
            <office:change-info>
              <dc:creator>Peter Camilleri</dc:creator>
              <dc:date>2015-04-25T17:38:00</dc:date>
            </office:change-info>
          </text:insertion>
        </text:changed-region>
        <text:changed-region xml:id="ct227120168" text:id="ct227120168">
          <text:insertion>
            <office:change-info>
              <dc:creator>Peter Camilleri</dc:creator>
              <dc:date>2015-04-25T17:38:00</dc:date>
            </office:change-info>
          </text:insertion>
        </text:changed-region>
        <text:changed-region xml:id="ct227120272" text:id="ct227120272">
          <text:insertion>
            <office:change-info>
              <dc:creator>Peter Camilleri</dc:creator>
              <dc:date>2015-04-25T17:38:00</dc:date>
            </office:change-info>
          </text:insertion>
        </text:changed-region>
        <text:changed-region xml:id="ct227120376" text:id="ct227120376">
          <text:deletion>
            <office:change-info>
              <dc:creator>Peter Camilleri</dc:creator>
              <dc:date>2015-04-25T23:15:00</dc:date>
            </office:change-info>
            <text:p text:style-name="Text_20_body"/>
            <text:p text:style-name="Text_20_body">.d2r</text:p>
          </text:deletion>
        </text:changed-region>
        <text:changed-region xml:id="ct227120480" text:id="ct227120480">
          <text:insertion>
            <office:change-info>
              <dc:creator>Peter Camilleri</dc:creator>
              <dc:date>2015-04-25T17:38:00</dc:date>
            </office:change-info>
          </text:insertion>
        </text:changed-region>
        <text:changed-region xml:id="ct227120584" text:id="ct227120584">
          <text:insertion>
            <office:change-info>
              <dc:creator>Peter Camilleri</dc:creator>
              <dc:date>2015-04-25T17:38:00</dc:date>
            </office:change-info>
          </text:insertion>
        </text:changed-region>
        <text:changed-region xml:id="ct227120688" text:id="ct227120688">
          <text:insertion>
            <office:change-info>
              <dc:creator>Peter Camilleri</dc:creator>
              <dc:date>2015-04-25T17:38:00</dc:date>
            </office:change-info>
          </text:insertion>
        </text:changed-region>
        <text:changed-region xml:id="ct227120792" text:id="ct227120792">
          <text:insertion>
            <office:change-info>
              <dc:creator>Peter Camilleri</dc:creator>
              <dc:date>2015-04-25T17:38:00</dc:date>
            </office:change-info>
          </text:insertion>
        </text:changed-region>
        <text:changed-region xml:id="ct227120896" text:id="ct227120896">
          <text:insertion>
            <office:change-info>
              <dc:creator>Peter Camilleri</dc:creator>
              <dc:date>2015-04-25T17:38:00</dc:date>
            </office:change-info>
          </text:insertion>
        </text:changed-region>
        <text:changed-region xml:id="ct227121000" text:id="ct227121000">
          <text:deletion>
            <office:change-info>
              <dc:creator>Peter Camilleri</dc:creator>
              <dc:date>2015-04-25T23:15:00</dc:date>
            </office:change-info>
            <text:p text:style-name="Text_20_body"/>
            <text:p text:style-name="Text_20_body">.denominator</text:p>
          </text:deletion>
        </text:changed-region>
        <text:changed-region xml:id="ct227121104" text:id="ct227121104">
          <text:insertion>
            <office:change-info>
              <dc:creator>Peter Camilleri</dc:creator>
              <dc:date>2015-04-25T17:38:00</dc:date>
            </office:change-info>
          </text:insertion>
        </text:changed-region>
        <text:changed-region xml:id="ct227121208" text:id="ct227121208">
          <text:insertion>
            <office:change-info>
              <dc:creator>Peter Camilleri</dc:creator>
              <dc:date>2015-04-25T17:38:00</dc:date>
            </office:change-info>
          </text:insertion>
        </text:changed-region>
        <text:changed-region xml:id="ct227121312" text:id="ct227121312">
          <text:insertion>
            <office:change-info>
              <dc:creator>Peter Camilleri</dc:creator>
              <dc:date>2015-04-25T17:38:00</dc:date>
            </office:change-info>
          </text:insertion>
        </text:changed-region>
        <text:changed-region xml:id="ct227121416" text:id="ct227121416">
          <text:insertion>
            <office:change-info>
              <dc:creator>Peter Camilleri</dc:creator>
              <dc:date>2015-04-25T17:38:00</dc:date>
            </office:change-info>
          </text:insertion>
        </text:changed-region>
        <text:changed-region xml:id="ct227121520" text:id="ct227121520">
          <text:insertion>
            <office:change-info>
              <dc:creator>Peter Camilleri</dc:creator>
              <dc:date>2015-04-25T17:38:00</dc:date>
            </office:change-info>
          </text:insertion>
        </text:changed-region>
        <text:changed-region xml:id="ct227121624" text:id="ct227121624">
          <text:insertion>
            <office:change-info>
              <dc:creator>Peter Camilleri</dc:creator>
              <dc:date>2015-04-25T17:38:00</dc:date>
            </office:change-info>
          </text:insertion>
        </text:changed-region>
        <text:changed-region xml:id="ct227121728" text:id="ct227121728">
          <text:deletion>
            <office:change-info>
              <dc:creator>Peter Camilleri</dc:creator>
              <dc:date>2015-04-25T23:15:00</dc:date>
            </office:change-info>
            <text:p text:style-name="Text_20_body"/>
            <text:p text:style-name="Text_20_body">.e**</text:p>
          </text:deletion>
        </text:changed-region>
        <text:changed-region xml:id="ct227121832" text:id="ct227121832">
          <text:insertion>
            <office:change-info>
              <dc:creator>Peter Camilleri</dc:creator>
              <dc:date>2015-04-25T17:38:00</dc:date>
            </office:change-info>
          </text:insertion>
        </text:changed-region>
        <text:changed-region xml:id="ct227121936" text:id="ct227121936">
          <text:insertion>
            <office:change-info>
              <dc:creator>Peter Camilleri</dc:creator>
              <dc:date>2015-04-25T17:38:00</dc:date>
            </office:change-info>
          </text:insertion>
        </text:changed-region>
        <text:changed-region xml:id="ct227122080" text:id="ct227122080">
          <text:insertion>
            <office:change-info>
              <dc:creator>Peter Camilleri</dc:creator>
              <dc:date>2015-04-25T17:38:00</dc:date>
            </office:change-info>
          </text:insertion>
        </text:changed-region>
        <text:changed-region xml:id="ct227122184" text:id="ct227122184">
          <text:insertion>
            <office:change-info>
              <dc:creator>Peter Camilleri</dc:creator>
              <dc:date>2015-04-25T17:38:00</dc:date>
            </office:change-info>
          </text:insertion>
        </text:changed-region>
        <text:changed-region xml:id="ct227122288" text:id="ct227122288">
          <text:insertion>
            <office:change-info>
              <dc:creator>Peter Camilleri</dc:creator>
              <dc:date>2015-04-25T17:38:00</dc:date>
            </office:change-info>
          </text:insertion>
        </text:changed-region>
        <text:changed-region xml:id="ct227122392" text:id="ct227122392">
          <text:deletion>
            <office:change-info>
              <dc:creator>Peter Camilleri</dc:creator>
              <dc:date>2015-04-25T23:15:00</dc:date>
            </office:change-info>
            <text:p text:style-name="Text_20_body"/>
            <text:p text:style-name="Text_20_body">.emit</text:p>
          </text:deletion>
        </text:changed-region>
        <text:changed-region xml:id="ct227122496" text:id="ct227122496">
          <text:insertion>
            <office:change-info>
              <dc:creator>Peter Camilleri</dc:creator>
              <dc:date>2015-04-25T17:38:00</dc:date>
            </office:change-info>
          </text:insertion>
        </text:changed-region>
        <text:changed-region xml:id="ct227122600" text:id="ct227122600">
          <text:insertion>
            <office:change-info>
              <dc:creator>Peter Camilleri</dc:creator>
              <dc:date>2015-04-25T17:38:00</dc:date>
            </office:change-info>
          </text:insertion>
        </text:changed-region>
        <text:changed-region xml:id="ct227122704" text:id="ct227122704">
          <text:insertion>
            <office:change-info>
              <dc:creator>Peter Camilleri</dc:creator>
              <dc:date>2015-04-25T17:38:00</dc:date>
            </office:change-info>
          </text:insertion>
        </text:changed-region>
        <text:changed-region xml:id="ct227122808" text:id="ct227122808">
          <text:insertion>
            <office:change-info>
              <dc:creator>Peter Camilleri</dc:creator>
              <dc:date>2015-04-25T17:38:00</dc:date>
            </office:change-info>
          </text:insertion>
        </text:changed-region>
        <text:changed-region xml:id="ct227123016" text:id="ct227123016">
          <text:deletion>
            <office:change-info>
              <dc:creator>Peter Camilleri</dc:creator>
              <dc:date>2015-04-25T23:16:00</dc:date>
            </office:change-info>
            <text:p text:style-name="Text_20_body"/>
            <text:p text:style-name="Text_20_body"/>
          </text:deletion>
        </text:changed-region>
        <text:changed-region xml:id="ct227122912" text:id="ct227122912">
          <text:deletion>
            <office:change-info>
              <dc:creator>Peter Camilleri</dc:creator>
              <dc:date>2015-04-25T23:15:00</dc:date>
            </office:change-info>
            <text:p text:style-name="Text_20_body">.floor</text:p>
          </text:deletion>
        </text:changed-region>
        <text:changed-region xml:id="ct227123120" text:id="ct227123120">
          <text:insertion>
            <office:change-info>
              <dc:creator>Peter Camilleri</dc:creator>
              <dc:date>2015-04-25T17:38:00</dc:date>
            </office:change-info>
          </text:insertion>
        </text:changed-region>
        <text:changed-region xml:id="ct227123224" text:id="ct227123224">
          <text:insertion>
            <office:change-info>
              <dc:creator>Peter Camilleri</dc:creator>
              <dc:date>2015-04-25T17:38:00</dc:date>
            </office:change-info>
          </text:insertion>
        </text:changed-region>
        <text:changed-region xml:id="ct227123328" text:id="ct227123328">
          <text:insertion>
            <office:change-info>
              <dc:creator>Peter Camilleri</dc:creator>
              <dc:date>2015-04-25T17:38:00</dc:date>
            </office:change-info>
          </text:insertion>
        </text:changed-region>
        <text:changed-region xml:id="ct227123432" text:id="ct227123432">
          <text:insertion>
            <office:change-info>
              <dc:creator>Peter Camilleri</dc:creator>
              <dc:date>2015-04-25T17:38:00</dc:date>
            </office:change-info>
          </text:insertion>
        </text:changed-region>
        <text:changed-region xml:id="ct227123536" text:id="ct227123536">
          <text:insertion>
            <office:change-info>
              <dc:creator>Peter Camilleri</dc:creator>
              <dc:date>2015-04-25T17:38:00</dc:date>
            </office:change-info>
          </text:insertion>
        </text:changed-region>
        <text:changed-region xml:id="ct227123640" text:id="ct227123640">
          <text:insertion>
            <office:change-info>
              <dc:creator>Peter Camilleri</dc:creator>
              <dc:date>2015-04-25T17:38:00</dc:date>
            </office:change-info>
          </text:insertion>
        </text:changed-region>
        <text:changed-region xml:id="ct227123744" text:id="ct227123744">
          <text:deletion>
            <office:change-info>
              <dc:creator>Peter Camilleri</dc:creator>
              <dc:date>2015-04-25T23:16:00</dc:date>
            </office:change-info>
            <text:p text:style-name="Text_20_body"/>
            <text:p text:style-name="Text_20_body">.hypot</text:p>
          </text:deletion>
        </text:changed-region>
        <text:changed-region xml:id="ct227123848" text:id="ct227123848">
          <text:insertion>
            <office:change-info>
              <dc:creator>Peter Camilleri</dc:creator>
              <dc:date>2015-04-25T17:38:00</dc:date>
            </office:change-info>
          </text:insertion>
        </text:changed-region>
        <text:changed-region xml:id="ct227123952" text:id="ct227123952">
          <text:insertion>
            <office:change-info>
              <dc:creator>Peter Camilleri</dc:creator>
              <dc:date>2015-04-25T17:38:00</dc:date>
            </office:change-info>
          </text:insertion>
        </text:changed-region>
        <text:changed-region xml:id="ct227124056" text:id="ct227124056">
          <text:insertion>
            <office:change-info>
              <dc:creator>Peter Camilleri</dc:creator>
              <dc:date>2015-04-25T17:38:00</dc:date>
            </office:change-info>
          </text:insertion>
        </text:changed-region>
        <text:changed-region xml:id="ct227124160" text:id="ct227124160">
          <text:insertion>
            <office:change-info>
              <dc:creator>Peter Camilleri</dc:creator>
              <dc:date>2015-04-25T17:38:00</dc:date>
            </office:change-info>
          </text:insertion>
        </text:changed-region>
        <text:changed-region xml:id="ct227124264" text:id="ct227124264">
          <text:insertion>
            <office:change-info>
              <dc:creator>Peter Camilleri</dc:creator>
              <dc:date>2015-04-25T17:38:00</dc:date>
            </office:change-info>
          </text:insertion>
        </text:changed-region>
        <text:changed-region xml:id="ct227124368" text:id="ct227124368">
          <text:deletion>
            <office:change-info>
              <dc:creator>Peter Camilleri</dc:creator>
              <dc:date>2015-04-25T23:16:00</dc:date>
            </office:change-info>
            <text:p text:style-name="Text_20_body"/>
            <text:p text:style-name="Text_20_body">.imaginary</text:p>
          </text:deletion>
        </text:changed-region>
        <text:changed-region xml:id="ct227124472" text:id="ct227124472">
          <text:insertion>
            <office:change-info>
              <dc:creator>Peter Camilleri</dc:creator>
              <dc:date>2015-04-25T17:38:00</dc:date>
            </office:change-info>
          </text:insertion>
        </text:changed-region>
        <text:changed-region xml:id="ct227124576" text:id="ct227124576">
          <text:insertion>
            <office:change-info>
              <dc:creator>Peter Camilleri</dc:creator>
              <dc:date>2015-04-25T17:38:00</dc:date>
            </office:change-info>
          </text:insertion>
        </text:changed-region>
        <text:changed-region xml:id="ct227124680" text:id="ct227124680">
          <text:insertion>
            <office:change-info>
              <dc:creator>Peter Camilleri</dc:creator>
              <dc:date>2015-04-25T17:38:00</dc:date>
            </office:change-info>
          </text:insertion>
        </text:changed-region>
        <text:changed-region xml:id="ct227124784" text:id="ct227124784">
          <text:insertion>
            <office:change-info>
              <dc:creator>Peter Camilleri</dc:creator>
              <dc:date>2015-04-25T17:38:00</dc:date>
            </office:change-info>
          </text:insertion>
        </text:changed-region>
        <text:changed-region xml:id="ct227124888" text:id="ct227124888">
          <text:deletion>
            <office:change-info>
              <dc:creator>Peter Camilleri</dc:creator>
              <dc:date>2015-04-25T23:16:00</dc:date>
            </office:change-info>
            <text:p text:style-name="Text_20_body"/>
            <text:p text:style-name="Text_20_body">.ln</text:p>
          </text:deletion>
        </text:changed-region>
        <text:changed-region xml:id="ct227124992" text:id="ct227124992">
          <text:insertion>
            <office:change-info>
              <dc:creator>Peter Camilleri</dc:creator>
              <dc:date>2015-04-25T17:38:00</dc:date>
            </office:change-info>
          </text:insertion>
        </text:changed-region>
        <text:changed-region xml:id="ct227125096" text:id="ct227125096">
          <text:insertion>
            <office:change-info>
              <dc:creator>Peter Camilleri</dc:creator>
              <dc:date>2015-04-25T17:38:00</dc:date>
            </office:change-info>
          </text:insertion>
        </text:changed-region>
        <text:changed-region xml:id="ct227125200" text:id="ct227125200">
          <text:insertion>
            <office:change-info>
              <dc:creator>Peter Camilleri</dc:creator>
              <dc:date>2015-04-25T17:38:00</dc:date>
            </office:change-info>
          </text:insertion>
        </text:changed-region>
        <text:changed-region xml:id="ct227125304" text:id="ct227125304">
          <text:insertion>
            <office:change-info>
              <dc:creator>Peter Camilleri</dc:creator>
              <dc:date>2015-04-25T17:38:00</dc:date>
            </office:change-info>
          </text:insertion>
        </text:changed-region>
        <text:changed-region xml:id="ct227125408" text:id="ct227125408">
          <text:insertion>
            <office:change-info>
              <dc:creator>Peter Camilleri</dc:creator>
              <dc:date>2015-04-25T17:38:00</dc:date>
            </office:change-info>
          </text:insertion>
        </text:changed-region>
        <text:changed-region xml:id="ct227125512" text:id="ct227125512">
          <text:deletion>
            <office:change-info>
              <dc:creator>Peter Camilleri</dc:creator>
              <dc:date>2015-04-25T23:16:00</dc:date>
            </office:change-info>
            <text:p text:style-name="Text_20_body"/>
            <text:p text:style-name="Text_20_body">.log10</text:p>
          </text:deletion>
        </text:changed-region>
        <text:changed-region xml:id="ct227125616" text:id="ct227125616">
          <text:insertion>
            <office:change-info>
              <dc:creator>Peter Camilleri</dc:creator>
              <dc:date>2015-04-25T17:38:00</dc:date>
            </office:change-info>
          </text:insertion>
        </text:changed-region>
        <text:changed-region xml:id="ct227125720" text:id="ct227125720">
          <text:insertion>
            <office:change-info>
              <dc:creator>Peter Camilleri</dc:creator>
              <dc:date>2015-04-25T17:38:00</dc:date>
            </office:change-info>
          </text:insertion>
        </text:changed-region>
        <text:changed-region xml:id="ct227125824" text:id="ct227125824">
          <text:insertion>
            <office:change-info>
              <dc:creator>Peter Camilleri</dc:creator>
              <dc:date>2015-04-25T17:38:00</dc:date>
            </office:change-info>
          </text:insertion>
        </text:changed-region>
        <text:changed-region xml:id="ct227125928" text:id="ct227125928">
          <text:insertion>
            <office:change-info>
              <dc:creator>Peter Camilleri</dc:creator>
              <dc:date>2015-04-25T17:38:00</dc:date>
            </office:change-info>
          </text:insertion>
        </text:changed-region>
        <text:changed-region xml:id="ct227126032" text:id="ct227126032">
          <text:insertion>
            <office:change-info>
              <dc:creator>Peter Camilleri</dc:creator>
              <dc:date>2015-04-25T17:38:00</dc:date>
            </office:change-info>
          </text:insertion>
        </text:changed-region>
        <text:changed-region xml:id="ct227126176" text:id="ct227126176">
          <text:deletion>
            <office:change-info>
              <dc:creator>Peter Camilleri</dc:creator>
              <dc:date>2015-04-25T23:17:00</dc:date>
            </office:change-info>
            <text:p text:style-name="Text_20_body"/>
            <text:p text:style-name="Text_20_body">.log2</text:p>
          </text:deletion>
        </text:changed-region>
        <text:changed-region xml:id="ct227126280" text:id="ct227126280">
          <text:insertion>
            <office:change-info>
              <dc:creator>Peter Camilleri</dc:creator>
              <dc:date>2015-04-25T17:38:00</dc:date>
            </office:change-info>
          </text:insertion>
        </text:changed-region>
        <text:changed-region xml:id="ct227126384" text:id="ct227126384">
          <text:insertion>
            <office:change-info>
              <dc:creator>Peter Camilleri</dc:creator>
              <dc:date>2015-04-25T17:38:00</dc:date>
            </office:change-info>
          </text:insertion>
        </text:changed-region>
        <text:changed-region xml:id="ct227126488" text:id="ct227126488">
          <text:insertion>
            <office:change-info>
              <dc:creator>Peter Camilleri</dc:creator>
              <dc:date>2015-04-25T17:38:00</dc:date>
            </office:change-info>
          </text:insertion>
        </text:changed-region>
        <text:changed-region xml:id="ct227126592" text:id="ct227126592">
          <text:insertion>
            <office:change-info>
              <dc:creator>Peter Camilleri</dc:creator>
              <dc:date>2015-04-25T17:38:00</dc:date>
            </office:change-info>
          </text:insertion>
        </text:changed-region>
        <text:changed-region xml:id="ct227126696" text:id="ct227126696">
          <text:insertion>
            <office:change-info>
              <dc:creator>Peter Camilleri</dc:creator>
              <dc:date>2015-04-25T17:38:00</dc:date>
            </office:change-info>
          </text:insertion>
        </text:changed-region>
        <text:changed-region xml:id="ct227126800" text:id="ct227126800">
          <text:deletion>
            <office:change-info>
              <dc:creator>Peter Camilleri</dc:creator>
              <dc:date>2015-04-25T23:17:00</dc:date>
            </office:change-info>
            <text:p text:style-name="Text_20_body"/>
            <text:p text:style-name="Text_20_body">.magnitude</text:p>
          </text:deletion>
        </text:changed-region>
        <text:changed-region xml:id="ct227126904" text:id="ct227126904">
          <text:insertion>
            <office:change-info>
              <dc:creator>Peter Camilleri</dc:creator>
              <dc:date>2015-04-25T17:38:00</dc:date>
            </office:change-info>
          </text:insertion>
        </text:changed-region>
        <text:changed-region xml:id="ct227127008" text:id="ct227127008">
          <text:insertion>
            <office:change-info>
              <dc:creator>Peter Camilleri</dc:creator>
              <dc:date>2015-04-25T17:38:00</dc:date>
            </office:change-info>
          </text:insertion>
        </text:changed-region>
        <text:changed-region xml:id="ct227127112" text:id="ct227127112">
          <text:insertion>
            <office:change-info>
              <dc:creator>Peter Camilleri</dc:creator>
              <dc:date>2015-04-25T17:38:00</dc:date>
            </office:change-info>
          </text:insertion>
        </text:changed-region>
        <text:changed-region xml:id="ct227127216" text:id="ct227127216">
          <text:insertion>
            <office:change-info>
              <dc:creator>Peter Camilleri</dc:creator>
              <dc:date>2015-04-25T17:38:00</dc:date>
            </office:change-info>
          </text:insertion>
        </text:changed-region>
        <text:changed-region xml:id="ct227127320" text:id="ct227127320">
          <text:deletion>
            <office:change-info>
              <dc:creator>Peter Camilleri</dc:creator>
              <dc:date>2015-04-25T23:17:00</dc:date>
            </office:change-info>
            <text:p text:style-name="Text_20_body"/>
            <text:p text:style-name="Text_20_body">.numerator</text:p>
          </text:deletion>
        </text:changed-region>
        <text:changed-region xml:id="ct227127424" text:id="ct227127424">
          <text:insertion>
            <office:change-info>
              <dc:creator>Peter Camilleri</dc:creator>
              <dc:date>2015-04-25T17:38:00</dc:date>
            </office:change-info>
          </text:insertion>
        </text:changed-region>
        <text:changed-region xml:id="ct227127528" text:id="ct227127528">
          <text:insertion>
            <office:change-info>
              <dc:creator>Peter Camilleri</dc:creator>
              <dc:date>2015-04-25T17:38:00</dc:date>
            </office:change-info>
          </text:insertion>
        </text:changed-region>
        <text:changed-region xml:id="ct227127632" text:id="ct227127632">
          <text:insertion>
            <office:change-info>
              <dc:creator>Peter Camilleri</dc:creator>
              <dc:date>2015-04-25T17:38:00</dc:date>
            </office:change-info>
          </text:insertion>
        </text:changed-region>
        <text:changed-region xml:id="ct227127736" text:id="ct227127736">
          <text:insertion>
            <office:change-info>
              <dc:creator>Peter Camilleri</dc:creator>
              <dc:date>2015-04-25T17:38:00</dc:date>
            </office:change-info>
          </text:insertion>
        </text:changed-region>
        <text:changed-region xml:id="ct227127944" text:id="ct227127944">
          <text:deletion>
            <office:change-info>
              <dc:creator>Peter Camilleri</dc:creator>
              <dc:date>2015-04-25T23:18:00</dc:date>
            </office:change-info>
            <text:p text:style-name="Text_20_body"/>
            <text:p text:style-name="Text_20_body"/>
          </text:deletion>
        </text:changed-region>
        <text:changed-region xml:id="ct227127840" text:id="ct227127840">
          <text:deletion>
            <office:change-info>
              <dc:creator>Peter Camilleri</dc:creator>
              <dc:date>2015-04-25T23:17:00</dc:date>
            </office:change-info>
            <text:p text:style-name="Text_20_body">.p2c</text:p>
          </text:deletion>
        </text:changed-region>
        <text:changed-region xml:id="ct227128048" text:id="ct227128048">
          <text:insertion>
            <office:change-info>
              <dc:creator>Peter Camilleri</dc:creator>
              <dc:date>2015-04-25T17:38:00</dc:date>
            </office:change-info>
          </text:insertion>
        </text:changed-region>
        <text:changed-region xml:id="ct227128152" text:id="ct227128152">
          <text:insertion>
            <office:change-info>
              <dc:creator>Peter Camilleri</dc:creator>
              <dc:date>2015-04-25T17:38:00</dc:date>
            </office:change-info>
          </text:insertion>
        </text:changed-region>
        <text:changed-region xml:id="ct227128256" text:id="ct227128256">
          <text:insertion>
            <office:change-info>
              <dc:creator>Peter Camilleri</dc:creator>
              <dc:date>2015-04-25T17:38:00</dc:date>
            </office:change-info>
          </text:insertion>
        </text:changed-region>
        <text:changed-region xml:id="ct227128360" text:id="ct227128360">
          <text:insertion>
            <office:change-info>
              <dc:creator>Peter Camilleri</dc:creator>
              <dc:date>2015-04-25T17:38:00</dc:date>
            </office:change-info>
          </text:insertion>
        </text:changed-region>
        <text:changed-region xml:id="ct227128464" text:id="ct227128464">
          <text:insertion>
            <office:change-info>
              <dc:creator>Peter Camilleri</dc:creator>
              <dc:date>2015-04-25T17:38:00</dc:date>
            </office:change-info>
          </text:insertion>
        </text:changed-region>
        <text:changed-region xml:id="ct227128568" text:id="ct227128568">
          <text:insertion>
            <office:change-info>
              <dc:creator>Peter Camilleri</dc:creator>
              <dc:date>2015-04-25T17:38:00</dc:date>
            </office:change-info>
          </text:insertion>
        </text:changed-region>
        <text:changed-region xml:id="ct227128672" text:id="ct227128672">
          <text:deletion>
            <office:change-info>
              <dc:creator>Peter Camilleri</dc:creator>
              <dc:date>2015-04-25T23:18:00</dc:date>
            </office:change-info>
            <text:p text:style-name="Text_20_body"/>
            <text:p text:style-name="Text_20_body">.polar</text:p>
          </text:deletion>
        </text:changed-region>
        <text:changed-region xml:id="ct227128776" text:id="ct227128776">
          <text:insertion>
            <office:change-info>
              <dc:creator>Peter Camilleri</dc:creator>
              <dc:date>2015-04-25T17:38:00</dc:date>
            </office:change-info>
          </text:insertion>
        </text:changed-region>
        <text:changed-region xml:id="ct227128880" text:id="ct227128880">
          <text:insertion>
            <office:change-info>
              <dc:creator>Peter Camilleri</dc:creator>
              <dc:date>2015-04-25T17:38:00</dc:date>
            </office:change-info>
          </text:insertion>
        </text:changed-region>
        <text:changed-region xml:id="ct227128984" text:id="ct227128984">
          <text:insertion>
            <office:change-info>
              <dc:creator>Peter Camilleri</dc:creator>
              <dc:date>2015-04-25T17:38:00</dc:date>
            </office:change-info>
          </text:insertion>
        </text:changed-region>
        <text:changed-region xml:id="ct227129088" text:id="ct227129088">
          <text:insertion>
            <office:change-info>
              <dc:creator>Peter Camilleri</dc:creator>
              <dc:date>2015-04-25T17:38:00</dc:date>
            </office:change-info>
          </text:insertion>
        </text:changed-region>
        <text:changed-region xml:id="ct227129192" text:id="ct227129192">
          <text:insertion>
            <office:change-info>
              <dc:creator>Peter Camilleri</dc:creator>
              <dc:date>2015-04-25T17:38:00</dc:date>
            </office:change-info>
          </text:insertion>
        </text:changed-region>
        <text:changed-region xml:id="ct227129296" text:id="ct227129296">
          <text:insertion>
            <office:change-info>
              <dc:creator>Peter Camilleri</dc:creator>
              <dc:date>2015-04-25T17:38:00</dc:date>
            </office:change-info>
          </text:insertion>
        </text:changed-region>
        <text:changed-region xml:id="ct227129400" text:id="ct227129400">
          <text:deletion>
            <office:change-info>
              <dc:creator>Peter Camilleri</dc:creator>
              <dc:date>2015-04-25T23:18:00</dc:date>
            </office:change-info>
            <text:p text:style-name="Text_20_body"/>
            <text:p text:style-name="Text_20_body">.r2d</text:p>
          </text:deletion>
        </text:changed-region>
        <text:changed-region xml:id="ct227129504" text:id="ct227129504">
          <text:insertion>
            <office:change-info>
              <dc:creator>Peter Camilleri</dc:creator>
              <dc:date>2015-04-25T17:38:00</dc:date>
            </office:change-info>
          </text:insertion>
        </text:changed-region>
        <text:changed-region xml:id="ct227129608" text:id="ct227129608">
          <text:insertion>
            <office:change-info>
              <dc:creator>Peter Camilleri</dc:creator>
              <dc:date>2015-04-25T17:38:00</dc:date>
            </office:change-info>
          </text:insertion>
        </text:changed-region>
        <text:changed-region xml:id="ct227129712" text:id="ct227129712">
          <text:insertion>
            <office:change-info>
              <dc:creator>Peter Camilleri</dc:creator>
              <dc:date>2015-04-25T17:38:00</dc:date>
            </office:change-info>
          </text:insertion>
        </text:changed-region>
        <text:changed-region xml:id="ct227129816" text:id="ct227129816">
          <text:insertion>
            <office:change-info>
              <dc:creator>Peter Camilleri</dc:creator>
              <dc:date>2015-04-25T17:38:00</dc:date>
            </office:change-info>
          </text:insertion>
        </text:changed-region>
        <text:changed-region xml:id="ct227129920" text:id="ct227129920">
          <text:insertion>
            <office:change-info>
              <dc:creator>Peter Camilleri</dc:creator>
              <dc:date>2015-04-25T17:38:00</dc:date>
            </office:change-info>
          </text:insertion>
        </text:changed-region>
        <text:changed-region xml:id="ct227130024" text:id="ct227130024">
          <text:deletion>
            <office:change-info>
              <dc:creator>Peter Camilleri</dc:creator>
              <dc:date>2015-04-25T23:18:00</dc:date>
            </office:change-info>
            <text:p text:style-name="Text_20_body"/>
            <text:p text:style-name="Text_20_body">.real</text:p>
          </text:deletion>
        </text:changed-region>
        <text:changed-region xml:id="ct227130128" text:id="ct227130128">
          <text:insertion>
            <office:change-info>
              <dc:creator>Peter Camilleri</dc:creator>
              <dc:date>2015-04-25T17:39:00</dc:date>
            </office:change-info>
          </text:insertion>
        </text:changed-region>
        <text:changed-region xml:id="ct227130272" text:id="ct227130272">
          <text:insertion>
            <office:change-info>
              <dc:creator>Peter Camilleri</dc:creator>
              <dc:date>2015-04-25T17:39:00</dc:date>
            </office:change-info>
          </text:insertion>
        </text:changed-region>
        <text:changed-region xml:id="ct227130376" text:id="ct227130376">
          <text:insertion>
            <office:change-info>
              <dc:creator>Peter Camilleri</dc:creator>
              <dc:date>2015-04-25T17:39:00</dc:date>
            </office:change-info>
          </text:insertion>
        </text:changed-region>
        <text:changed-region xml:id="ct227130480" text:id="ct227130480">
          <text:insertion>
            <office:change-info>
              <dc:creator>Peter Camilleri</dc:creator>
              <dc:date>2015-04-25T17:39:00</dc:date>
            </office:change-info>
          </text:insertion>
        </text:changed-region>
        <text:changed-region xml:id="ct227130584" text:id="ct227130584">
          <text:deletion>
            <office:change-info>
              <dc:creator>Peter Camilleri</dc:creator>
              <dc:date>2015-04-25T23:19:00</dc:date>
            </office:change-info>
            <text:p text:style-name="Text_20_body"/>
            <text:p text:style-name="Text_20_body">.round</text:p>
          </text:deletion>
        </text:changed-region>
        <text:changed-region xml:id="ct227130688" text:id="ct227130688">
          <text:insertion>
            <office:change-info>
              <dc:creator>Peter Camilleri</dc:creator>
              <dc:date>2015-04-25T17:39:00</dc:date>
            </office:change-info>
          </text:insertion>
        </text:changed-region>
        <text:changed-region xml:id="ct227130792" text:id="ct227130792">
          <text:insertion>
            <office:change-info>
              <dc:creator>Peter Camilleri</dc:creator>
              <dc:date>2015-04-25T17:39:00</dc:date>
            </office:change-info>
          </text:insertion>
        </text:changed-region>
        <text:changed-region xml:id="ct227130896" text:id="ct227130896">
          <text:insertion>
            <office:change-info>
              <dc:creator>Peter Camilleri</dc:creator>
              <dc:date>2015-04-25T17:39:00</dc:date>
            </office:change-info>
          </text:insertion>
        </text:changed-region>
        <text:changed-region xml:id="ct227131000" text:id="ct227131000">
          <text:insertion>
            <office:change-info>
              <dc:creator>Peter Camilleri</dc:creator>
              <dc:date>2015-04-25T17:39:00</dc:date>
            </office:change-info>
          </text:insertion>
        </text:changed-region>
        <text:changed-region xml:id="ct227131104" text:id="ct227131104">
          <text:insertion>
            <office:change-info>
              <dc:creator>Peter Camilleri</dc:creator>
              <dc:date>2015-04-25T17:39:00</dc:date>
            </office:change-info>
          </text:insertion>
        </text:changed-region>
        <text:changed-region xml:id="ct227131208" text:id="ct227131208">
          <text:insertion>
            <office:change-info>
              <dc:creator>Peter Camilleri</dc:creator>
              <dc:date>2015-04-25T17:39:00</dc:date>
            </office:change-info>
          </text:insertion>
        </text:changed-region>
        <text:changed-region xml:id="ct227131312" text:id="ct227131312">
          <text:deletion>
            <office:change-info>
              <dc:creator>Peter Camilleri</dc:creator>
              <dc:date>2015-04-25T23:19:00</dc:date>
            </office:change-info>
            <text:p text:style-name="Text_20_body"/>
            <text:p text:style-name="Text_20_body">.sin</text:p>
          </text:deletion>
        </text:changed-region>
        <text:changed-region xml:id="ct227131416" text:id="ct227131416">
          <text:insertion>
            <office:change-info>
              <dc:creator>Peter Camilleri</dc:creator>
              <dc:date>2015-04-25T17:39:00</dc:date>
            </office:change-info>
          </text:insertion>
        </text:changed-region>
        <text:changed-region xml:id="ct227131520" text:id="ct227131520">
          <text:insertion>
            <office:change-info>
              <dc:creator>Peter Camilleri</dc:creator>
              <dc:date>2015-04-25T17:39:00</dc:date>
            </office:change-info>
          </text:insertion>
        </text:changed-region>
        <text:changed-region xml:id="ct227131624" text:id="ct227131624">
          <text:insertion>
            <office:change-info>
              <dc:creator>Peter Camilleri</dc:creator>
              <dc:date>2015-04-25T17:39:00</dc:date>
            </office:change-info>
          </text:insertion>
        </text:changed-region>
        <text:changed-region xml:id="ct227131728" text:id="ct227131728">
          <text:insertion>
            <office:change-info>
              <dc:creator>Peter Camilleri</dc:creator>
              <dc:date>2015-04-25T17:39:00</dc:date>
            </office:change-info>
          </text:insertion>
        </text:changed-region>
        <text:changed-region xml:id="ct227131832" text:id="ct227131832">
          <text:insertion>
            <office:change-info>
              <dc:creator>Peter Camilleri</dc:creator>
              <dc:date>2015-04-25T17:39:00</dc:date>
            </office:change-info>
          </text:insertion>
        </text:changed-region>
        <text:changed-region xml:id="ct227131936" text:id="ct227131936">
          <text:deletion>
            <office:change-info>
              <dc:creator>Peter Camilleri</dc:creator>
              <dc:date>2015-04-25T23:19:00</dc:date>
            </office:change-info>
            <text:p text:style-name="Text_20_body"/>
            <text:p text:style-name="Text_20_body">.sinh</text:p>
          </text:deletion>
        </text:changed-region>
        <text:changed-region xml:id="ct227132040" text:id="ct227132040">
          <text:insertion>
            <office:change-info>
              <dc:creator>Peter Camilleri</dc:creator>
              <dc:date>2015-04-25T17:39:00</dc:date>
            </office:change-info>
          </text:insertion>
        </text:changed-region>
        <text:changed-region xml:id="ct227132144" text:id="ct227132144">
          <text:insertion>
            <office:change-info>
              <dc:creator>Peter Camilleri</dc:creator>
              <dc:date>2015-04-25T17:39:00</dc:date>
            </office:change-info>
          </text:insertion>
        </text:changed-region>
        <text:changed-region xml:id="ct227132248" text:id="ct227132248">
          <text:insertion>
            <office:change-info>
              <dc:creator>Peter Camilleri</dc:creator>
              <dc:date>2015-04-25T17:39:00</dc:date>
            </office:change-info>
          </text:insertion>
        </text:changed-region>
        <text:changed-region xml:id="ct227132352" text:id="ct227132352">
          <text:insertion>
            <office:change-info>
              <dc:creator>Peter Camilleri</dc:creator>
              <dc:date>2015-04-25T17:39:00</dc:date>
            </office:change-info>
          </text:insertion>
        </text:changed-region>
        <text:changed-region xml:id="ct227132456" text:id="ct227132456">
          <text:insertion>
            <office:change-info>
              <dc:creator>Peter Camilleri</dc:creator>
              <dc:date>2015-04-25T17:39:00</dc:date>
            </office:change-info>
          </text:insertion>
        </text:changed-region>
        <text:changed-region xml:id="ct227132560" text:id="ct227132560">
          <text:deletion>
            <office:change-info>
              <dc:creator>Peter Camilleri</dc:creator>
              <dc:date>2015-04-25T23:19:00</dc:date>
            </office:change-info>
            <text:p text:style-name="Text_20_body"/>
            <text:p text:style-name="Text_20_body">.sleep</text:p>
          </text:deletion>
        </text:changed-region>
        <text:changed-region xml:id="ct227132664" text:id="ct227132664">
          <text:insertion>
            <office:change-info>
              <dc:creator>Peter Camilleri</dc:creator>
              <dc:date>2015-04-25T17:39:00</dc:date>
            </office:change-info>
          </text:insertion>
        </text:changed-region>
        <text:changed-region xml:id="ct227132768" text:id="ct227132768">
          <text:insertion>
            <office:change-info>
              <dc:creator>Peter Camilleri</dc:creator>
              <dc:date>2015-04-25T17:39:00</dc:date>
            </office:change-info>
          </text:insertion>
        </text:changed-region>
        <text:changed-region xml:id="ct227132872" text:id="ct227132872">
          <text:insertion>
            <office:change-info>
              <dc:creator>Peter Camilleri</dc:creator>
              <dc:date>2015-04-25T17:39:00</dc:date>
            </office:change-info>
          </text:insertion>
        </text:changed-region>
        <text:changed-region xml:id="ct227132976" text:id="ct227132976">
          <text:insertion>
            <office:change-info>
              <dc:creator>Peter Camilleri</dc:creator>
              <dc:date>2015-04-25T17:39:00</dc:date>
            </office:change-info>
          </text:insertion>
        </text:changed-region>
        <text:changed-region xml:id="ct227133080" text:id="ct227133080">
          <text:deletion>
            <office:change-info>
              <dc:creator>Peter Camilleri</dc:creator>
              <dc:date>2015-04-25T23:20:00</dc:date>
            </office:change-info>
            <text:p text:style-name="Text_20_body"/>
            <text:p text:style-name="Text_20_body">.sqr</text:p>
          </text:deletion>
        </text:changed-region>
        <text:changed-region xml:id="ct227133184" text:id="ct227133184">
          <text:insertion>
            <office:change-info>
              <dc:creator>Peter Camilleri</dc:creator>
              <dc:date>2015-04-25T17:39:00</dc:date>
            </office:change-info>
          </text:insertion>
        </text:changed-region>
        <text:changed-region xml:id="ct227133288" text:id="ct227133288">
          <text:insertion>
            <office:change-info>
              <dc:creator>Peter Camilleri</dc:creator>
              <dc:date>2015-04-25T17:39:00</dc:date>
            </office:change-info>
          </text:insertion>
        </text:changed-region>
        <text:changed-region xml:id="ct227133392" text:id="ct227133392">
          <text:insertion>
            <office:change-info>
              <dc:creator>Peter Camilleri</dc:creator>
              <dc:date>2015-04-25T17:39:00</dc:date>
            </office:change-info>
          </text:insertion>
        </text:changed-region>
        <text:changed-region xml:id="ct227133496" text:id="ct227133496">
          <text:insertion>
            <office:change-info>
              <dc:creator>Peter Camilleri</dc:creator>
              <dc:date>2015-04-25T17:39:00</dc:date>
            </office:change-info>
          </text:insertion>
        </text:changed-region>
        <text:changed-region xml:id="ct227133600" text:id="ct227133600">
          <text:deletion>
            <office:change-info>
              <dc:creator>Peter Camilleri</dc:creator>
              <dc:date>2015-04-25T23:20:00</dc:date>
            </office:change-info>
            <text:p text:style-name="Text_20_body"/>
            <text:p text:style-name="Text_20_body">.sqrt</text:p>
          </text:deletion>
        </text:changed-region>
        <text:changed-region xml:id="ct227133704" text:id="ct227133704">
          <text:insertion>
            <office:change-info>
              <dc:creator>Peter Camilleri</dc:creator>
              <dc:date>2015-04-25T17:39:00</dc:date>
            </office:change-info>
          </text:insertion>
        </text:changed-region>
        <text:changed-region xml:id="ct227133808" text:id="ct227133808">
          <text:insertion>
            <office:change-info>
              <dc:creator>Peter Camilleri</dc:creator>
              <dc:date>2015-04-25T17:39:00</dc:date>
            </office:change-info>
          </text:insertion>
        </text:changed-region>
        <text:changed-region xml:id="ct227133912" text:id="ct227133912">
          <text:insertion>
            <office:change-info>
              <dc:creator>Peter Camilleri</dc:creator>
              <dc:date>2015-04-25T17:39:00</dc:date>
            </office:change-info>
          </text:insertion>
        </text:changed-region>
        <text:changed-region xml:id="ct227134016" text:id="ct227134016">
          <text:insertion>
            <office:change-info>
              <dc:creator>Peter Camilleri</dc:creator>
              <dc:date>2015-04-25T17:39:00</dc:date>
            </office:change-info>
          </text:insertion>
        </text:changed-region>
        <text:changed-region xml:id="ct227134120" text:id="ct227134120">
          <text:insertion>
            <office:change-info>
              <dc:creator>Peter Camilleri</dc:creator>
              <dc:date>2015-04-25T17:39:00</dc:date>
            </office:change-info>
          </text:insertion>
        </text:changed-region>
        <text:changed-region xml:id="ct227134224" text:id="ct227134224">
          <text:deletion>
            <office:change-info>
              <dc:creator>Peter Camilleri</dc:creator>
              <dc:date>2015-04-25T23:20:00</dc:date>
            </office:change-info>
            <text:p text:style-name="Text_20_body"/>
            <text:p text:style-name="Text_20_body">.tan</text:p>
          </text:deletion>
        </text:changed-region>
        <text:changed-region xml:id="ct227138376" text:id="ct227138376">
          <text:insertion>
            <office:change-info>
              <dc:creator>Peter Camilleri</dc:creator>
              <dc:date>2015-04-25T17:39:00</dc:date>
            </office:change-info>
          </text:insertion>
        </text:changed-region>
        <text:changed-region xml:id="ct227138480" text:id="ct227138480">
          <text:insertion>
            <office:change-info>
              <dc:creator>Peter Camilleri</dc:creator>
              <dc:date>2015-04-25T17:39:00</dc:date>
            </office:change-info>
          </text:insertion>
        </text:changed-region>
        <text:changed-region xml:id="ct227138584" text:id="ct227138584">
          <text:insertion>
            <office:change-info>
              <dc:creator>Peter Camilleri</dc:creator>
              <dc:date>2015-04-25T17:39:00</dc:date>
            </office:change-info>
          </text:insertion>
        </text:changed-region>
        <text:changed-region xml:id="ct227138688" text:id="ct227138688">
          <text:insertion>
            <office:change-info>
              <dc:creator>Peter Camilleri</dc:creator>
              <dc:date>2015-04-25T17:39:00</dc:date>
            </office:change-info>
          </text:insertion>
        </text:changed-region>
        <text:changed-region xml:id="ct227138792" text:id="ct227138792">
          <text:insertion>
            <office:change-info>
              <dc:creator>Peter Camilleri</dc:creator>
              <dc:date>2015-04-25T17:39:00</dc:date>
            </office:change-info>
          </text:insertion>
        </text:changed-region>
        <text:changed-region xml:id="ct227138896" text:id="ct227138896">
          <text:deletion>
            <office:change-info>
              <dc:creator>Peter Camilleri</dc:creator>
              <dc:date>2015-04-25T23:20:00</dc:date>
            </office:change-info>
            <text:p text:style-name="Text_20_body"/>
            <text:p text:style-name="Text_20_body">.tanh</text:p>
          </text:deletion>
        </text:changed-region>
        <text:changed-region xml:id="ct227139000" text:id="ct227139000">
          <text:insertion>
            <office:change-info>
              <dc:creator>Peter Camilleri</dc:creator>
              <dc:date>2015-04-25T17:39:00</dc:date>
            </office:change-info>
          </text:insertion>
        </text:changed-region>
        <text:changed-region xml:id="ct227139104" text:id="ct227139104">
          <text:insertion>
            <office:change-info>
              <dc:creator>Peter Camilleri</dc:creator>
              <dc:date>2015-04-25T17:39:00</dc:date>
            </office:change-info>
          </text:insertion>
        </text:changed-region>
        <text:changed-region xml:id="ct227139208" text:id="ct227139208">
          <text:insertion>
            <office:change-info>
              <dc:creator>Peter Camilleri</dc:creator>
              <dc:date>2015-04-25T17:39:00</dc:date>
            </office:change-info>
          </text:insertion>
        </text:changed-region>
        <text:changed-region xml:id="ct227139312" text:id="ct227139312">
          <text:insertion>
            <office:change-info>
              <dc:creator>Peter Camilleri</dc:creator>
              <dc:date>2015-04-25T17:39:00</dc:date>
            </office:change-info>
          </text:insertion>
        </text:changed-region>
        <text:changed-region xml:id="ct227139416" text:id="ct227139416">
          <text:insertion>
            <office:change-info>
              <dc:creator>Peter Camilleri</dc:creator>
              <dc:date>2015-04-25T17:39:00</dc:date>
            </office:change-info>
          </text:insertion>
        </text:changed-region>
        <text:changed-region xml:id="ct227139520" text:id="ct227139520">
          <text:deletion>
            <office:change-info>
              <dc:creator>Peter Camilleri</dc:creator>
              <dc:date>2015-04-25T23:20:00</dc:date>
            </office:change-info>
            <text:p text:style-name="Text_20_body"/>
            <text:p text:style-name="Text_20_body">/</text:p>
          </text:deletion>
        </text:changed-region>
        <text:changed-region xml:id="ct227139624" text:id="ct227139624">
          <text:insertion>
            <office:change-info>
              <dc:creator>Peter Camilleri</dc:creator>
              <dc:date>2015-04-25T17:39:00</dc:date>
            </office:change-info>
          </text:insertion>
        </text:changed-region>
        <text:changed-region xml:id="ct227139728" text:id="ct227139728">
          <text:insertion>
            <office:change-info>
              <dc:creator>Peter Camilleri</dc:creator>
              <dc:date>2015-04-25T17:39:00</dc:date>
            </office:change-info>
          </text:insertion>
        </text:changed-region>
        <text:changed-region xml:id="ct227139832" text:id="ct227139832">
          <text:insertion>
            <office:change-info>
              <dc:creator>Peter Camilleri</dc:creator>
              <dc:date>2015-04-25T17:39:00</dc:date>
            </office:change-info>
          </text:insertion>
        </text:changed-region>
        <text:changed-region xml:id="ct227139936" text:id="ct227139936">
          <text:insertion>
            <office:change-info>
              <dc:creator>Peter Camilleri</dc:creator>
              <dc:date>2015-04-25T17:39:00</dc:date>
            </office:change-info>
          </text:insertion>
        </text:changed-region>
        <text:changed-region xml:id="ct227140040" text:id="ct227140040">
          <text:deletion>
            <office:change-info>
              <dc:creator>Peter Camilleri</dc:creator>
              <dc:date>2015-04-25T23:21:00</dc:date>
            </office:change-info>
            <text:p text:style-name="Text_20_body"/>
            <text:p text:style-name="Text_20_body">0&lt;</text:p>
          </text:deletion>
        </text:changed-region>
        <text:changed-region xml:id="ct227140144" text:id="ct227140144">
          <text:insertion>
            <office:change-info>
              <dc:creator>Peter Camilleri</dc:creator>
              <dc:date>2015-04-25T17:39:00</dc:date>
            </office:change-info>
          </text:insertion>
        </text:changed-region>
        <text:changed-region xml:id="ct227140248" text:id="ct227140248">
          <text:insertion>
            <office:change-info>
              <dc:creator>Peter Camilleri</dc:creator>
              <dc:date>2015-04-25T17:39:00</dc:date>
            </office:change-info>
          </text:insertion>
        </text:changed-region>
        <text:changed-region xml:id="ct227140352" text:id="ct227140352">
          <text:insertion>
            <office:change-info>
              <dc:creator>Peter Camilleri</dc:creator>
              <dc:date>2015-04-25T17:39:00</dc:date>
            </office:change-info>
          </text:insertion>
        </text:changed-region>
        <text:changed-region xml:id="ct227140456" text:id="ct227140456">
          <text:insertion>
            <office:change-info>
              <dc:creator>Peter Camilleri</dc:creator>
              <dc:date>2015-04-25T17:39:00</dc:date>
            </office:change-info>
          </text:insertion>
        </text:changed-region>
        <text:changed-region xml:id="ct227140560" text:id="ct227140560">
          <text:deletion>
            <office:change-info>
              <dc:creator>Peter Camilleri</dc:creator>
              <dc:date>2015-04-25T23:21:00</dc:date>
            </office:change-info>
            <text:p text:style-name="Text_20_body"/>
            <text:p text:style-name="Text_20_body">0&lt;=</text:p>
          </text:deletion>
        </text:changed-region>
        <text:changed-region xml:id="ct227140664" text:id="ct227140664">
          <text:insertion>
            <office:change-info>
              <dc:creator>Peter Camilleri</dc:creator>
              <dc:date>2015-04-25T17:39:00</dc:date>
            </office:change-info>
          </text:insertion>
        </text:changed-region>
        <text:changed-region xml:id="ct227140768" text:id="ct227140768">
          <text:insertion>
            <office:change-info>
              <dc:creator>Peter Camilleri</dc:creator>
              <dc:date>2015-04-25T17:39:00</dc:date>
            </office:change-info>
          </text:insertion>
        </text:changed-region>
        <text:changed-region xml:id="ct227140872" text:id="ct227140872">
          <text:insertion>
            <office:change-info>
              <dc:creator>Peter Camilleri</dc:creator>
              <dc:date>2015-04-25T17:39:00</dc:date>
            </office:change-info>
          </text:insertion>
        </text:changed-region>
        <text:changed-region xml:id="ct227140976" text:id="ct227140976">
          <text:insertion>
            <office:change-info>
              <dc:creator>Peter Camilleri</dc:creator>
              <dc:date>2015-04-25T17:39:00</dc:date>
            </office:change-info>
          </text:insertion>
        </text:changed-region>
        <text:changed-region xml:id="ct227141080" text:id="ct227141080">
          <text:deletion>
            <office:change-info>
              <dc:creator>Peter Camilleri</dc:creator>
              <dc:date>2015-04-25T23:21:00</dc:date>
            </office:change-info>
            <text:p text:style-name="Text_20_body"/>
            <text:p text:style-name="Text_20_body">0&lt;=&gt;</text:p>
          </text:deletion>
        </text:changed-region>
        <text:changed-region xml:id="ct227141184" text:id="ct227141184">
          <text:insertion>
            <office:change-info>
              <dc:creator>Peter Camilleri</dc:creator>
              <dc:date>2015-04-25T17:39:00</dc:date>
            </office:change-info>
          </text:insertion>
        </text:changed-region>
        <text:changed-region xml:id="ct227141288" text:id="ct227141288">
          <text:insertion>
            <office:change-info>
              <dc:creator>Peter Camilleri</dc:creator>
              <dc:date>2015-04-25T17:39:00</dc:date>
            </office:change-info>
          </text:insertion>
        </text:changed-region>
        <text:changed-region xml:id="ct227141392" text:id="ct227141392">
          <text:insertion>
            <office:change-info>
              <dc:creator>Peter Camilleri</dc:creator>
              <dc:date>2015-04-25T17:39:00</dc:date>
            </office:change-info>
          </text:insertion>
        </text:changed-region>
        <text:changed-region xml:id="ct227141496" text:id="ct227141496">
          <text:insertion>
            <office:change-info>
              <dc:creator>Peter Camilleri</dc:creator>
              <dc:date>2015-04-25T17:39:00</dc:date>
            </office:change-info>
          </text:insertion>
        </text:changed-region>
        <text:changed-region xml:id="ct227141600" text:id="ct227141600">
          <text:insertion>
            <office:change-info>
              <dc:creator>Peter Camilleri</dc:creator>
              <dc:date>2015-04-25T17:39:00</dc:date>
            </office:change-info>
          </text:insertion>
        </text:changed-region>
        <text:changed-region xml:id="ct227141808" text:id="ct227141808">
          <text:deletion>
            <office:change-info>
              <dc:creator>Peter Camilleri</dc:creator>
              <dc:date>2015-04-25T23:22:00</dc:date>
            </office:change-info>
            <text:p text:style-name="Text_20_body"/>
            <text:p text:style-name="Text_20_body"/>
          </text:deletion>
        </text:changed-region>
        <text:changed-region xml:id="ct227141704" text:id="ct227141704">
          <text:deletion>
            <office:change-info>
              <dc:creator>Peter Camilleri</dc:creator>
              <dc:date>2015-04-25T23:21:00</dc:date>
            </office:change-info>
            <text:p text:style-name="Text_20_body">0&lt;&gt;</text:p>
          </text:deletion>
        </text:changed-region>
        <text:changed-region xml:id="ct227141912" text:id="ct227141912">
          <text:insertion>
            <office:change-info>
              <dc:creator>Peter Camilleri</dc:creator>
              <dc:date>2015-04-25T17:39:00</dc:date>
            </office:change-info>
          </text:insertion>
        </text:changed-region>
        <text:changed-region xml:id="ct227142016" text:id="ct227142016">
          <text:insertion>
            <office:change-info>
              <dc:creator>Peter Camilleri</dc:creator>
              <dc:date>2015-04-25T17:39:00</dc:date>
            </office:change-info>
          </text:insertion>
        </text:changed-region>
        <text:changed-region xml:id="ct227142120" text:id="ct227142120">
          <text:insertion>
            <office:change-info>
              <dc:creator>Peter Camilleri</dc:creator>
              <dc:date>2015-04-25T17:39:00</dc:date>
            </office:change-info>
          </text:insertion>
        </text:changed-region>
        <text:changed-region xml:id="ct227142224" text:id="ct227142224">
          <text:insertion>
            <office:change-info>
              <dc:creator>Peter Camilleri</dc:creator>
              <dc:date>2015-04-25T17:39:00</dc:date>
            </office:change-info>
          </text:insertion>
        </text:changed-region>
        <text:changed-region xml:id="ct227142328" text:id="ct227142328">
          <text:deletion>
            <office:change-info>
              <dc:creator>Peter Camilleri</dc:creator>
              <dc:date>2015-04-25T23:22:00</dc:date>
            </office:change-info>
            <text:p text:style-name="Text_20_body"/>
            <text:p text:style-name="Text_20_body">0=</text:p>
          </text:deletion>
        </text:changed-region>
        <text:changed-region xml:id="ct227142472" text:id="ct227142472">
          <text:insertion>
            <office:change-info>
              <dc:creator>Peter Camilleri</dc:creator>
              <dc:date>2015-04-25T17:39:00</dc:date>
            </office:change-info>
          </text:insertion>
        </text:changed-region>
        <text:changed-region xml:id="ct227142576" text:id="ct227142576">
          <text:insertion>
            <office:change-info>
              <dc:creator>Peter Camilleri</dc:creator>
              <dc:date>2015-04-25T17:39:00</dc:date>
            </office:change-info>
          </text:insertion>
        </text:changed-region>
        <text:changed-region xml:id="ct227142680" text:id="ct227142680">
          <text:insertion>
            <office:change-info>
              <dc:creator>Peter Camilleri</dc:creator>
              <dc:date>2015-04-25T17:39:00</dc:date>
            </office:change-info>
          </text:insertion>
        </text:changed-region>
        <text:changed-region xml:id="ct227142784" text:id="ct227142784">
          <text:insertion>
            <office:change-info>
              <dc:creator>Peter Camilleri</dc:creator>
              <dc:date>2015-04-25T17:39:00</dc:date>
            </office:change-info>
          </text:insertion>
        </text:changed-region>
        <text:changed-region xml:id="ct227142888" text:id="ct227142888">
          <text:deletion>
            <office:change-info>
              <dc:creator>Peter Camilleri</dc:creator>
              <dc:date>2015-04-25T23:22:00</dc:date>
            </office:change-info>
            <text:p text:style-name="Text_20_body"/>
            <text:p text:style-name="Text_20_body">0&gt;</text:p>
          </text:deletion>
        </text:changed-region>
        <text:changed-region xml:id="ct227142992" text:id="ct227142992">
          <text:insertion>
            <office:change-info>
              <dc:creator>Peter Camilleri</dc:creator>
              <dc:date>2015-04-25T17:39:00</dc:date>
            </office:change-info>
          </text:insertion>
        </text:changed-region>
        <text:changed-region xml:id="ct227143096" text:id="ct227143096">
          <text:insertion>
            <office:change-info>
              <dc:creator>Peter Camilleri</dc:creator>
              <dc:date>2015-04-25T17:39:00</dc:date>
            </office:change-info>
          </text:insertion>
        </text:changed-region>
        <text:changed-region xml:id="ct227143200" text:id="ct227143200">
          <text:insertion>
            <office:change-info>
              <dc:creator>Peter Camilleri</dc:creator>
              <dc:date>2015-04-25T17:39:00</dc:date>
            </office:change-info>
          </text:insertion>
        </text:changed-region>
        <text:changed-region xml:id="ct227143304" text:id="ct227143304">
          <text:insertion>
            <office:change-info>
              <dc:creator>Peter Camilleri</dc:creator>
              <dc:date>2015-04-25T17:39:00</dc:date>
            </office:change-info>
          </text:insertion>
        </text:changed-region>
        <text:changed-region xml:id="ct227143408" text:id="ct227143408">
          <text:deletion>
            <office:change-info>
              <dc:creator>Peter Camilleri</dc:creator>
              <dc:date>2015-04-25T23:22:00</dc:date>
            </office:change-info>
            <text:p text:style-name="Text_20_body"/>
            <text:p text:style-name="Text_20_body">0&gt;=</text:p>
          </text:deletion>
        </text:changed-region>
        <text:changed-region xml:id="ct227143512" text:id="ct227143512">
          <text:insertion>
            <office:change-info>
              <dc:creator>Peter Camilleri</dc:creator>
              <dc:date>2015-04-25T17:39:00</dc:date>
            </office:change-info>
          </text:insertion>
        </text:changed-region>
        <text:changed-region xml:id="ct227143616" text:id="ct227143616">
          <text:insertion>
            <office:change-info>
              <dc:creator>Peter Camilleri</dc:creator>
              <dc:date>2015-04-25T17:39:00</dc:date>
            </office:change-info>
          </text:insertion>
        </text:changed-region>
        <text:changed-region xml:id="ct227143720" text:id="ct227143720">
          <text:insertion>
            <office:change-info>
              <dc:creator>Peter Camilleri</dc:creator>
              <dc:date>2015-04-25T17:39:00</dc:date>
            </office:change-info>
          </text:insertion>
        </text:changed-region>
        <text:changed-region xml:id="ct227143824" text:id="ct227143824">
          <text:insertion>
            <office:change-info>
              <dc:creator>Peter Camilleri</dc:creator>
              <dc:date>2015-04-25T17:39:00</dc:date>
            </office:change-info>
          </text:insertion>
        </text:changed-region>
        <text:changed-region xml:id="ct227143928" text:id="ct227143928">
          <text:deletion>
            <office:change-info>
              <dc:creator>Peter Camilleri</dc:creator>
              <dc:date>2015-04-25T23:22:00</dc:date>
            </office:change-info>
            <text:p text:style-name="Text_20_body"/>
            <text:p text:style-name="Text_20_body">1+</text:p>
          </text:deletion>
        </text:changed-region>
        <text:changed-region xml:id="ct227144032" text:id="ct227144032">
          <text:insertion>
            <office:change-info>
              <dc:creator>Peter Camilleri</dc:creator>
              <dc:date>2015-04-25T17:39:00</dc:date>
            </office:change-info>
          </text:insertion>
        </text:changed-region>
        <text:changed-region xml:id="ct227144136" text:id="ct227144136">
          <text:insertion>
            <office:change-info>
              <dc:creator>Peter Camilleri</dc:creator>
              <dc:date>2015-04-25T17:39:00</dc:date>
            </office:change-info>
          </text:insertion>
        </text:changed-region>
        <text:changed-region xml:id="ct227144240" text:id="ct227144240">
          <text:insertion>
            <office:change-info>
              <dc:creator>Peter Camilleri</dc:creator>
              <dc:date>2015-04-25T17:39:00</dc:date>
            </office:change-info>
          </text:insertion>
        </text:changed-region>
        <text:changed-region xml:id="ct227144344" text:id="ct227144344">
          <text:insertion>
            <office:change-info>
              <dc:creator>Peter Camilleri</dc:creator>
              <dc:date>2015-04-25T17:39:00</dc:date>
            </office:change-info>
          </text:insertion>
        </text:changed-region>
        <text:changed-region xml:id="ct227144448" text:id="ct227144448">
          <text:deletion>
            <office:change-info>
              <dc:creator>Peter Camilleri</dc:creator>
              <dc:date>2015-04-25T23:22:00</dc:date>
            </office:change-info>
            <text:p text:style-name="Text_20_body"/>
            <text:p text:style-name="Text_20_body">1-</text:p>
          </text:deletion>
        </text:changed-region>
        <text:changed-region xml:id="ct227144552" text:id="ct227144552">
          <text:insertion>
            <office:change-info>
              <dc:creator>Peter Camilleri</dc:creator>
              <dc:date>2015-04-25T17:39:00</dc:date>
            </office:change-info>
          </text:insertion>
        </text:changed-region>
        <text:changed-region xml:id="ct227144656" text:id="ct227144656">
          <text:insertion>
            <office:change-info>
              <dc:creator>Peter Camilleri</dc:creator>
              <dc:date>2015-04-25T17:39:00</dc:date>
            </office:change-info>
          </text:insertion>
        </text:changed-region>
        <text:changed-region xml:id="ct227144760" text:id="ct227144760">
          <text:insertion>
            <office:change-info>
              <dc:creator>Peter Camilleri</dc:creator>
              <dc:date>2015-04-25T17:39:00</dc:date>
            </office:change-info>
          </text:insertion>
        </text:changed-region>
        <text:changed-region xml:id="ct227144864" text:id="ct227144864">
          <text:insertion>
            <office:change-info>
              <dc:creator>Peter Camilleri</dc:creator>
              <dc:date>2015-04-25T17:39:00</dc:date>
            </office:change-info>
          </text:insertion>
        </text:changed-region>
        <text:changed-region xml:id="ct227144968" text:id="ct227144968">
          <text:deletion>
            <office:change-info>
              <dc:creator>Peter Camilleri</dc:creator>
              <dc:date>2015-04-25T23:23:00</dc:date>
            </office:change-info>
            <text:p text:style-name="Text_20_body"/>
            <text:p text:style-name="Text_20_body">2*</text:p>
          </text:deletion>
        </text:changed-region>
        <text:changed-region xml:id="ct227145072" text:id="ct227145072">
          <text:insertion>
            <office:change-info>
              <dc:creator>Peter Camilleri</dc:creator>
              <dc:date>2015-04-25T17:39:00</dc:date>
            </office:change-info>
          </text:insertion>
        </text:changed-region>
        <text:changed-region xml:id="ct227145176" text:id="ct227145176">
          <text:insertion>
            <office:change-info>
              <dc:creator>Peter Camilleri</dc:creator>
              <dc:date>2015-04-25T17:39:00</dc:date>
            </office:change-info>
          </text:insertion>
        </text:changed-region>
        <text:changed-region xml:id="ct227145280" text:id="ct227145280">
          <text:insertion>
            <office:change-info>
              <dc:creator>Peter Camilleri</dc:creator>
              <dc:date>2015-04-25T17:39:00</dc:date>
            </office:change-info>
          </text:insertion>
        </text:changed-region>
        <text:changed-region xml:id="ct227145384" text:id="ct227145384">
          <text:insertion>
            <office:change-info>
              <dc:creator>Peter Camilleri</dc:creator>
              <dc:date>2015-04-25T17:39:00</dc:date>
            </office:change-info>
          </text:insertion>
        </text:changed-region>
        <text:changed-region xml:id="ct227145488" text:id="ct227145488">
          <text:deletion>
            <office:change-info>
              <dc:creator>Peter Camilleri</dc:creator>
              <dc:date>2015-04-25T23:23:00</dc:date>
            </office:change-info>
            <text:p text:style-name="Text_20_body"/>
            <text:p text:style-name="Text_20_body">2+</text:p>
          </text:deletion>
        </text:changed-region>
        <text:changed-region xml:id="ct227145592" text:id="ct227145592">
          <text:insertion>
            <office:change-info>
              <dc:creator>Peter Camilleri</dc:creator>
              <dc:date>2015-04-25T17:39:00</dc:date>
            </office:change-info>
          </text:insertion>
        </text:changed-region>
        <text:changed-region xml:id="ct227145696" text:id="ct227145696">
          <text:insertion>
            <office:change-info>
              <dc:creator>Peter Camilleri</dc:creator>
              <dc:date>2015-04-25T17:39:00</dc:date>
            </office:change-info>
          </text:insertion>
        </text:changed-region>
        <text:changed-region xml:id="ct227145800" text:id="ct227145800">
          <text:insertion>
            <office:change-info>
              <dc:creator>Peter Camilleri</dc:creator>
              <dc:date>2015-04-25T17:39:00</dc:date>
            </office:change-info>
          </text:insertion>
        </text:changed-region>
        <text:changed-region xml:id="ct227145904" text:id="ct227145904">
          <text:insertion>
            <office:change-info>
              <dc:creator>Peter Camilleri</dc:creator>
              <dc:date>2015-04-25T17:39:00</dc:date>
            </office:change-info>
          </text:insertion>
        </text:changed-region>
        <text:changed-region xml:id="ct227146008" text:id="ct227146008">
          <text:deletion>
            <office:change-info>
              <dc:creator>Peter Camilleri</dc:creator>
              <dc:date>2015-04-25T23:23:00</dc:date>
            </office:change-info>
            <text:p text:style-name="Text_20_body"/>
            <text:p text:style-name="Text_20_body">2-</text:p>
          </text:deletion>
        </text:changed-region>
        <text:changed-region xml:id="ct227146112" text:id="ct227146112">
          <text:insertion>
            <office:change-info>
              <dc:creator>Peter Camilleri</dc:creator>
              <dc:date>2015-04-25T17:39:00</dc:date>
            </office:change-info>
          </text:insertion>
        </text:changed-region>
        <text:changed-region xml:id="ct227146216" text:id="ct227146216">
          <text:insertion>
            <office:change-info>
              <dc:creator>Peter Camilleri</dc:creator>
              <dc:date>2015-04-25T17:39:00</dc:date>
            </office:change-info>
          </text:insertion>
        </text:changed-region>
        <text:changed-region xml:id="ct227146320" text:id="ct227146320">
          <text:insertion>
            <office:change-info>
              <dc:creator>Peter Camilleri</dc:creator>
              <dc:date>2015-04-25T17:39:00</dc:date>
            </office:change-info>
          </text:insertion>
        </text:changed-region>
        <text:changed-region xml:id="ct227146424" text:id="ct227146424">
          <text:insertion>
            <office:change-info>
              <dc:creator>Peter Camilleri</dc:creator>
              <dc:date>2015-04-25T17:39:00</dc:date>
            </office:change-info>
          </text:insertion>
        </text:changed-region>
        <text:changed-region xml:id="ct227146528" text:id="ct227146528">
          <text:deletion>
            <office:change-info>
              <dc:creator>Peter Camilleri</dc:creator>
              <dc:date>2015-04-25T23:24:00</dc:date>
            </office:change-info>
            <text:p text:style-name="Text_20_body"/>
            <text:p text:style-name="Text_20_body">2/</text:p>
          </text:deletion>
        </text:changed-region>
        <text:changed-region xml:id="ct227146632" text:id="ct227146632">
          <text:insertion>
            <office:change-info>
              <dc:creator>Peter Camilleri</dc:creator>
              <dc:date>2015-04-25T17:39:00</dc:date>
            </office:change-info>
          </text:insertion>
        </text:changed-region>
        <text:changed-region xml:id="ct227146736" text:id="ct227146736">
          <text:insertion>
            <office:change-info>
              <dc:creator>Peter Camilleri</dc:creator>
              <dc:date>2015-04-25T17:39:00</dc:date>
            </office:change-info>
          </text:insertion>
        </text:changed-region>
        <text:changed-region xml:id="ct227146840" text:id="ct227146840">
          <text:insertion>
            <office:change-info>
              <dc:creator>Peter Camilleri</dc:creator>
              <dc:date>2015-04-25T17:39:00</dc:date>
            </office:change-info>
          </text:insertion>
        </text:changed-region>
        <text:changed-region xml:id="ct227146944" text:id="ct227146944">
          <text:insertion>
            <office:change-info>
              <dc:creator>Peter Camilleri</dc:creator>
              <dc:date>2015-04-25T17:39:00</dc:date>
            </office:change-info>
          </text:insertion>
        </text:changed-region>
        <text:changed-region xml:id="ct227147048" text:id="ct227147048">
          <text:deletion>
            <office:change-info>
              <dc:creator>Peter Camilleri</dc:creator>
              <dc:date>2015-04-25T23:24:00</dc:date>
            </office:change-info>
            <text:p text:style-name="Text_20_body"/>
            <text:p text:style-name="Text_20_body">&lt;</text:p>
          </text:deletion>
        </text:changed-region>
        <text:changed-region xml:id="ct227147152" text:id="ct227147152">
          <text:insertion>
            <office:change-info>
              <dc:creator>Peter Camilleri</dc:creator>
              <dc:date>2015-04-25T17:39:00</dc:date>
            </office:change-info>
          </text:insertion>
        </text:changed-region>
        <text:changed-region xml:id="ct227147256" text:id="ct227147256">
          <text:insertion>
            <office:change-info>
              <dc:creator>Peter Camilleri</dc:creator>
              <dc:date>2015-04-25T17:39:00</dc:date>
            </office:change-info>
          </text:insertion>
        </text:changed-region>
        <text:changed-region xml:id="ct227147360" text:id="ct227147360">
          <text:insertion>
            <office:change-info>
              <dc:creator>Peter Camilleri</dc:creator>
              <dc:date>2015-04-25T17:39:00</dc:date>
            </office:change-info>
          </text:insertion>
        </text:changed-region>
        <text:changed-region xml:id="ct227147464" text:id="ct227147464">
          <text:insertion>
            <office:change-info>
              <dc:creator>Peter Camilleri</dc:creator>
              <dc:date>2015-04-25T17:39:00</dc:date>
            </office:change-info>
          </text:insertion>
        </text:changed-region>
        <text:changed-region xml:id="ct227147568" text:id="ct227147568">
          <text:insertion>
            <office:change-info>
              <dc:creator>Peter Camilleri</dc:creator>
              <dc:date>2015-04-25T17:39:00</dc:date>
            </office:change-info>
          </text:insertion>
        </text:changed-region>
        <text:changed-region xml:id="ct227147672" text:id="ct227147672">
          <text:deletion>
            <office:change-info>
              <dc:creator>Peter Camilleri</dc:creator>
              <dc:date>2015-04-25T23:24:00</dc:date>
            </office:change-info>
            <text:p text:style-name="Text_20_body"/>
            <text:p text:style-name="Text_20_body">&lt;=</text:p>
          </text:deletion>
        </text:changed-region>
        <text:changed-region xml:id="ct227147776" text:id="ct227147776">
          <text:insertion>
            <office:change-info>
              <dc:creator>Peter Camilleri</dc:creator>
              <dc:date>2015-04-25T17:39:00</dc:date>
            </office:change-info>
          </text:insertion>
        </text:changed-region>
        <text:changed-region xml:id="ct227147880" text:id="ct227147880">
          <text:insertion>
            <office:change-info>
              <dc:creator>Peter Camilleri</dc:creator>
              <dc:date>2015-04-25T17:39:00</dc:date>
            </office:change-info>
          </text:insertion>
        </text:changed-region>
        <text:changed-region xml:id="ct227147984" text:id="ct227147984">
          <text:insertion>
            <office:change-info>
              <dc:creator>Peter Camilleri</dc:creator>
              <dc:date>2015-04-25T17:39:00</dc:date>
            </office:change-info>
          </text:insertion>
        </text:changed-region>
        <text:changed-region xml:id="ct227148088" text:id="ct227148088">
          <text:insertion>
            <office:change-info>
              <dc:creator>Peter Camilleri</dc:creator>
              <dc:date>2015-04-25T17:39:00</dc:date>
            </office:change-info>
          </text:insertion>
        </text:changed-region>
        <text:changed-region xml:id="ct227148192" text:id="ct227148192">
          <text:insertion>
            <office:change-info>
              <dc:creator>Peter Camilleri</dc:creator>
              <dc:date>2015-04-25T17:39:00</dc:date>
            </office:change-info>
          </text:insertion>
        </text:changed-region>
        <text:changed-region xml:id="ct227148296" text:id="ct227148296">
          <text:deletion>
            <office:change-info>
              <dc:creator>Peter Camilleri</dc:creator>
              <dc:date>2015-04-25T23:24:00</dc:date>
            </office:change-info>
            <text:p text:style-name="Text_20_body"/>
            <text:p text:style-name="Text_20_body">&lt;=&gt;</text:p>
          </text:deletion>
        </text:changed-region>
        <text:changed-region xml:id="ct227148400" text:id="ct227148400">
          <text:insertion>
            <office:change-info>
              <dc:creator>Peter Camilleri</dc:creator>
              <dc:date>2015-04-25T17:39:00</dc:date>
            </office:change-info>
          </text:insertion>
        </text:changed-region>
        <text:changed-region xml:id="ct227148504" text:id="ct227148504">
          <text:insertion>
            <office:change-info>
              <dc:creator>Peter Camilleri</dc:creator>
              <dc:date>2015-04-25T17:39:00</dc:date>
            </office:change-info>
          </text:insertion>
        </text:changed-region>
        <text:changed-region xml:id="ct227148608" text:id="ct227148608">
          <text:insertion>
            <office:change-info>
              <dc:creator>Peter Camilleri</dc:creator>
              <dc:date>2015-04-25T17:39:00</dc:date>
            </office:change-info>
          </text:insertion>
        </text:changed-region>
        <text:changed-region xml:id="ct227148712" text:id="ct227148712">
          <text:insertion>
            <office:change-info>
              <dc:creator>Peter Camilleri</dc:creator>
              <dc:date>2015-04-25T17:39:00</dc:date>
            </office:change-info>
          </text:insertion>
        </text:changed-region>
        <text:changed-region xml:id="ct227148816" text:id="ct227148816">
          <text:insertion>
            <office:change-info>
              <dc:creator>Peter Camilleri</dc:creator>
              <dc:date>2015-04-25T17:39:00</dc:date>
            </office:change-info>
          </text:insertion>
        </text:changed-region>
        <text:changed-region xml:id="ct227149024" text:id="ct227149024">
          <text:deletion>
            <office:change-info>
              <dc:creator>Peter Camilleri</dc:creator>
              <dc:date>2015-04-25T23:25:00</dc:date>
            </office:change-info>
            <text:p text:style-name="Text_20_body"/>
            <text:p text:style-name="Text_20_body"/>
          </text:deletion>
        </text:changed-region>
        <text:changed-region xml:id="ct227148920" text:id="ct227148920">
          <text:deletion>
            <office:change-info>
              <dc:creator>Peter Camilleri</dc:creator>
              <dc:date>2015-04-25T23:24:00</dc:date>
            </office:change-info>
            <text:p text:style-name="Text_20_body">&gt;</text:p>
          </text:deletion>
        </text:changed-region>
        <text:changed-region xml:id="ct227149128" text:id="ct227149128">
          <text:insertion>
            <office:change-info>
              <dc:creator>Peter Camilleri</dc:creator>
              <dc:date>2015-04-25T17:39:00</dc:date>
            </office:change-info>
          </text:insertion>
        </text:changed-region>
        <text:changed-region xml:id="ct227149232" text:id="ct227149232">
          <text:insertion>
            <office:change-info>
              <dc:creator>Peter Camilleri</dc:creator>
              <dc:date>2015-04-25T17:39:00</dc:date>
            </office:change-info>
          </text:insertion>
        </text:changed-region>
        <text:changed-region xml:id="ct227149336" text:id="ct227149336">
          <text:insertion>
            <office:change-info>
              <dc:creator>Peter Camilleri</dc:creator>
              <dc:date>2015-04-25T17:39:00</dc:date>
            </office:change-info>
          </text:insertion>
        </text:changed-region>
        <text:changed-region xml:id="ct227149440" text:id="ct227149440">
          <text:insertion>
            <office:change-info>
              <dc:creator>Peter Camilleri</dc:creator>
              <dc:date>2015-04-25T17:39:00</dc:date>
            </office:change-info>
          </text:insertion>
        </text:changed-region>
        <text:changed-region xml:id="ct227149544" text:id="ct227149544">
          <text:insertion>
            <office:change-info>
              <dc:creator>Peter Camilleri</dc:creator>
              <dc:date>2015-04-25T17:39:00</dc:date>
            </office:change-info>
          </text:insertion>
        </text:changed-region>
        <text:changed-region xml:id="ct227149648" text:id="ct227149648">
          <text:deletion>
            <office:change-info>
              <dc:creator>Peter Camilleri</dc:creator>
              <dc:date>2015-04-25T23:25:00</dc:date>
            </office:change-info>
            <text:p text:style-name="Text_20_body"/>
            <text:p text:style-name="Text_20_body">&gt;=</text:p>
          </text:deletion>
        </text:changed-region>
        <text:changed-region xml:id="ct227149752" text:id="ct227149752">
          <text:insertion>
            <office:change-info>
              <dc:creator>Peter Camilleri</dc:creator>
              <dc:date>2015-04-25T17:39:00</dc:date>
            </office:change-info>
          </text:insertion>
        </text:changed-region>
        <text:changed-region xml:id="ct227149856" text:id="ct227149856">
          <text:insertion>
            <office:change-info>
              <dc:creator>Peter Camilleri</dc:creator>
              <dc:date>2015-04-25T17:39:00</dc:date>
            </office:change-info>
          </text:insertion>
        </text:changed-region>
        <text:changed-region xml:id="ct227149960" text:id="ct227149960">
          <text:insertion>
            <office:change-info>
              <dc:creator>Peter Camilleri</dc:creator>
              <dc:date>2015-04-25T17:39:00</dc:date>
            </office:change-info>
          </text:insertion>
        </text:changed-region>
        <text:changed-region xml:id="ct227150064" text:id="ct227150064">
          <text:insertion>
            <office:change-info>
              <dc:creator>Peter Camilleri</dc:creator>
              <dc:date>2015-04-25T17:39:00</dc:date>
            </office:change-info>
          </text:insertion>
        </text:changed-region>
        <text:changed-region xml:id="ct227150168" text:id="ct227150168">
          <text:insertion>
            <office:change-info>
              <dc:creator>Peter Camilleri</dc:creator>
              <dc:date>2015-04-25T17:39:00</dc:date>
            </office:change-info>
          </text:insertion>
        </text:changed-region>
        <text:changed-region xml:id="ct227150272" text:id="ct227150272">
          <text:deletion>
            <office:change-info>
              <dc:creator>Peter Camilleri</dc:creator>
              <dc:date>2015-04-25T23:25:00</dc:date>
            </office:change-info>
            <text:p text:style-name="Text_20_body"/>
            <text:p text:style-name="Text_20_body">mod</text:p>
          </text:deletion>
        </text:changed-region>
        <text:changed-region xml:id="ct227150376" text:id="ct227150376">
          <text:insertion>
            <office:change-info>
              <dc:creator>Peter Camilleri</dc:creator>
              <dc:date>2015-04-25T17:39:00</dc:date>
            </office:change-info>
          </text:insertion>
        </text:changed-region>
        <text:changed-region xml:id="ct227150480" text:id="ct227150480">
          <text:insertion>
            <office:change-info>
              <dc:creator>Peter Camilleri</dc:creator>
              <dc:date>2015-04-25T17:39:00</dc:date>
            </office:change-info>
          </text:insertion>
        </text:changed-region>
        <text:changed-region xml:id="ct227150664" text:id="ct227150664">
          <text:insertion>
            <office:change-info>
              <dc:creator>Peter Camilleri</dc:creator>
              <dc:date>2015-04-25T17:39:00</dc:date>
            </office:change-info>
          </text:insertion>
        </text:changed-region>
        <text:changed-region xml:id="ct227150768" text:id="ct227150768">
          <text:insertion>
            <office:change-info>
              <dc:creator>Peter Camilleri</dc:creator>
              <dc:date>2015-04-25T17:39:00</dc:date>
            </office:change-info>
          </text:insertion>
        </text:changed-region>
        <text:changed-region xml:id="ct227150872" text:id="ct227150872">
          <text:deletion>
            <office:change-info>
              <dc:creator>Peter Camilleri</dc:creator>
              <dc:date>2015-04-25T23:25:00</dc:date>
            </office:change-info>
            <text:p text:style-name="Text_20_body"/>
            <text:p text:style-name="Text_20_body">neg</text:p>
          </text:deletion>
        </text:changed-region>
        <text:changed-region xml:id="ct227150976" text:id="ct227150976">
          <text:insertion>
            <office:change-info>
              <dc:creator>Peter Camilleri</dc:creator>
              <dc:date>2015-04-25T17:39:00</dc:date>
            </office:change-info>
          </text:insertion>
        </text:changed-region>
        <text:changed-region xml:id="ct227151080" text:id="ct227151080">
          <text:insertion>
            <office:change-info>
              <dc:creator>Peter Camilleri</dc:creator>
              <dc:date>2015-04-25T17:39:00</dc:date>
            </office:change-info>
          </text:insertion>
        </text:changed-region>
        <text:changed-region xml:id="ct227151184" text:id="ct227151184">
          <text:insertion>
            <office:change-info>
              <dc:creator>Peter Camilleri</dc:creator>
              <dc:date>2015-04-25T17:39:00</dc:date>
            </office:change-info>
          </text:insertion>
        </text:changed-region>
        <text:changed-region xml:id="ct227151288" text:id="ct227151288">
          <text:insertion>
            <office:change-info>
              <dc:creator>Peter Camilleri</dc:creator>
              <dc:date>2015-04-25T17:39:00</dc:date>
            </office:change-info>
          </text:insertion>
        </text:changed-region>
        <text:changed-region xml:id="ct227151392" text:id="ct22715139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9,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2">Table of Contents</text:p>
          </text:index-title>
          <text:p text:style-name="P63">The MIT License (MIT).<text:tab/>5</text:p>
          <text:p text:style-name="P63">Introduction<text:tab/>6</text:p>
          <text:p text:style-name="P64">About the name fOOrth<text:tab/>6</text:p>
          <text:p text:style-name="P64">How fOOrth came to be<text:tab/>6</text:p>
          <text:p text:style-name="P64">Goals and Principles<text:tab/>7</text:p>
          <text:p text:style-name="P64">Report Card<text:tab/>8</text:p>
          <text:p text:style-name="P64">Special Note of Thanks<text:tab/>8</text:p>
          <text:p text:style-name="P63">Installation<text:tab/>10</text:p>
          <text:p text:style-name="P64">Ruby<text:tab/>10</text:p>
          <text:p text:style-name="P64">fOOrth<text:tab/>10</text:p>
          <text:p text:style-name="P64">Running fOOrth<text:tab/>11</text:p>
          <text:p text:style-name="P64">Testing<text:tab/>11</text:p>
          <text:p text:style-name="P64">Source Archive<text:tab/>12</text:p>
          <text:p text:style-name="P63">First Steps<text:tab/>13</text:p>
          <text:p text:style-name="P63">The Syntax and Style of fOOrth<text:tab/>15</text:p>
          <text:p text:style-name="P64">Syntax<text:tab/>15</text:p>
          <text:p text:style-name="P64">Spaces<text:tab/>15</text:p>
          <text:p text:style-name="P64">Comments<text:tab/>15</text:p>
          <text:p text:style-name="P64">String Literals<text:tab/>15</text:p>
          <text:p text:style-name="P64">Numeric Literals<text:tab/>16</text:p>
          <text:p text:style-name="P63">A fOOrth Calculator<text:tab/>17</text:p>
          <text:p text:style-name="P64">The Basics<text:tab/>17</text:p>
          <text:p text:style-name="P64">Stack Manipulation<text:tab/>18</text:p>
          <text:p text:style-name="P64">Programming<text:tab/>20</text:p>
          <text:p text:style-name="P64">Control Structures<text:tab/>21</text:p>
          <text:p text:style-name="P64">Data Memory<text:tab/>25</text:p>
          <text:p text:style-name="P63">Data Storage in fOOrth<text:tab/>26</text:p>
          <text:p text:style-name="P64">Typing<text:tab/>26</text:p>
          <text:p text:style-name="P64">Declarations<text:tab/>26</text:p>
          <text:p text:style-name="P64">Scoping<text:tab/>26</text:p>
          <text:p text:style-name="P64">Referencing<text:tab/>27</text:p>
          <text:p text:style-name="P64">Mutation<text:tab/>28</text:p>
          <text:p text:style-name="P63">Cloning Data<text:tab/>30</text:p>
          <text:p text:style-name="P64">Deep vs Shallow Copy<text:tab/>30</text:p>
          <text:p text:style-name="P64">Permissive Copying<text:tab/>32</text:p>
          <text:p text:style-name="P63">Handling Exceptions<text:tab/>34</text:p>
          <text:p text:style-name="P64">The Nature of Exceptions in fOOrth<text:tab/>34</text:p>
          <text:p text:style-name="P64">Handling Errors<text:tab/>34</text:p>
          <text:p text:style-name="P64">Generating Errors<text:tab/>39</text:p>
          <text:p text:style-name="P64">fOOrth Native Exception Codes:<text:tab/>40</text:p>
          <text:p text:style-name="P64">Application Error Codes:<text:tab/>41</text:p>
          <text:p text:style-name="P64">Ruby Mapped Exception Codes:<text:tab/>41</text:p>
          <text:p text:style-name="P63">The Class Tree<text:tab/>47</text:p>
          <text:p text:style-name="P64">A Brief Overview of Key OO Concepts<text:tab/>47</text:p>
          <text:p text:style-name="P64">Classes<text:tab/>47</text:p>
          <text:p text:style-name="P64">Inheritance<text:tab/>48</text:p>
          <text:p text:style-name="P64">Methods<text:tab/>48</text:p>
          <text:p text:style-name="P64">Late Binding and Polymorphism<text:tab/>48</text:p>
          <text:p text:style-name="P64">Prototypes<text:tab/>48</text:p>
          <text:p text:style-name="P63">Method Mapping<text:tab/>49</text:p>
          <text:p text:style-name="P64">Exploring the mapping system<text:tab/>49</text:p>
          <text:p text:style-name="P63">Routing<text:tab/>51</text:p>
          <text:p text:style-name="P64">Virtual Machine Methods<text:tab/>51</text:p>
          <text:p text:style-name="P64">Shared Methods<text:tab/>51</text:p>
          <text:p text:style-name="P64">Exclusive Methods<text:tab/>52</text:p>
          <text:p text:style-name="P64">Shared Stub Methods<text:tab/>52</text:p>
          <text:p text:style-name="P64">Exclusive Stub Methods<text:tab/>53</text:p>
          <text:p text:style-name="P64">Local Methods<text:tab/>53</text:p>
          <text:p text:style-name="P64">Routing Internals<text:tab/>53</text:p>
          <text:p text:style-name="P63">Self<text:tab/>56</text:p>
          <text:p text:style-name="P64">Applying Self<text:tab/>56</text:p>
          <text:p text:style-name="P64">Changing Self<text:tab/>57</text:p>
          <text:p text:style-name="P63">Boolean Data<text:tab/>58</text:p>
          <text:p text:style-name="P64">What values represent true and false<text:tab/>58</text:p>
          <text:p text:style-name="P64">Processing Boolean Data<text:tab/>58</text:p>
          <text:p text:style-name="P64">Boolean Constants<text:tab/>58</text:p>
          <text:p text:style-name="P63">Numeric Data<text:tab/>59</text:p>
          <text:p text:style-name="P63">Array<text:tab/>60</text:p>
          <text:p text:style-name="P64">Array Literals<text:tab/>60</text:p>
          <text:p text:style-name="P64">Class Methods<text:tab/>61</text:p>
          <text:p text:style-name="P64">Instance Methods<text:tab/>62</text:p>
          <text:p text:style-name="P64">See Also<text:tab/>70</text:p>
          <text:p text:style-name="P63">Class<text:tab/>71</text:p>
          <text:p text:style-name="P64">Instance Methods<text:tab/>71</text:p>
          <text:p text:style-name="P64">Commands<text:tab/>72</text:p>
          <text:p text:style-name="P64">See Also<text:tab/>73</text:p>
          <text:p text:style-name="P63">Complex<text:tab/>74</text:p>
          <text:p text:style-name="P64">Complex Literals<text:tab/>74</text:p>
          <text:p text:style-name="P64">Instance Methods<text:tab/>75</text:p>
          <text:p text:style-name="P64">Instance Stubs<text:tab/>75</text:p>
          <text:p text:style-name="P64">See Also<text:tab/>76</text:p>
          <text:p text:style-name="P63">FalseClass<text:tab/>77</text:p>
          <text:p text:style-name="P64">FalseClass Literals<text:tab/>77</text:p>
          <text:p text:style-name="P64">Instance Methods<text:tab/>77</text:p>
          <text:p text:style-name="P64"><text:soft-page-break/>See Also<text:tab/>78</text:p>
          <text:p text:style-name="P63">Float<text:tab/>79</text:p>
          <text:p text:style-name="P64">Float Literals<text:tab/>79</text:p>
          <text:p text:style-name="P64">See Also<text:tab/>79</text:p>
          <text:p text:style-name="P63">Hash<text:tab/>80</text:p>
          <text:p text:style-name="P64">Hash Literals<text:tab/>80</text:p>
          <text:p text:style-name="P64">Instance Methods<text:tab/>80</text:p>
          <text:p text:style-name="P64">See Also<text:tab/>82</text:p>
          <text:p text:style-name="P63">InStream<text:tab/>83</text:p>
          <text:p text:style-name="P64">Class Methods<text:tab/>83</text:p>
          <text:p text:style-name="P64">Instance Methods<text:tab/>84</text:p>
          <text:p text:style-name="P64">Class Stubs<text:tab/>85</text:p>
          <text:p text:style-name="P64">See Also<text:tab/>85</text:p>
          <text:p text:style-name="P63">Integer<text:tab/>86</text:p>
          <text:p text:style-name="P64">Integer Literals<text:tab/>86</text:p>
          <text:p text:style-name="P64">Instance Methods<text:tab/>86</text:p>
          <text:p text:style-name="P64">See Also<text:tab/>90</text:p>
          <text:p text:style-name="P63">NilClass<text:tab/>91</text:p>
          <text:p text:style-name="P64">NilClass Literals<text:tab/>91</text:p>
          <text:p text:style-name="P64">Instance Methods<text:tab/>91</text:p>
          <text:p text:style-name="P64">See Also<text:tab/>92</text:p>
          <text:p text:style-name="P63">Numeric<text:tab/>93</text:p>
          <text:p text:style-name="P64">Special Numeric Values<text:tab/>93</text:p>
          <text:p text:style-name="P64">Instance Methods<text:tab/>94</text:p>
          <text:p text:style-name="P64">See Also<text:tab/>114</text:p>
          <text:p text:style-name="P63">Object<text:tab/>115</text:p>
          <text:p text:style-name="P64">Instance Methods<text:tab/>115</text:p>
          <text:p text:style-name="P64">Commands<text:tab/>126</text:p>
          <text:p text:style-name="P64">See Also<text:tab/>126</text:p>
          <text:p text:style-name="P63">OutStream<text:tab/>127</text:p>
          <text:p text:style-name="P64">Class Methods<text:tab/>127</text:p>
          <text:p text:style-name="P64">Instance Methods<text:tab/>128</text:p>
          <text:p text:style-name="P64">Class Stubs<text:tab/>131</text:p>
          <text:p text:style-name="P64">See Also<text:tab/>131</text:p>
          <text:p text:style-name="P63">Procedure<text:tab/>132</text:p>
          <text:p text:style-name="P64">Procedure Literals<text:tab/>132</text:p>
          <text:p text:style-name="P64">Instance Methods<text:tab/>132</text:p>
          <text:p text:style-name="P64">See Also<text:tab/>133</text:p>
          <text:p text:style-name="P63">Queue<text:tab/>134</text:p>
          <text:p text:style-name="P64">Instance Methods<text:tab/>134</text:p>
          <text:p text:style-name="P64">See Also<text:tab/>135</text:p>
          <text:p text:style-name="P63">Rational<text:tab/>136</text:p>
          <text:p text:style-name="P64">Rational Literals<text:tab/>136</text:p>
          <text:p text:style-name="P64">Instance Methods<text:tab/>136</text:p>
          <text:p text:style-name="P64">See Also<text:tab/>137</text:p>
          <text:p text:style-name="P63">Stack<text:tab/>138</text:p>
          <text:p text:style-name="P64">Instance Methods<text:tab/>138</text:p>
          <text:p text:style-name="P64">See Also<text:tab/>138</text:p>
          <text:p text:style-name="P63">String<text:tab/>139</text:p>
          <text:p text:style-name="P64">String Literals<text:tab/>139</text:p>
          <text:p text:style-name="P64">Instance Methods<text:tab/>139</text:p>
          <text:p text:style-name="P64">See Also<text:tab/>140</text:p>
          <text:p text:style-name="P63">Thread<text:tab/>141</text:p>
          <text:p text:style-name="P64">Class Methods<text:tab/>141</text:p>
          <text:p text:style-name="P64">Instance Methods<text:tab/>141</text:p>
          <text:p text:style-name="P64">See Also<text:tab/>141</text:p>
          <text:p text:style-name="P63">TrueClass<text:tab/>142</text:p>
          <text:p text:style-name="P64">TrueClass Literals<text:tab/>142</text:p>
          <text:p text:style-name="P64">See Also<text:tab/>142</text:p>
          <text:p text:style-name="P63">VirtualMachine<text:tab/>143</text:p>
          <text:p text:style-name="P64">Instance Methods<text:tab/>143</text:p>
          <text:p text:style-name="P64">Commands<text:tab/>148</text:p>
          <text:p text:style-name="P64">See Also<text:tab/>149</text:p>
          <text:p text:style-name="P63">Appendix A – Symbol Glossary<text:tab/>150</text:p>
          <text:p text:style-name="P63">Appendix B – Regular Expressions<text:tab/>152</text:p>
          <text:p text:style-name="P63">Edit History:<text:tab/>155</text:p>
        </text:index-body>
      </text:table-of-content>
      <text:p text:style-name="Text_20_body"/>
      <text:h text:style-name="P6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0"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404311632597515819" text:style-name="L1">
        <text:list-item>
          <text:p text:style-name="P69">A Simple, Easy-to-Understand syntax that is none the less, Expressive and Compact:</text:p>
        </text:list-item>
      </text:list>
      <text:list xml:id="list2039768589368374978" text:style-name="L2">
        <text:list-item>
          <text:list>
            <text:list-item>
              <text:p text:style-name="P70">Source code in fOOrth is free-form with no line oriented limitations or rules.</text:p>
            </text:list-item>
            <text:list-item>
              <text:p text:style-name="P70">Support is given to the easy representation of common literal data such as strings, integers, floating point numbers, rational numbers, and complex numbers.</text:p>
            </text:list-item>
          </text:list>
        </text:list-item>
      </text:list>
      <text:list xml:id="list30601233" text:continue-list="list7404311632597515819" text:style-name="L1">
        <text:list-item>
          <text:p text:style-name="P69">Safe Data and Data Structures:</text:p>
        </text:list-item>
      </text:list>
      <text:list xml:id="list1670317315444703598" text:style-name="L3">
        <text:list-item>
          <text:list>
            <text:list-item>
              <text:p text:style-name="P72">Simple, reliable arithmetic. In fOOrth, integer operations never overflow. Rational values can be represented exactly, complex numbers are supported, and conversions between numeric types are simple.</text:p>
            </text:list-item>
            <text:list-item>
              <text:p text:style-name="P72"><text:soft-page-break/>Strings grow as needed without the need to allocate space or worry about overflow.</text:p>
            </text:list-item>
            <text:list-item>
              <text:p text:style-name="P72">Data containers such as arrays and hashes grow as needed. Out of range subscripts cannot access undefined memory regions. </text:p>
            </text:list-item>
          </text:list>
        </text:list-item>
      </text:list>
      <text:list xml:id="list30611447" text:continue-list="list30601233" text:style-name="L1">
        <text:list-item>
          <text:p text:style-name="P69">Message Passing:</text:p>
        </text:list-item>
      </text:list>
      <text:list xml:id="list4217679765056818413" text:style-name="L4">
        <text:list-item>
          <text:list>
            <text:list-item>
              <text:p text:style-name="P89">In fOOrth all actions take the form of messages sent to a receiver.</text:p>
            </text:list-item>
            <text:list-item>
              <text:p text:style-name="P89">The routing of messages is specified by the exact type of the message.</text:p>
            </text:list-item>
            <text:list-item>
              <text:p text:style-name="P89">Message receivers include data items on the stack as well as the virtual machine object associated with the current thread of execution.</text:p>
            </text:list-item>
            <text:list-item>
              <text:p text:style-name="P89">Messages for which no routing specification can be found, generate an error at compile time.</text:p>
            </text:list-item>
          </text:list>
        </text:list-item>
      </text:list>
      <text:list xml:id="list30607714" text:continue-list="list30611447" text:style-name="L1">
        <text:list-item>
          <text:p text:style-name="P69">Object Oriented Design:</text:p>
        </text:list-item>
      </text:list>
      <text:list xml:id="list7214015930844919612" text:style-name="L5">
        <text:list-item>
          <text:list>
            <text:list-item>
              <text:p text:style-name="P73">Support class based inheritance, with a non-cyclic (single inheritance) tree derived from a common base Object class.</text:p>
            </text:list-item>
            <text:list-item>
              <text:p text:style-name="P90">Support late binding and polymorphism through message interface compatibility or “duck” typing.</text:p>
            </text:list-item>
          </text:list>
        </text:list-item>
      </text:list>
      <text:list xml:id="list30586240" text:continue-list="list30607714" text:style-name="L1">
        <text:list-item>
          <text:p text:style-name="P69">Meta programming: </text:p>
        </text:list-item>
      </text:list>
      <text:list xml:id="list6190214274175151118" text:style-name="L6">
        <text:list-item>
          <text:list>
            <text:list-item>
              <text:p text:style-name="P91">Support extensible language constructs by making the compiler an accessible part of the system.</text:p>
            </text:list-item>
          </text:list>
        </text:list-item>
      </text:list>
      <text:list xml:id="list30588158" text:continue-list="list30586240" text:style-name="L1">
        <text:list-item>
          <text:p text:style-name="P69">Reliability:</text:p>
        </text:list-item>
      </text:list>
      <text:list xml:id="list3708328054381744447" text:style-name="L7">
        <text:list-item>
          <text:list>
            <text:list-item>
              <text:p text:style-name="P92">Errors should be detected as soon as possible. </text:p>
            </text:list-item>
            <text:list-item>
              <text:p text:style-name="P92">Language constructs should not be designed in a way that causes simple coding errors to spin off into infinite loops. </text:p>
            </text:list-item>
          </text:list>
        </text:list-item>
      </text:list>
      <text:list xml:id="list30612535" text:continue-list="list30588158" text:style-name="L1">
        <text:list-item>
          <text:p text:style-name="P74">Building on the host language:</text:p>
        </text:list-item>
      </text:list>
      <text:list xml:id="list9124850492656914413" text:style-name="L8">
        <text:list-item>
          <text:list>
            <text:list-item>
              <text:p text:style-name="P7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234162472"/>Thanks<text:alphabetical-index-mark-end text:id="IMark23416247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188418208879920165" text:style-name="L9">
        <text:list-item>
          <text:p text:style-name="P93">ruby 1.9.3p484 (2013-11-22) [i386-mingw32]</text:p>
        </text:list-item>
        <text:list-item>
          <text:p text:style-name="P93">ruby 2.1.5p273 (2014-11-13 revision 48405) [i386-mingw32]</text:p>
        </text:list-item>
        <text:list-item>
          <text:p text:style-name="P93">Rubinius – to be tested!</text:p>
        </text:list-item>
        <text:list-item>
          <text:p text:style-name="P93">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234162472"/>Rake<text:alphabetical-index-mark-end text:id="IMark234162472"/>:</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34162472"/>Demo.rb<text:alphabetical-index-mark-end text:id="IMark23416247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234162472"/>Testing<text:alphabetical-index-mark-end text:id="IMark23416247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234162472"/>Known Issues<text:alphabetical-index-mark-end text:id="IMark23416247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234162472"/>Archive<text:alphabetical-index-mark-end text:id="IMark23416247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5254456"/>F10:<text:change-end text:change-id="ct225254456"/><text:change-start text:change-id="ct225254560"/> <text:change-end text:change-id="ct22525456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6443448"/>drop<text:alphabetical-index-mark-end text:id="IMark14644344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6443448"/>dup<text:alphabetical-index-mark-end text:id="IMark14644344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46443448"/>nip<text:alphabetical-index-mark-end text:id="IMark14644344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6443448"/>over<text:alphabetical-index-mark-end text:id="IMark14644344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46443448"/>pick<text:alphabetical-index-mark-end text:id="IMark14644344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46443448"/>swap<text:alphabetical-index-mark-end text:id="IMark14644344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46443448"/>tuck<text:alphabetical-index-mark-end text:id="IMark14644344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010279039905251883" text:style-name="L10">
        <text:list-item>
          <text:p text:style-name="P76">To store return addresses for word calls. In fOOrth this is handled by the Ruby virtual machine.</text:p>
        </text:list-item>
        <text:list-item>
          <text:p text:style-name="P76">To store context for control structures. In fOOrth the context mechanism provides for a far richer and more reliable set of control, compile, and data structures.</text:p>
        </text:list-item>
        <text:list-item>
          <text:p text:style-name="P7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6442776"/>if<text:alphabetical-index-mark-end text:id="IMark1464427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6442776"/>else<text:alphabetical-index-mark-end text:id="IMark146442776"/>” and “<text:alphabetical-index-mark-start text:id="IMark146441816"/>then<text:alphabetical-index-mark-end text:id="IMark14644181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6441816"/>switch<text:alphabetical-index-mark-end text:id="IMark146441816"/>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6441816"/>do<text:alphabetical-index-mark-end text:id="IMark146441816"/>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46441816"/>loop<text:alphabetical-index-mark-end text:id="IMark146441816"/>” commands mark the boundaries of the loop; The “<text:alphabetical-index-mark-start text:id="IMark146442776"/>i<text:alphabetical-index-mark-end text:id="IMark146442776"/>” command is used to retrieve the current loop counter value. For nested loops, the “<text:alphabetical-index-mark-start text:id="IMark146442536"/>j<text:alphabetical-index-mark-end text:id="IMark146442536"/>” command retrieves the value of the outer loops counter value. <text:s/>By default, the “loop” command adds one to the loop value. For more flexible looping, the “<text:alphabetical-index-mark-start text:id="IMark146443016"/>+loop<text:alphabetical-index-mark-end text:id="IMark14644301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6443016"/>-i<text:alphabetical-index-mark-end text:id="IMark146443016"/> and <text:alphabetical-index-mark-start text:id="IMark146442536"/>-j<text:alphabetical-index-mark-end text:id="IMark14644253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6442536"/>begin<text:alphabetical-index-mark-end text:id="IMark14644253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151581074035935183" text:style-name="L11">
        <text:list-item>
          <text:p text:style-name="P77">begin … <text:alphabetical-index-mark-start text:id="IMark146442776"/>until<text:alphabetical-index-mark-end text:id="IMark146442776"/> – loops until the top of stack is true.</text:p>
        </text:list-item>
        <text:list-item>
          <text:p text:style-name="P77">begin … <text:alphabetical-index-mark-start text:id="IMark146442536"/>again<text:alphabetical-index-mark-end text:id="IMark146442536"/> – loops indefinitely </text:p>
        </text:list-item>
        <text:list-item>
          <text:p text:style-name="P77">begin … <text:alphabetical-index-mark-start text:id="IMark146442776"/>repeat<text:alphabetical-index-mark-end text:id="IMark1464427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6442776"/>Typing<text:alphabetical-index-mark-end text:id="IMark1464427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6442776"/>Duck Typing<text:alphabetical-index-mark-end text:id="IMark146442776"/><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6442776"/>Declarations<text:alphabetical-index-mark-end text:id="IMark1464427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6442776"/>Scoping<text:alphabetical-index-mark-end text:id="IMark1464427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6442776"/><text:span text:style-name="T7">val:</text:span><text:alphabetical-index-mark-end text:id="IMark146442776"/> and <text:alphabetical-index-mark-start text:id="IMark146443016"/><text:span text:style-name="T7">var:</text:span><text:alphabetical-index-mark-end text:id="IMark146443016"/></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6443016"/><text:span text:style-name="T7">.init</text:span><text:alphabetical-index-mark-end text:id="IMark146443016"/> method being the most popular since it is called to initialize a new instance of the object.</text:p>
      <text:p text:style-name="P1">Methods: <text:alphabetical-index-mark-start text:id="IMark146443016"/><text:span text:style-name="T7">val@:</text:span><text:alphabetical-index-mark-end text:id="IMark146443016"/> and <text:alphabetical-index-mark-start text:id="IMark146442776"/><text:span text:style-name="T7">var@:</text:span><text:alphabetical-index-mark-end text:id="IMark146442776"/></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6442776"/><text:span text:style-name="T7">val#:</text:span><text:alphabetical-index-mark-end text:id="IMark146442776"/> and <text:alphabetical-index-mark-start text:id="IMark146443016"/><text:span text:style-name="T7">var#:</text:span><text:alphabetical-index-mark-end text:id="IMark14644301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6443016"/><text:span text:style-name="T7">val$:</text:span><text:alphabetical-index-mark-end text:id="IMark146443016"/> and <text:alphabetical-index-mark-start text:id="IMark146442776"/><text:span text:style-name="T7">var$:</text:span><text:alphabetical-index-mark-end text:id="IMark146442776"/></text:p>
      <text:p text:style-name="P1">Regex for valid local variable names: <text:span text:style-name="T7">/^\$[a-z][a-z0-9_]*$/</text:span></text:p>
      <text:p text:style-name="Text_20_body">Notes:</text:p>
      <text:p text:style-name="Text_20_body"/>
      <text:h text:style-name="Heading_20_2" text:outline-level="2"><text:alphabetical-index-mark-start text:id="IMark146442776"/>Referencing<text:alphabetical-index-mark-end text:id="IMark14644277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6442776"/>Mutation<text:alphabetical-index-mark-end text:id="IMark14644277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46443448"/>dup<text:alphabetical-index-mark-end text:id="IMark146443448"/></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46443448"/>copy<text:alphabetical-index-mark-end text:id="IMark146443448"/></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46443448"/>.copy<text:alphabetical-index-mark-end text:id="IMark146443448"/></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46443448"/>clone<text:alphabetical-index-mark-end text:id="IMark146443448"/></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46443448"/>.clone<text:alphabetical-index-mark-end text:id="IMark146443448"/></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355985937514293551" text:style-name="L12">
        <text:list-item>
          <text:p text:style-name="P94">No Copying</text:p>
        </text:list-item>
        <text:list-item>
          <text:p text:style-name="P94">Shallow Copying</text:p>
        </text:list-item>
        <text:list-item>
          <text:p text:style-name="P9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3720340"/>.clone_exclude<text:alphabetical-index-mark-end text:id="IMark2337203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6450708"/>try<text:alphabetical-index-mark-end text:id="IMark146450708"/> block</text:h>
      <text:p text:style-name="P1">The bare basics of an exception handled code block is:</text:p>
      <text:p text:style-name="Code"/>
      <text:p text:style-name="Code">try (dangerous code here) <text:alphabetical-index-mark-start text:id="IMark146450708"/>catch<text:alphabetical-index-mark-end text:id="IMark146450708"/>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6450708"/>?"<text:alphabetical-index-mark-end text:id="IMark1464507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6450708"/>bounce<text:alphabetical-index-mark-end text:id="IMark14645070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6450708"/>bounce<text:alphabetical-index-mark-end text:id="IMark14645070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6450708"/>finally<text:alphabetical-index-mark-end text:id="IMark14645070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6450708"/>try<text:alphabetical-index-mark-end text:id="IMark146450708"/></text:p>
      <text:p text:style-name="Code"><text:s text:c="2"/>(dangerous code)</text:p>
      <text:p text:style-name="Code">(optional) <text:alphabetical-index-mark-start text:id="IMark146450708"/>catch<text:alphabetical-index-mark-end text:id="IMark146450708"/></text:p>
      <text:p text:style-name="Code"><text:s text:c="2"/>(exception handler with optional <text:alphabetical-index-mark-start text:id="IMark146450708"/>?"<text:alphabetical-index-mark-end text:id="IMark146450708"/>Exx" and <text:alphabetical-index-mark-start text:id="IMark234133020"/>bounce<text:alphabetical-index-mark-end text:id="IMark234133020"/>)</text:p>
      <text:p text:style-name="Code">(optional) <text:alphabetical-index-mark-start text:id="IMark234133020"/>finally<text:alphabetical-index-mark-end text:id="IMark234133020"/></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4133020"/>throw"<text:alphabetical-index-mark-end text:id="IMark234133020"/>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34133020"/>.throw<text:alphabetical-index-mark-end text:id="IMark234133020"/></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46601020"/>Classes<text:alphabetical-index-mark-end text:id="IMark14660102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46601020"/>Inheritance<text:alphabetical-index-mark-end text:id="IMark146601020"/></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46601020"/>Methods<text:alphabetical-index-mark-end text:id="IMark146601020"/></text:h>
      <text:p text:style-name="P1">All code in fOOrth is contained in methods. A method is a fragment of code that an object uses to respond to a message that has been sent to that object. In fOOrth there are three sorts of methods:</text:p>
      <text:list xml:id="list8332620962097579651" text:style-name="L13">
        <text:list-item>
          <text:p text:style-name="P78">Shared: Methods that are common to all instances of the class that contains them.</text:p>
        </text:list-item>
        <text:list-item>
          <text:p text:style-name="P78">Exclusive: Methods that are defined for one and only one object (and all of its clones that are created <text:span text:style-name="T2">after</text:span> the exclusive method is defined.).</text:p>
        </text:list-item>
        <text:list-item>
          <text:p text:style-name="P78">Local: Methods that are created in a context and are accessible only in that context. When the context concludes, these methods are no longer accessible.</text:p>
        </text:list-item>
      </text:list>
      <text:h text:style-name="Heading_20_2" text:outline-level="2"><text:alphabetical-index-mark-start text:id="IMark146450708"/>Late Binding<text:alphabetical-index-mark-end text:id="IMark146450708"/> and <text:alphabetical-index-mark-start text:id="IMark234133020"/>Polymorphism<text:alphabetical-index-mark-end text:id="IMark23413302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34133020"/>Prototypes<text:alphabetical-index-mark-end text:id="IMark23413302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234133020"/>Method Mapping<text:alphabetical-index-mark-end text:id="IMark2341330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985677008516204144" text:style-name="L14">
        <text:list-item>
          <text:p text:style-name="P79">The strings used by fOOrth needed to be converted to Ruby symbols to allow code to be executed in Ruby.</text:p>
        </text:list-item>
        <text:list-item>
          <text:p text:style-name="P7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6450708"/>SymbolMap<text:alphabetical-index-mark-end text:id="IMark146450708"/> class. This class creates mappings in one of two ways:</text:p>
      <text:list xml:id="list2898035516002586029" text:style-name="L15">
        <text:list-item>
          <text:p text:style-name="P8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46450708"/>Routing<text:alphabetical-index-mark-end text:id="IMark146450708"/></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465188672957331534" text:style-name="L16">
        <text:list-item>
          <text:p text:style-name="P81">The defining word used to create the method.</text:p>
        </text:list-item>
        <text:list-item>
          <text:p text:style-name="P81">The receiver of the defining word used to create the method.</text:p>
        </text:list-item>
        <text:list-item>
          <text:p text:style-name="P8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1671720919490833883" text:style-name="L17">
        <text:list-item>
          <text:p text:style-name="P82">“.” - indicates that the message is routed to the top-of-stack element (TOS)</text:p>
        </text:list-item>
        <text:list-item>
          <text:p text:style-name="P82">“~” - indicates that the message is routed to the “self” entity of the method (see the section Self below). Since these messages are only routed to the object itself, they are in effect private methods.</text:p>
        </text:list-item>
        <text:list-item>
          <text:p text:style-name="P8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0609948" text:continue-numbering="true" text:style-name="L17">
        <text:list-item>
          <text:p text:style-name="P82">“.” - indicates that the message is routed to the top-of-stack element (TOS)</text:p>
        </text:list-item>
        <text:list-item>
          <text:p text:style-name="P82">“~” - indicates that the message is routed to the “self” entity of the method (see the section Self below). Since these messages are only routed to the object itself, they are in effect private methods.</text:p>
        </text:list-item>
        <text:list-item>
          <text:p text:style-name="P8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233720964"/>:<text:alphabetical-index-mark-end text:id="IMark233720964"/></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233720964"/>.:<text:alphabetical-index-mark-end text:id="IMark23372096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233720964"/>.::<text:alphabetical-index-mark-end text:id="IMark23372096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46441384"/>do_map_name<text:alphabetical-index-mark-end text:id="IMark14644138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5254768"/>F10: <text:change-end text:change-id="ct225254768"/>?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234132300"/>self<text:alphabetical-index-mark-end text:id="IMark234132300"/>”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928916085940411107" text:style-name="L18">
        <text:list-item>
          <text:p text:style-name="P8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3">For TOS routed methods, access to self is as simple as “self .method_name”. This was done in the MyClass example above. The self value is a free value that does not to be declared.</text:p>
        </text:list-item>
        <text:list-item>
          <text:p text:style-name="P8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3">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34132300"/>.with{<text:alphabetical-index-mark-end text:id="IMark234132300"/>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96288000153400602" text:style-name="L19">
        <text:list-item>
          <text:p text:style-name="P8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4">A .with{ … } clause can be used to take a value and give easy access to that value within the executed block without having to create a local value.</text:p>
        </text:list-item>
        <text:list-item>
          <text:p text:style-name="P84">Access to the self value is generally faster than other forms of access. Thus this construct can yield performance enhancements.</text:p>
        </text:list-item>
      </text:list>
      <text:p text:style-name="P1"/>
      <text:h text:style-name="Heading_20_1" text:outline-level="1"><text:alphabetical-index-mark-start text:id="IMark234132300"/>Boolean<text:alphabetical-index-mark-end text:id="IMark23413230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46443304"/>FalseClass<text:alphabetical-index-mark-end text:id="IMark146443304"/></text:p>
            <text:p text:style-name="P13"><text:alphabetical-index-mark-start text:id="IMark146443304"/>NilClass<text:alphabetical-index-mark-end text:id="IMark146443304"/></text:p>
          </table:table-cell>
          <table:table-cell table:style-name="Table118.B2" office:value-type="string">
            <text:p text:style-name="P13"><text:alphabetical-index-mark-start text:id="IMark146443304"/>Object<text:alphabetical-index-mark-end text:id="IMark146443304"/></text:p>
          </table:table-cell>
        </table:table-row>
      </table:table>
      <text:p text:style-name="P10"/>
      <text:p text:style-name="P11">Note that while false processing occurs in FalseClass and NilClass, true processing occurs in Object and not <text:alphabetical-index-mark-start text:id="IMark234132300"/>TrueClass<text:alphabetical-index-mark-end text:id="IMark23413230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234132300"/>Numeric<text:alphabetical-index-mark-end text:id="IMark23413230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763746310482587537" text:style-name="L20">
        <text:list-item>
          <text:p text:style-name="P85">Integer defines a few “bit” oriented operations that are specific to whole numbers.</text:p>
        </text:list-item>
        <text:list-item>
          <text:p text:style-name="P8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234132300"/>Array<text:alphabetical-index-mark-end text:id="IMark23413230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5627551225611382169" text:style-name="L21">
        <text:list-item>
          <text:p text:style-name="P86">The first two examples both create “empty” arrays with zero data elements. </text:p>
        </text:list-item>
        <text:list-item>
          <text:p text:style-name="P86">Array data do NOT need to be the same “type” of data. Mixing is allowed. </text:p>
        </text:list-item>
        <text:list-item>
          <text:p text:style-name="P86">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7221980854060646551" text:style-name="L22">
        <text:list-item>
          <text:p text:style-name="P87">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6443304"/>.new<text:alphabetical-index-mark-end text:id="IMark146443304"/>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6443304"/>.new{<text:alphabetical-index-mark-end text:id="IMark146443304"/>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46443304"/>x<text:alphabetical-index-mark-end text:id="IMark146443304"/>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46443304"/>}<text:alphabetical-index-mark-end text:id="IMark146443304"/>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6443304"/>.new_size<text:alphabetical-index-mark-end text:id="IMark146443304"/>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6443304"/>.new_value<text:alphabetical-index-mark-end text:id="IMark146443304"/>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6443304"/>.new_values<text:alphabetical-index-mark-end text:id="IMark146443304"/>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46443304"/>!<text:alphabetical-index-mark-end text:id="IMark14644330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6443304"/>+<text:alphabetical-index-mark-end text:id="IMark14644330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6443304"/>.+left<text:alphabetical-index-mark-end text:id="IMark14644330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46443304"/>.+mid<text:alphabetical-index-mark-end text:id="IMark14644330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6443304"/>.+midlr<text:alphabetical-index-mark-end text:id="IMark14644330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6443304"/>.+right<text:alphabetical-index-mark-end text:id="IMark14644330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46443304"/>.-left<text:alphabetical-index-mark-end text:id="IMark14644330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6443304"/>.-mid<text:alphabetical-index-mark-end text:id="IMark14644330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6443304"/>.-midlr<text:alphabetical-index-mark-end text:id="IMark14644330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6443304"/>.-right<text:alphabetical-index-mark-end text:id="IMark14644330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46443304"/>.[]!<text:alphabetical-index-mark-end text:id="IMark146443304"/>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46443304"/>.[]@<text:alphabetical-index-mark-end text:id="IMark146443304"/>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6443304"/>.left<text:alphabetical-index-mark-end text:id="IMark14644330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6443304"/>.length<text:alphabetical-index-mark-end text:id="IMark14644330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6443304"/>.max<text:alphabetical-index-mark-end text:id="IMark14644330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6443304"/>.mid<text:alphabetical-index-mark-end text:id="IMark14644330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6443304"/>.midlr<text:alphabetical-index-mark-end text:id="IMark14644330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6443304"/>.min<text:alphabetical-index-mark-end text:id="IMark14644330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6443304"/>.pp<text:alphabetical-index-mark-end text:id="IMark14644330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6443304"/>.reverse<text:alphabetical-index-mark-end text:id="IMark14644330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6443304"/>.right<text:alphabetical-index-mark-end text:id="IMark14644330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6443304"/>.shuffle<text:alphabetical-index-mark-end text:id="IMark14644330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6443304"/>.sort<text:alphabetical-index-mark-end text:id="IMark14644330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6443304"/>.strmax<text:alphabetical-index-mark-end text:id="IMark14644330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6443304"/>&lt;&lt;<text:alphabetical-index-mark-end text:id="IMark14644330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6443304"/>@<text:alphabetical-index-mark-end text:id="IMark14644330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34132300"/>Class<text:alphabetical-index-mark-end text:id="IMark234132300"/></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6443304"/>.is_class?<text:alphabetical-index-mark-end text:id="IMark14644330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46443304"/>.new<text:alphabetical-index-mark-end text:id="IMark14644330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46443304"/>.parent_class<text:alphabetical-index-mark-end text:id="IMark14644330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6443304"/>.subclass:<text:alphabetical-index-mark-end text:id="IMark146443304"/>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46443304"/>.to_s<text:alphabetical-index-mark-end text:id="IMark14644330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234132300"/>Commands<text:alphabetical-index-mark-end text:id="IMark234132300"/></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46443304"/>)methods<text:alphabetical-index-mark-end text:id="IMark146443304"/>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46443304"/>)stubs<text:alphabetical-index-mark-end text:id="IMark146443304"/> []</text:h>
            <text:p text:style-name="Text_20_body">Routing: TOS</text:p>
            <text:p text:style-name="P1">List the stub methods defined for this class. Stubs are place holder methods that serve one of two purposes:</text:p>
            <text:list xml:id="list634780927955764890" text:style-name="L23">
              <text:list-item>
                <text:p text:style-name="P88">They are abstract methods in a base class that exist so that a sub-class may replace the stub with an actual method. The stub ensures that the compiler uses the correct routing when using the method.</text:p>
              </text:list-item>
              <text:list-item>
                <text:p text:style-name="P88">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34132300"/>Complex<text:alphabetical-index-mark-end text:id="IMark23413230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6440232"/>.cbrt<text:alphabetical-index-mark-end text:id="IMark14644023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6441384"/>.e**<text:alphabetical-index-mark-end text:id="IMark14644138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6440232"/>.split<text:alphabetical-index-mark-end text:id="IMark1464402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6441384"/>.sqrt<text:alphabetical-index-mark-end text:id="IMark14644138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234161464"/>FalseClass<text:alphabetical-index-mark-end text:id="IMark23416146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6441384"/>&amp;&amp;<text:alphabetical-index-mark-end text:id="IMark14644138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6441384"/>^^<text:alphabetical-index-mark-end text:id="IMark14644138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6441384"/>||<text:alphabetical-index-mark-end text:id="IMark14644138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234161464"/>Float<text:alphabetical-index-mark-end text:id="IMark23416146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34161272"/>Hash<text:alphabetical-index-mark-end text:id="IMark23416127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34161272"/><text:span text:style-name="T7">{</text:span><text:alphabetical-index-mark-end text:id="IMark234161272"/>” and the locally defined methods “<text:alphabetical-index-mark-start text:id="IMark234164104"/><text:span text:style-name="T7">-&gt;</text:span><text:alphabetical-index-mark-end text:id="IMark234164104"/>” and “<text:alphabetical-index-mark-start text:id="IMark234161800"/><text:span text:style-name="T7">}</text:span><text:alphabetical-index-mark-end text:id="IMark23416180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0595539" text:continue-list="list5627551225611382169" text:style-name="L21">
        <text:list-item>
          <text:p text:style-name="P86">The first example creates an “empty” hash with zero data elements. </text:p>
        </text:list-item>
        <text:list-item>
          <text:p text:style-name="P86">Hash key and data do NOT need to be the same “type” of data. Mixing is allowed. </text:p>
        </text:list-item>
        <text:list-item>
          <text:p text:style-name="P86">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234012628"/>.[]!<text:alphabetical-index-mark-end text:id="IMark2340126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34012628"/>.[]@<text:alphabetical-index-mark-end text:id="IMark2340126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34012628"/>.keys<text:alphabetical-index-mark-end text:id="IMark234012628"/>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34012628"/>.pp<text:alphabetical-index-mark-end text:id="IMark2340126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234012628"/>.strmax2<text:alphabetical-index-mark-end text:id="IMark2340126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34012628"/>.values<text:alphabetical-index-mark-end text:id="IMark234012628"/>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234164104"/>InStream<text:alphabetical-index-mark-end text:id="IMark23416410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34012628"/>.get_all<text:alphabetical-index-mark-end text:id="IMark2340126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34012628"/>.open<text:alphabetical-index-mark-end text:id="IMark23401262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34012628"/>.open{<text:alphabetical-index-mark-end text:id="IMark23401262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34012628"/>.close<text:alphabetical-index-mark-end text:id="IMark2340126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34012628"/>.getc<text:alphabetical-index-mark-end text:id="IMark23401262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34012628"/>.gets<text:alphabetical-index-mark-end text:id="IMark23401262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234012628"/>~getc<text:alphabetical-index-mark-end text:id="IMark23401262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34012628"/>~gets<text:alphabetical-index-mark-end text:id="IMark23401262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234164104"/>Integer<text:alphabetical-index-mark-end text:id="IMark23416410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25254872"/></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25254976"/>[an_integer] <text:alphabetical-index-mark-start text:id="IMark234161800"/>.even?<text:alphabetical-index-mark-end text:id="IMark234161800"/> [a_boolean]</text:h>
            <text:p text:style-name="Text_20_body">Routing: TOS</text:p>
            <text:p text:style-name="P1">This method returns true if the integer is even and false if it is odd.<text:change-end text:change-id="ct225254976"/></text:p>
          </table:table-cell>
          <table:covered-table-cell/>
        </table:table-row>
        <table:table-row table:style-name="Table120.1">
          <table:table-cell table:style-name="Table120.A2" office:value-type="string">
            <text:p text:style-name="P15"><text:change-start text:change-id="ct225255080"/>Code<text:change-end text:change-id="ct225255080"/></text:p>
          </table:table-cell>
          <table:table-cell table:style-name="Table120.B2" office:value-type="string">
            <text:p text:style-name="P15"><text:change-start text:change-id="ct225255184"/>Result<text:change-end text:change-id="ct225255184"/></text:p>
          </table:table-cell>
        </table:table-row>
        <table:table-row table:style-name="Table120.1">
          <table:table-cell table:style-name="Table120.A2" office:value-type="string">
            <text:p text:style-name="Snippet"><text:change-start text:change-id="ct225255288"/>2 .even?<text:change-end text:change-id="ct225255288"/></text:p>
          </table:table-cell>
          <table:table-cell table:style-name="Table120.B2" office:value-type="string">
            <text:p text:style-name="P2"><text:change-start text:change-id="ct225255392"/>true<text:change-end text:change-id="ct225255392"/></text:p>
          </table:table-cell>
        </table:table-row>
        <table:table-row table:style-name="Table120.1">
          <table:table-cell table:style-name="Table120.A2" office:value-type="string">
            <text:p text:style-name="Snippet"><text:change-start text:change-id="ct225255496"/>3 .even?<text:change-end text:change-id="ct225255496"/></text:p>
          </table:table-cell>
          <table:table-cell table:style-name="Table120.B2" office:value-type="string">
            <text:p text:style-name="P2"><text:change-start text:change-id="ct225255600"/>false<text:change-end text:change-id="ct225255600"/></text:p>
          </table:table-cell>
        </table:table-row>
      </table:table>
      <text:p text:style-name="Text_20_body"><text:change text:change-id="ct225255704"/><text:change-start text:change-id="ct22525580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34161800"/>.gcd<text:alphabetical-index-mark-end text:id="IMark23416180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5255808"/><text:change text:change-id="ct225255912"/><text:change-start text:change-id="ct22525601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34161800"/>.lcm<text:alphabetical-index-mark-end text:id="IMark23416180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5256016"/><text:change text:change-id="ct225256224"/><text:change text:change-id="ct225256120"/><text:change-start text:change-id="ct22525632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34161800"/>.odd?<text:alphabetical-index-mark-end text:id="IMark23416180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5256328"/></text:p>
      <text:p text:style-name="Text_20_body"><text:change text:change-id="ct225256432"/><text:change-start text:change-id="ct225256536"/></text:p>
      <text:p text:style-name="Text_20_body"><text:change-end text:change-id="ct225256536"/><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5256640"/>[an_integer] <text:alphabetical-index-mark-start text:id="IMark234161800"/>2*<text:alphabetical-index-mark-end text:id="IMark234161800"/> [an_integer]</text:h>
            <text:p text:style-name="Text_20_body">Routing: TOS</text:p>
            <text:p text:style-name="P1"><text:change-end text:change-id="ct225256640"/><text:change-start text:change-id="ct225256744"/>Double the value of the integer.<text:change-end text:change-id="ct225256744"/></text:p>
          </table:table-cell>
          <table:covered-table-cell/>
        </table:table-row>
        <table:table-row table:style-name="Table124.1">
          <table:table-cell table:style-name="Table124.A2" office:value-type="string">
            <text:p text:style-name="P15"><text:change-start text:change-id="ct225256848"/>Code<text:change-end text:change-id="ct225256848"/></text:p>
          </table:table-cell>
          <table:table-cell table:style-name="Table124.B2" office:value-type="string">
            <text:p text:style-name="P15"><text:change-start text:change-id="ct225256952"/>Result<text:change-end text:change-id="ct225256952"/></text:p>
          </table:table-cell>
        </table:table-row>
        <table:table-row table:style-name="Table124.1">
          <table:table-cell table:style-name="Table124.A2" office:value-type="string">
            <text:p text:style-name="Snippet"><text:change-start text:change-id="ct225257056"/>13 2*<text:change-end text:change-id="ct225257056"/></text:p>
          </table:table-cell>
          <table:table-cell table:style-name="Table124.B2" office:value-type="string">
            <text:p text:style-name="P2"><text:change-start text:change-id="ct225257160"/>26<text:change-end text:change-id="ct225257160"/></text:p>
          </table:table-cell>
        </table:table-row>
      </table:table>
      <text:p text:style-name="Standard"/>
      <text:p text:style-name="Text_20_body"><text:change text:change-id="ct225257264"/><text:change-start text:change-id="ct22701567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34161800"/>2/<text:alphabetical-index-mark-end text:id="IMark23416180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7015672"/><text:change text:change-id="ct227015776"/><text:change-start text:change-id="ct22701588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34161800"/>&lt;&lt;<text:alphabetical-index-mark-end text:id="IMark23416180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27015880"/><text:change text:change-id="ct227015984"/><text:change-start text:change-id="ct22701608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34161800"/>&gt;&gt;<text:alphabetical-index-mark-end text:id="IMark23416180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27016088"/><text:change text:change-id="ct227016192"/><text:change-start text:change-id="ct22701629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34161800"/>and<text:alphabetical-index-mark-end text:id="IMark23416180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7016296"/><text:change text:change-id="ct227016400"/><text:change-start text:change-id="ct22701650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34161800"/>com<text:alphabetical-index-mark-end text:id="IMark23416180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7016504"/><text:change text:change-id="ct22701660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7016712"/>[an_integer an_integer] <text:alphabetical-index-mark-start text:id="IMark234161800"/>or<text:alphabetical-index-mark-end text:id="IMark234161800"/> [an_integer]</text:h>
            <text:p text:style-name="Text_20_body">Routing: NOS</text:p>
            <text:p text:style-name="P1"><text:change-end text:change-id="ct227016712"/><text:change-start text:change-id="ct227016816"/>Compute the bit-wise inclusive or function of the two integer values.<text:change-end text:change-id="ct227016816"/></text:p>
          </table:table-cell>
          <table:covered-table-cell/>
        </table:table-row>
        <table:table-row table:style-name="Table130.1">
          <table:table-cell table:style-name="Table130.A2" office:value-type="string">
            <text:p text:style-name="P15"><text:change-start text:change-id="ct227016920"/>Code<text:change-end text:change-id="ct227016920"/></text:p>
          </table:table-cell>
          <table:table-cell table:style-name="Table130.B2" office:value-type="string">
            <text:p text:style-name="P15"><text:change-start text:change-id="ct227017024"/>Result<text:change-end text:change-id="ct227017024"/></text:p>
          </table:table-cell>
        </table:table-row>
        <table:table-row table:style-name="Table130.1">
          <table:table-cell table:style-name="Table130.A2" office:value-type="string">
            <text:p text:style-name="Snippet"><text:change-start text:change-id="ct227017128"/>15 40 or<text:change-end text:change-id="ct227017128"/></text:p>
          </table:table-cell>
          <table:table-cell table:style-name="Table130.B2" office:value-type="string">
            <text:p text:style-name="P2"><text:change-start text:change-id="ct227017232"/>47<text:change-end text:change-id="ct227017232"/></text:p>
          </table:table-cell>
        </table:table-row>
      </table:table>
      <text:p text:style-name="Standard"><text:change text:change-id="ct227017336"/><text:change-start text:change-id="ct22701744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34161800"/>xor<text:alphabetical-index-mark-end text:id="IMark23416180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27017440"/></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234161128"/><text:alphabetical-index-mark-start text:id="IMark234163384"/><text:alphabetical-index-mark-start text:id="IMark234160408"/>NilClass<text:alphabetical-index-mark-end text:id="IMark234160408"/><text:alphabetical-index-mark-end text:id="IMark234163384"/><text:alphabetical-index-mark-end text:id="IMark234161128"/></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7017544"/> </text:p>
      <text:p text:style-name="P1">Note that in Boolean expressions, nil is treated as an alias for false.<text:change-end text:change-id="ct22701754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34161800"/>&amp;&amp;<text:alphabetical-index-mark-end text:id="IMark23416180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27017648"/>nil true &amp;&amp;<text:change-end text:change-id="ct227017648"/></text:p>
          </table:table-cell>
          <table:table-cell table:style-name="Table26.B2" office:value-type="string">
            <text:p text:style-name="P2"><text:change-start text:change-id="ct227017752"/>false<text:change-end text:change-id="ct22701775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34161800"/>^^<text:alphabetical-index-mark-end text:id="IMark23416180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27017856"/>nil <text:change-end text:change-id="ct227017856"/><text:change-start text:change-id="ct227017960"/>false ^^<text:change-end text:change-id="ct227017960"/></text:p>
          </table:table-cell>
          <table:table-cell table:style-name="Table27.B2" office:value-type="string">
            <text:p text:style-name="P2"><text:change-start text:change-id="ct227018064"/>false<text:change-end text:change-id="ct227018064"/></text:p>
          </table:table-cell>
        </table:table-row>
        <table:table-row table:style-name="Table27.2">
          <table:table-cell table:style-name="Table27.A2" office:value-type="string">
            <text:p text:style-name="Snippet"><text:change-start text:change-id="ct227018168"/>nil true ^^<text:change-end text:change-id="ct227018168"/></text:p>
          </table:table-cell>
          <table:table-cell table:style-name="Table27.B2" office:value-type="string">
            <text:p text:style-name="P2"><text:change-start text:change-id="ct227018272"/>true<text:change-end text:change-id="ct22701827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34161800"/>||<text:alphabetical-index-mark-end text:id="IMark23416180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27018376"/>nil false ||<text:change-end text:change-id="ct227018376"/></text:p>
          </table:table-cell>
          <table:table-cell table:style-name="Table28.B2" office:value-type="string">
            <text:p text:style-name="P2"><text:change-start text:change-id="ct227018480"/>false<text:change-end text:change-id="ct227018480"/></text:p>
          </table:table-cell>
        </table:table-row>
        <table:table-row table:style-name="Table28.2">
          <table:table-cell table:style-name="Table28.A2" office:value-type="string">
            <text:p text:style-name="Snippet"><text:change-start text:change-id="ct227018584"/>nil true ||<text:change-end text:change-id="ct227018584"/></text:p>
          </table:table-cell>
          <table:table-cell table:style-name="Table28.B2" office:value-type="string">
            <text:p text:style-name="P2"><text:change-start text:change-id="ct227018688"/>true<text:change-end text:change-id="ct227018688"/></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234161128"/>Numeric<text:alphabetical-index-mark-end text:id="IMark23416112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27018792"/><text:change-start text:change-id="ct227018896"/>The Numeric class is the abstract base class for num<text:change-end text:change-id="ct227018896"/><text:change-start text:change-id="ct227019000"/>eric data. It is the location for the vast majority of methods that act on such data. In use, data will be instances of <text:change-end text:change-id="ct227019000"/><text:change-start text:change-id="ct227019104"/>Complex, Float, Integer (via Bignum and Fixnum), and Rational data.<text:change-end text:change-id="ct227019104"/><text:change-start text:change-id="ct227019208"/></text:p>
      <text:h text:style-name="Heading_20_2" text:outline-level="2">Specia<text:change-end text:change-id="ct227019208"/><text:change-start text:change-id="ct227019312"/>l Numeric Values</text:h>
      <text:p text:style-name="Text_20_body"><text:change-end text:change-id="ct227019312"/><text:change-start text:change-id="ct22701941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34161800"/>dpr<text:alphabetical-index-mark-end text:id="IMark23416180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7019416"/><text:change-start text:change-id="ct22703615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34161800"/>e<text:alphabetical-index-mark-end text:id="IMark23416180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234161800"/>pi<text:alphabetical-index-mark-end text:id="IMark23416180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27019520"/>In 1897, an attempt was made <text:change-end text:change-id="ct227019520"/><text:change-start text:change-id="ct227019624"/>to legislate the value of pi. Fortunately, this effort was unsuccessful.<text:change-end text:change-id="ct227019624"/></text:p></text:note-body></text:note></text:p>
          </table:table-cell>
        </table:table-row>
      </table:table>
      <text:p text:style-name="Text_20_body"><text:change-end text:change-id="ct227036152"/></text:p>
      <text:h text:style-name="Heading_20_2" text:outline-level="2">Instance Methods</text:h>
      <text:p text:style-name="Text_20_body"><text:change text:change-id="ct227036256"/><text:change-start text:change-id="ct22703636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34161800"/>*<text:alphabetical-index-mark-end text:id="IMark23416180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27036360"/><text:change text:change-id="ct22703646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7036568"/>[a_numeric a_numeric] <text:alphabetical-index-mark-start text:id="IMark234161800"/>**<text:alphabetical-index-mark-end text:id="IMark234161800"/> [a_numeric]</text:h>
            <text:p text:style-name="Text_20_body">Routing: NOS</text:p>
            <text:p text:style-name="P1"><text:change-end text:change-id="ct227036568"/><text:change-start text:change-id="ct227036672"/>The exponentiation operator is impleme<text:change-end text:change-id="ct227036672"/><text:change-start text:change-id="ct227036776"/>nted by this method. Note the the second operand, the power, is converted to a Float first.<text:change-end text:change-id="ct227036776"/></text:p>
          </table:table-cell>
          <table:covered-table-cell/>
        </table:table-row>
        <table:table-row table:style-name="Table133.1">
          <table:table-cell table:style-name="Table133.A2" office:value-type="string">
            <text:p text:style-name="P15"><text:change-start text:change-id="ct227036880"/>Code<text:change-end text:change-id="ct227036880"/></text:p>
          </table:table-cell>
          <table:table-cell table:style-name="Table133.B2" office:value-type="string">
            <text:p text:style-name="P15"><text:change-start text:change-id="ct227036984"/>Result<text:change-end text:change-id="ct227036984"/></text:p>
          </table:table-cell>
        </table:table-row>
        <table:table-row table:style-name="Table133.1">
          <table:table-cell table:style-name="Table133.A2" office:value-type="string">
            <text:p text:style-name="Snippet"><text:change-start text:change-id="ct227037088"/>2 10 **<text:change-end text:change-id="ct227037088"/></text:p>
          </table:table-cell>
          <table:table-cell table:style-name="Table133.B2" office:value-type="string">
            <text:p text:style-name="P2"><text:change-start text:change-id="ct227037192"/>1024<text:change-end text:change-id="ct227037192"/></text:p>
          </table:table-cell>
        </table:table-row>
        <table:table-row table:style-name="Table133.1">
          <table:table-cell table:style-name="Table133.A2" office:value-type="string">
            <text:p text:style-name="Snippet"><text:change-start text:change-id="ct227037296"/>3 4 **<text:change-end text:change-id="ct227037296"/></text:p>
          </table:table-cell>
          <table:table-cell table:style-name="Table133.B2" office:value-type="string">
            <text:p text:style-name="P2"><text:change-start text:change-id="ct227037400"/>81<text:change-end text:change-id="ct227037400"/></text:p>
          </table:table-cell>
        </table:table-row>
        <table:table-row table:style-name="Table133.1">
          <table:table-cell table:style-name="Table133.A2" office:value-type="string">
            <text:p text:style-name="Snippet"><text:change-start text:change-id="ct227037504"/>2 1/2 <text:change-end text:change-id="ct227037504"/><text:change-start text:change-id="ct227037608"/>**<text:change-end text:change-id="ct227037608"/></text:p>
          </table:table-cell>
          <table:table-cell table:style-name="Table133.B2" office:value-type="string">
            <text:p text:style-name="P2"><text:change-start text:change-id="ct227037712"/>1.4142135623730951<text:change-end text:change-id="ct227037712"/></text:p>
          </table:table-cell>
        </table:table-row>
      </table:table>
      <text:p text:style-name="Text_20_body"/>
      <text:p text:style-name="Text_20_body"><text:change text:change-id="ct227037816"/></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27037920"/>[a_numeric a_numeric] <text:alphabetical-index-mark-start text:id="IMark234161800"/>+<text:alphabetical-index-mark-end text:id="IMark234161800"/> [a_numeric]</text:h>
            <text:p text:style-name="Text_20_body">Routing: NOS</text:p>
            <text:p text:style-name="P1">The addition operator is implemented by this method.<text:change-end text:change-id="ct227037920"/></text:p>
          </table:table-cell>
          <table:covered-table-cell/>
        </table:table-row>
        <table:table-row table:style-name="Table134.1">
          <table:table-cell table:style-name="Table134.A2" office:value-type="string">
            <text:p text:style-name="P15"><text:change-start text:change-id="ct227038024"/>Code<text:change-end text:change-id="ct227038024"/></text:p>
          </table:table-cell>
          <table:table-cell table:style-name="Table134.B2" office:value-type="string">
            <text:p text:style-name="P15"><text:change-start text:change-id="ct227038128"/>Result<text:change-end text:change-id="ct227038128"/></text:p>
          </table:table-cell>
        </table:table-row>
        <table:table-row table:style-name="Table134.1">
          <table:table-cell table:style-name="Table134.A2" office:value-type="string">
            <text:p text:style-name="Snippet"><text:change-start text:change-id="ct227038232"/>1 1 +<text:change-end text:change-id="ct227038232"/></text:p>
          </table:table-cell>
          <table:table-cell table:style-name="Table134.B2" office:value-type="string">
            <text:p text:style-name="P2"><text:change-start text:change-id="ct227038336"/>2<text:change-end text:change-id="ct227038336"/></text:p>
          </table:table-cell>
        </table:table-row>
        <table:table-row table:style-name="Table134.1">
          <table:table-cell table:style-name="Table134.A2" office:value-type="string">
            <text:p text:style-name="Snippet"><text:change-start text:change-id="ct227038440"/>1.0 7.2 +<text:change-end text:change-id="ct227038440"/></text:p>
          </table:table-cell>
          <table:table-cell table:style-name="Table134.B2" office:value-type="string">
            <text:p text:style-name="P2"><text:change-start text:change-id="ct227038544"/>8.2<text:change-end text:change-id="ct227038544"/></text:p>
          </table:table-cell>
        </table:table-row>
        <table:table-row table:style-name="Table134.1">
          <table:table-cell table:style-name="Table134.A2" office:value-type="string">
            <text:p text:style-name="Snippet"><text:change-start text:change-id="ct227038648"/>1/2<text:change-end text:change-id="ct227038648"/><text:change-start text:change-id="ct227038752"/> 1/3 +<text:change-end text:change-id="ct227038752"/></text:p>
          </table:table-cell>
          <table:table-cell table:style-name="Table134.B2" office:value-type="string">
            <text:p text:style-name="P2"><text:change-start text:change-id="ct227038856"/>5/6<text:change-end text:change-id="ct227038856"/></text:p>
          </table:table-cell>
        </table:table-row>
        <table:table-row table:style-name="Table134.1">
          <table:table-cell table:style-name="Table134.A2" office:value-type="string">
            <text:p text:style-name="Snippet"><text:change-start text:change-id="ct227038960"/>1+2i 1+3i<text:change-end text:change-id="ct227038960"/><text:change-start text:change-id="ct227039064"/> +<text:change-end text:change-id="ct227039064"/></text:p>
          </table:table-cell>
          <table:table-cell table:style-name="Table134.B2" office:value-type="string">
            <text:p text:style-name="P2"><text:change-start text:change-id="ct227039168"/>2+5i<text:change-end text:change-id="ct227039168"/></text:p>
          </table:table-cell>
        </table:table-row>
      </table:table>
      <text:p text:style-name="Text_20_body"><text:change text:change-id="ct227039272"/><text:change-start text:change-id="ct22703937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234161800"/>-<text:alphabetical-index-mark-end text:id="IMark23416180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7039376"/><text:change text:change-id="ct227039584"/><text:change text:change-id="ct227039480"/><text:change-start text:change-id="ct22703968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34161800"/>.1/x<text:alphabetical-index-mark-end text:id="IMark23416180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7039688"/><text:change text:change-id="ct227039792"/><text:change-start text:change-id="ct227039896"/></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234161800"/>.10**<text:alphabetical-index-mark-end text:id="IMark234161800"/>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7039896"/><text:change text:change-id="ct227040000"/><text:change-start text:change-id="ct22704010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234161800"/>.2**<text:alphabetical-index-mark-end text:id="IMark234161800"/>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7040104"/><text:change text:change-id="ct227044360"/><text:change text:change-id="ct227044256"/><text:change-start text:change-id="ct22704446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34161800"/>.abs<text:alphabetical-index-mark-end text:id="IMark23416180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7044464"/><text:change text:change-id="ct22704456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27044672"/>[a_numeric] <text:alphabetical-index-mark-start text:id="IMark234161800"/>.acos<text:alphabetical-index-mark-end text:id="IMark234161800"/> [a_float]</text:h>
            <text:p text:style-name="Text_20_body">Routing: TOS</text:p>
            <text:p text:style-name="P1">This method computes the arc-cosine (cos(x)<text:span text:style-name="T10">-1</text:span>) of the value. That is it computes the angle in radians <text:change-end text:change-id="ct227044672"/><text:change-start text:change-id="ct227045088"/>whose cosine is the argument<text:note text:id="ftn65" text:note-class="footnote"><text:note-citation>65</text:note-citation><text:note-body><text:p text:style-name="Footnote"><text:change-start text:change-id="ct227044776"/>Please s<text:change-end text:change-id="ct227044776"/><text:change-start text:change-id="ct227044880"/>ee <text:a xlink:type="simple" xlink:href="http://en.wikipedia.org/wiki/Inverse_trigonometric_functions" text:style-name="Internet_20_link" text:visited-style-name="Visited_20_Internet_20_Link">http://en.wikipedia.org/wiki/Inverse_trigonometric_functions</text:a> for m<text:change-end text:change-id="ct227044880"/><text:change-start text:change-id="ct227044984"/>ore details on inverse trigonometric functions.<text:change-end text:change-id="ct227044984"/></text:p></text:note-body></text:note>.<text:change-end text:change-id="ct227045088"/><text:change-start text:change-id="ct227045192"/> <text:span text:style-name="T10"><text:s text:c="11"/></text:span><text:change-end text:change-id="ct227045192"/></text:p>
          </table:table-cell>
          <table:covered-table-cell/>
        </table:table-row>
        <table:table-row table:style-name="Table140.1">
          <table:table-cell table:style-name="Table140.A2" office:value-type="string">
            <text:p text:style-name="P15"><text:change-start text:change-id="ct227045296"/>Code<text:change-end text:change-id="ct227045296"/></text:p>
          </table:table-cell>
          <table:table-cell table:style-name="Table140.B2" office:value-type="string">
            <text:p text:style-name="P15"><text:change-start text:change-id="ct227045400"/>Result<text:change-end text:change-id="ct227045400"/></text:p>
          </table:table-cell>
        </table:table-row>
        <table:table-row table:style-name="Table140.1">
          <table:table-cell table:style-name="Table140.A2" office:value-type="string">
            <text:p text:style-name="Snippet"><text:change-start text:change-id="ct227045504"/>1 .acos<text:change-end text:change-id="ct227045504"/></text:p>
          </table:table-cell>
          <table:table-cell table:style-name="Table140.B2" office:value-type="string">
            <text:p text:style-name="P2"><text:change-start text:change-id="ct227045608"/>0.0<text:change-end text:change-id="ct227045608"/></text:p>
          </table:table-cell>
        </table:table-row>
        <table:table-row table:style-name="Table140.1">
          <table:table-cell table:style-name="Table140.A2" office:value-type="string">
            <text:p text:style-name="Snippet"><text:change-start text:change-id="ct227045712"/>0 .acos<text:change-end text:change-id="ct227045712"/></text:p>
          </table:table-cell>
          <table:table-cell table:style-name="Table140.B2" office:value-type="string">
            <text:p text:style-name="P2"><text:change-start text:change-id="ct227045816"/>1.5707963267948966<text:change-end text:change-id="ct227045816"/></text:p>
          </table:table-cell>
        </table:table-row>
      </table:table>
      <text:p text:style-name="Text_20_body"><text:change text:change-id="ct22704592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27046232"/>[a_numeric] <text:alphabetical-index-mark-start text:id="IMark234161800"/>.acosh<text:alphabetical-index-mark-end text:id="IMark234161800"/>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270460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7046024"/><text:change-start text:change-id="ct227046128"/>bolic trigonometric functions.<text:change-end text:change-id="ct227046128"/></text:p></text:note-body></text:note>.<text:change-end text:change-id="ct227046232"/></text:p>
          </table:table-cell>
          <table:covered-table-cell/>
        </table:table-row>
        <table:table-row table:style-name="Table141.1">
          <table:table-cell table:style-name="Table141.A2" office:value-type="string">
            <text:p text:style-name="P15"><text:change-start text:change-id="ct227046336"/>Code<text:change-end text:change-id="ct227046336"/></text:p>
          </table:table-cell>
          <table:table-cell table:style-name="Table141.B2" office:value-type="string">
            <text:p text:style-name="P15"><text:change-start text:change-id="ct227046440"/>Result<text:change-end text:change-id="ct2270464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704654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7046648"/>[a_numeric] <text:alphabetical-index-mark-start text:id="IMark234161800"/>.angle<text:alphabetical-index-mark-end text:id="IMark234161800"/> [a_float]</text:h>
            <text:p text:style-name="Text_20_body">Routing:<text:change-end text:change-id="ct227046648"/> TOS<text:change-start text:change-id="ct227046752"/></text:p>
            <text:p text:style-name="P1"><text:change-end text:change-id="ct22704675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27046856"/>Code<text:change-end text:change-id="ct227046856"/></text:p>
          </table:table-cell>
          <table:table-cell table:style-name="Table142.B2" office:value-type="string">
            <text:p text:style-name="P15"><text:change-start text:change-id="ct227046960"/>Result<text:change-end text:change-id="ct2270469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7047064"/></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27047168"/>[a_numeric] <text:alphabetical-index-mark-start text:id="IMark234161800"/>.asin<text:alphabetical-index-mark-end text:id="IMark234161800"/> [a_<text:change-end text:change-id="ct227047168"/>float<text:change-start text:change-id="ct227047272"/>]</text:h>
            <text:p text:style-name="Text_20_body">Routing:<text:change-end text:change-id="ct227047272"/> TOS<text:change-start text:change-id="ct227047376"/></text:p>
            <text:p text:style-name="P1"><text:change-end text:change-id="ct227047376"/>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27047480"/>Code<text:change-end text:change-id="ct227047480"/></text:p>
          </table:table-cell>
          <table:table-cell table:style-name="Table143.B2" office:value-type="string">
            <text:p text:style-name="P15"><text:change-start text:change-id="ct227047584"/>Result<text:change-end text:change-id="ct22704758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704768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27047792"/>[a_numeric] <text:alphabetical-index-mark-start text:id="IMark234161800"/>.asinh<text:alphabetical-index-mark-end text:id="IMark234161800"/> [a_<text:change-end text:change-id="ct227047792"/>float<text:change-start text:change-id="ct227047896"/>]</text:h>
            <text:p text:style-name="Text_20_body">Routing:<text:change-end text:change-id="ct227047896"/> TOS<text:change-start text:change-id="ct227048000"/></text:p>
            <text:p text:style-name="P1"><text:change-end text:change-id="ct227048000"/>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27048104"/>Code<text:change-end text:change-id="ct227048104"/></text:p>
          </table:table-cell>
          <table:table-cell table:style-name="Table144.B2" office:value-type="string">
            <text:p text:style-name="P15"><text:change-start text:change-id="ct227048208"/>Result<text:change-end text:change-id="ct22704820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711388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7113992"/>[a_numeric] <text:alphabetical-index-mark-start text:id="IMark234161800"/>.atan<text:alphabetical-index-mark-end text:id="IMark234161800"/> [a_<text:change-end text:change-id="ct227113992"/>float<text:change-start text:change-id="ct227114096"/>]</text:h>
            <text:p text:style-name="Text_20_body">Routing:<text:change-end text:change-id="ct227114096"/> TOS<text:change-start text:change-id="ct227114200"/></text:p>
            <text:p text:style-name="P1"><text:change-end text:change-id="ct227114200"/>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27114304"/>Code<text:change-end text:change-id="ct227114304"/></text:p>
          </table:table-cell>
          <table:table-cell table:style-name="Table145.B2" office:value-type="string">
            <text:p text:style-name="P15"><text:change-start text:change-id="ct227114408"/>Result<text:change-end text:change-id="ct22711440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711451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27114616"/>[a_numeric a_numeric] <text:alphabetical-index-mark-start text:id="IMark234161800"/>.atan2<text:alphabetical-index-mark-end text:id="IMark234161800"/> [a_<text:change-end text:change-id="ct227114616"/>float<text:change-start text:change-id="ct227114720"/>]</text:h>
            <text:p text:style-name="Text_20_body">Routing:<text:change-end text:change-id="ct227114720"/> TOS<text:change-start text:change-id="ct227114824"/></text:p>
            <text:p text:style-name="P1"><text:change-end text:change-id="ct22711482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27114928"/>Code<text:change-end text:change-id="ct227114928"/></text:p>
          </table:table-cell>
          <table:table-cell table:style-name="Table146.B2" office:value-type="string">
            <text:p text:style-name="P15"><text:change-start text:change-id="ct227115032"/>Result<text:change-end text:change-id="ct22711503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7115240"/><text:change text:change-id="ct22711513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27115344"/>[a_numeric] <text:alphabetical-index-mark-start text:id="IMark234161800"/>.atanh<text:alphabetical-index-mark-end text:id="IMark234161800"/> [a_<text:change-end text:change-id="ct227115344"/>float<text:change-start text:change-id="ct227115448"/>]</text:h>
            <text:p text:style-name="Text_20_body">Routing:<text:change-end text:change-id="ct227115448"/> TOS<text:change-start text:change-id="ct227115552"/></text:p>
            <text:p text:style-name="P1"><text:change-end text:change-id="ct227115552"/>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27115656"/>Code<text:change-end text:change-id="ct227115656"/></text:p>
          </table:table-cell>
          <table:table-cell table:style-name="Table147.B2" office:value-type="string">
            <text:p text:style-name="P15"><text:change-start text:change-id="ct227115760"/>Result<text:change-end text:change-id="ct22711576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711586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7115968"/>[a_numeric a_numeric] <text:alphabetical-index-mark-start text:id="IMark234161800"/>.c2p<text:alphabetical-index-mark-end text:id="IMark234161800"/> [a_<text:change-end text:change-id="ct227115968"/>float<text:change-start text:change-id="ct227116072"/> a_<text:change-end text:change-id="ct227116072"/>float<text:change-start text:change-id="ct227116176"/>]</text:h>
            <text:p text:style-name="Text_20_body">Routing: TOS</text:p>
            <text:p text:style-name="P1"><text:change-end text:change-id="ct22711617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27116280"/>Code<text:change-end text:change-id="ct227116280"/></text:p>
          </table:table-cell>
          <table:table-cell table:style-name="Table148.B2" office:value-type="string">
            <text:p text:style-name="P15"><text:change-start text:change-id="ct227116384"/>Result<text:change-end text:change-id="ct22711638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7116592"/><text:change text:change-id="ct227116488"/></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27116696"/>[a_numeric] <text:alphabetical-index-mark-start text:id="IMark234161800"/>.cbrt<text:alphabetical-index-mark-end text:id="IMark234161800"/> [a_<text:change-end text:change-id="ct227116696"/>float<text:change-start text:change-id="ct227116800"/>]</text:h>
            <text:p text:style-name="Text_20_body">Routing:<text:change-end text:change-id="ct227116800"/> TOS<text:change-start text:change-id="ct227116904"/></text:p>
            <text:p text:style-name="P1"><text:change-end text:change-id="ct227116904"/>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27117008"/>Code<text:change-end text:change-id="ct227117008"/></text:p>
          </table:table-cell>
          <table:table-cell table:style-name="Table149.B2" office:value-type="string">
            <text:p text:style-name="P15"><text:change-start text:change-id="ct227117112"/>Result<text:change-end text:change-id="ct22711711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711721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7117320"/>[a_numeric] <text:alphabetical-index-mark-start text:id="IMark234161800"/>.ceil<text:alphabetical-index-mark-end text:id="IMark234161800"/> [a<text:change-end text:change-id="ct227117320"/>n<text:change-start text:change-id="ct227117424"/>_<text:change-end text:change-id="ct227117424"/>integer<text:change-start text:change-id="ct227117528"/>]</text:h>
            <text:p text:style-name="Text_20_body">Routing:<text:change-end text:change-id="ct227117528"/> TOS<text:change-start text:change-id="ct227117632"/></text:p>
            <text:p text:style-name="P1"><text:change-end text:change-id="ct227117632"/>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27117736"/>Code<text:change-end text:change-id="ct227117736"/></text:p>
          </table:table-cell>
          <table:table-cell table:style-name="Table150.B2" office:value-type="string">
            <text:p text:style-name="P15"><text:change-start text:change-id="ct227117840"/>Result<text:change-end text:change-id="ct22711784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711798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27118088"/>[a_numeric] <text:alphabetical-index-mark-start text:id="IMark234161800"/>.conjugate<text:alphabetical-index-mark-end text:id="IMark234161800"/> [a_numeric]</text:h>
            <text:p text:style-name="Text_20_body">Routing:<text:change-end text:change-id="ct227118088"/> TOS<text:change-start text:change-id="ct227118192"/></text:p>
            <text:p text:style-name="P1"><text:change-end text:change-id="ct227118192"/>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27118296"/>Code<text:change-end text:change-id="ct227118296"/></text:p>
          </table:table-cell>
          <table:table-cell table:style-name="Table151.B2" office:value-type="string">
            <text:p text:style-name="P15"><text:change-start text:change-id="ct227118400"/>Result<text:change-end text:change-id="ct22711840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711850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7118608"/>[a_numeric] <text:alphabetical-index-mark-start text:id="IMark234161800"/>.cos<text:alphabetical-index-mark-end text:id="IMark234161800"/> [a_<text:change-end text:change-id="ct227118608"/>float<text:change-start text:change-id="ct227118712"/>]</text:h>
            <text:p text:style-name="Text_20_body">Routing:<text:change-end text:change-id="ct227118712"/> TOS<text:change-start text:change-id="ct227118816"/></text:p>
            <text:p text:style-name="P1"><text:change-end text:change-id="ct227118816"/>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27118920"/>Code<text:change-end text:change-id="ct227118920"/></text:p>
          </table:table-cell>
          <table:table-cell table:style-name="Table152.B2" office:value-type="string">
            <text:p text:style-name="P15"><text:change-start text:change-id="ct227119024"/>Result<text:change-end text:change-id="ct22711902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7119232"/><text:change text:change-id="ct227119128"/></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27119336"/>[a_numeric] <text:alphabetical-index-mark-start text:id="IMark234161800"/>.cosh<text:alphabetical-index-mark-end text:id="IMark234161800"/> [a_<text:change-end text:change-id="ct227119336"/>float<text:change-start text:change-id="ct227119440"/>]</text:h>
            <text:p text:style-name="Text_20_body">Routing:<text:change-end text:change-id="ct227119440"/> TOS<text:change-start text:change-id="ct227119544"/></text:p>
            <text:p text:style-name="P1"><text:change-end text:change-id="ct227119544"/>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27119648"/>Code<text:change-end text:change-id="ct227119648"/></text:p>
          </table:table-cell>
          <table:table-cell table:style-name="Table153.B2" office:value-type="string">
            <text:p text:style-name="P15"><text:change-start text:change-id="ct227119752"/>Result<text:change-end text:change-id="ct22711975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711985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7119960"/>[a_numeric] <text:alphabetical-index-mark-start text:id="IMark234161800"/>.cube<text:alphabetical-index-mark-end text:id="IMark234161800"/> [a_numeric]</text:h>
            <text:p text:style-name="Text_20_body">Routing:<text:change-end text:change-id="ct227119960"/> TOS<text:change-start text:change-id="ct227120064"/></text:p>
            <text:p text:style-name="P1"><text:change-end text:change-id="ct227120064"/>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27120168"/>Code<text:change-end text:change-id="ct227120168"/></text:p>
          </table:table-cell>
          <table:table-cell table:style-name="Table154.B2" office:value-type="string">
            <text:p text:style-name="P15"><text:change-start text:change-id="ct227120272"/>Result<text:change-end text:change-id="ct22712027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712037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27120480"/>[a_numeric] <text:alphabetical-index-mark-start text:id="IMark234161800"/>.d2r<text:alphabetical-index-mark-end text:id="IMark234161800"/> [a_<text:change-end text:change-id="ct227120480"/>float<text:change-start text:change-id="ct227120584"/>]</text:h>
            <text:p text:style-name="Text_20_body">Routing:<text:change-end text:change-id="ct227120584"/> TOS<text:change-start text:change-id="ct227120688"/></text:p>
            <text:p text:style-name="P1"><text:change-end text:change-id="ct227120688"/>This method converts the argument number from degrees to radians.</text:p>
          </table:table-cell>
          <table:covered-table-cell/>
        </table:table-row>
        <table:table-row table:style-name="Table155.1">
          <table:table-cell table:style-name="Table155.A2" office:value-type="string">
            <text:p text:style-name="P15"><text:change-start text:change-id="ct227120792"/>Code<text:change-end text:change-id="ct227120792"/></text:p>
          </table:table-cell>
          <table:table-cell table:style-name="Table155.B2" office:value-type="string">
            <text:p text:style-name="P15"><text:change-start text:change-id="ct227120896"/>Result<text:change-end text:change-id="ct22712089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7121000"/></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27121104"/>[a_numeric] <text:alphabetical-index-mark-start text:id="IMark234161800"/>.denominator<text:alphabetical-index-mark-end text:id="IMark234161800"/> [a<text:change-end text:change-id="ct227121104"/>n<text:change-start text:change-id="ct227121208"/>_<text:change-end text:change-id="ct227121208"/>integer<text:change-start text:change-id="ct227121312"/>]</text:h>
            <text:p text:style-name="Text_20_body">Routing:<text:change-end text:change-id="ct227121312"/> TOS<text:change-start text:change-id="ct227121416"/></text:p>
            <text:p text:style-name="P1"><text:change-end text:change-id="ct2271214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27121520"/>Code<text:change-end text:change-id="ct227121520"/></text:p>
          </table:table-cell>
          <table:table-cell table:style-name="Table156.B2" office:value-type="string">
            <text:p text:style-name="P15"><text:change-start text:change-id="ct227121624"/>Result<text:change-end text:change-id="ct2271216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7121728"/><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7121832"/>[a_numeric] <text:alphabetical-index-mark-start text:id="IMark234161800"/>.e**<text:alphabetical-index-mark-end text:id="IMark234161800"/> [a_<text:change-end text:change-id="ct227121832"/>float<text:change-start text:change-id="ct227121936"/>]</text:h>
            <text:p text:style-name="Text_20_body">Routing:<text:change-end text:change-id="ct227121936"/> TOS<text:change-start text:change-id="ct227122080"/></text:p>
            <text:p text:style-name="P1"><text:change-end text:change-id="ct227122080"/>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27122184"/>Code<text:change-end text:change-id="ct227122184"/></text:p>
          </table:table-cell>
          <table:table-cell table:style-name="Table157.B2" office:value-type="string">
            <text:p text:style-name="P15"><text:change-start text:change-id="ct227122288"/>Result<text:change-end text:change-id="ct22712228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712239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7122496"/>[a_numeric] <text:alphabetical-index-mark-start text:id="IMark234161800"/>.emit<text:alphabetical-index-mark-end text:id="IMark234161800"/> []</text:h>
            <text:p text:style-name="Text_20_body">Routing:<text:change-end text:change-id="ct227122496"/> TOS<text:change-start text:change-id="ct227122600"/></text:p>
            <text:p text:style-name="P1"><text:change-end text:change-id="ct227122600"/>This method emits a character with the code of numeric argument.</text:p>
          </table:table-cell>
          <table:covered-table-cell/>
        </table:table-row>
        <table:table-row table:style-name="Table158.1">
          <table:table-cell table:style-name="Table158.A2" office:value-type="string">
            <text:p text:style-name="P15"><text:change-start text:change-id="ct227122704"/>Code<text:change-end text:change-id="ct227122704"/></text:p>
          </table:table-cell>
          <table:table-cell table:style-name="Table158.B2" office:value-type="string">
            <text:p text:style-name="P15"><text:change-start text:change-id="ct227122808"/>Result<text:change-end text:change-id="ct22712280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7123016"/><text:change text:change-id="ct22712291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27123120"/>[a_numeric] <text:alphabetical-index-mark-start text:id="IMark234161800"/>.floor<text:alphabetical-index-mark-end text:id="IMark234161800"/> [a<text:change-end text:change-id="ct227123120"/>n<text:change-start text:change-id="ct227123224"/>_<text:change-end text:change-id="ct227123224"/>integer<text:change-start text:change-id="ct227123328"/>]</text:h>
            <text:p text:style-name="Text_20_body">Routing:<text:change-end text:change-id="ct227123328"/> TOS<text:change-start text:change-id="ct227123432"/></text:p>
            <text:p text:style-name="P1"><text:change-end text:change-id="ct227123432"/>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27123536"/>Code<text:change-end text:change-id="ct227123536"/></text:p>
          </table:table-cell>
          <table:table-cell table:style-name="Table159.B2" office:value-type="string">
            <text:p text:style-name="P15"><text:change-start text:change-id="ct227123640"/>Result<text:change-end text:change-id="ct22712364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712374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7123848"/>[a_numeric a_numeric] <text:alphabetical-index-mark-start text:id="IMark234161800"/>.hypot<text:alphabetical-index-mark-end text:id="IMark234161800"/> [a_<text:change-end text:change-id="ct227123848"/>float<text:change-start text:change-id="ct227123952"/>]</text:h>
            <text:p text:style-name="Text_20_body">Routing:<text:change-end text:change-id="ct227123952"/> TOS<text:change-start text:change-id="ct227124056"/></text:p>
            <text:p text:style-name="P1"><text:change-end text:change-id="ct227124056"/>Given two lengths, this method computes the length of the hypotenuse. </text:p>
          </table:table-cell>
          <table:covered-table-cell/>
        </table:table-row>
        <table:table-row table:style-name="Table160.1">
          <table:table-cell table:style-name="Table160.A2" office:value-type="string">
            <text:p text:style-name="P15"><text:change-start text:change-id="ct227124160"/>Code<text:change-end text:change-id="ct227124160"/></text:p>
          </table:table-cell>
          <table:table-cell table:style-name="Table160.B2" office:value-type="string">
            <text:p text:style-name="P15"><text:change-start text:change-id="ct227124264"/>Result<text:change-end text:change-id="ct22712426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7124368"/></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27124472"/>[a_numeric] <text:alphabetical-index-mark-start text:id="IMark234161800"/>.imaginary<text:alphabetical-index-mark-end text:id="IMark234161800"/> [a_numeric]</text:h>
            <text:p text:style-name="Text_20_body">Routing:<text:change-end text:change-id="ct227124472"/> TOS<text:change-start text:change-id="ct227124576"/></text:p>
            <text:p text:style-name="P1"><text:change-end text:change-id="ct22712457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27124680"/>Code<text:change-end text:change-id="ct227124680"/></text:p>
          </table:table-cell>
          <table:table-cell table:style-name="Table161.B2" office:value-type="string">
            <text:p text:style-name="P15"><text:change-start text:change-id="ct227124784"/>Result<text:change-end text:change-id="ct22712478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712488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7124992"/>[a_numeric] <text:alphabetical-index-mark-start text:id="IMark234161800"/>.ln<text:alphabetical-index-mark-end text:id="IMark234161800"/> [a_<text:change-end text:change-id="ct227124992"/>float<text:change-start text:change-id="ct227125096"/>]</text:h>
            <text:p text:style-name="Text_20_body">Routing:<text:change-end text:change-id="ct227125096"/> TOS<text:change-start text:change-id="ct227125200"/></text:p>
            <text:p text:style-name="P1"><text:change-end text:change-id="ct227125200"/>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27125304"/>Code<text:change-end text:change-id="ct227125304"/></text:p>
          </table:table-cell>
          <table:table-cell table:style-name="Table162.B2" office:value-type="string">
            <text:p text:style-name="P15"><text:change-start text:change-id="ct227125408"/>Result<text:change-end text:change-id="ct22712540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712551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27125616"/>[a_numeric] <text:alphabetical-index-mark-start text:id="IMark234161800"/>.log10<text:alphabetical-index-mark-end text:id="IMark234161800"/> [a_<text:change-end text:change-id="ct227125616"/>float<text:change-start text:change-id="ct227125720"/>]</text:h>
            <text:p text:style-name="Text_20_body">Routing:<text:change-end text:change-id="ct227125720"/> TOS<text:change-start text:change-id="ct227125824"/></text:p>
            <text:p text:style-name="P1"><text:change-end text:change-id="ct227125824"/>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27125928"/>Code<text:change-end text:change-id="ct227125928"/></text:p>
          </table:table-cell>
          <table:table-cell table:style-name="Table163.B2" office:value-type="string">
            <text:p text:style-name="P15"><text:change-start text:change-id="ct227126032"/>Result<text:change-end text:change-id="ct22712603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7126176"/></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27126280"/>[a_numeric] <text:alphabetical-index-mark-start text:id="IMark234161800"/>.log2<text:alphabetical-index-mark-end text:id="IMark234161800"/> [a_<text:change-end text:change-id="ct227126280"/>float<text:change-start text:change-id="ct227126384"/>]</text:h>
            <text:p text:style-name="Text_20_body">Routing:<text:change-end text:change-id="ct227126384"/> TOS<text:change-start text:change-id="ct227126488"/></text:p>
            <text:p text:style-name="P1"><text:change-end text:change-id="ct227126488"/>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27126592"/>Code<text:change-end text:change-id="ct227126592"/></text:p>
          </table:table-cell>
          <table:table-cell table:style-name="Table164.B2" office:value-type="string">
            <text:p text:style-name="P15"><text:change-start text:change-id="ct227126696"/>Result<text:change-end text:change-id="ct227126696"/></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712680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7126904"/>[a_numeric] <text:alphabetical-index-mark-start text:id="IMark234161800"/>.magnitude<text:alphabetical-index-mark-end text:id="IMark234161800"/> [a_numeric]</text:h>
            <text:p text:style-name="Text_20_body">Routing:<text:change-end text:change-id="ct227126904"/> TOS<text:change-start text:change-id="ct227127008"/></text:p>
            <text:p text:style-name="P1"><text:change-end text:change-id="ct22712700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27127112"/>Code<text:change-end text:change-id="ct227127112"/></text:p>
          </table:table-cell>
          <table:table-cell table:style-name="Table165.B2" office:value-type="string">
            <text:p text:style-name="P15"><text:change-start text:change-id="ct227127216"/>Result<text:change-end text:change-id="ct22712721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7127320"/></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27127424"/>[a_numeric] <text:alphabetical-index-mark-start text:id="IMark234161800"/>.numerator<text:alphabetical-index-mark-end text:id="IMark234161800"/> [a_numeric]</text:h>
            <text:p text:style-name="Text_20_body">Routing:<text:change-end text:change-id="ct227127424"/> TOS<text:change-start text:change-id="ct227127528"/></text:p>
            <text:p text:style-name="P1"><text:change-end text:change-id="ct22712752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27127632"/>Code<text:change-end text:change-id="ct227127632"/></text:p>
          </table:table-cell>
          <table:table-cell table:style-name="Table166.B2" office:value-type="string">
            <text:p text:style-name="P15"><text:change-start text:change-id="ct227127736"/>Result<text:change-end text:change-id="ct22712773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7127944"/><text:change text:change-id="ct227127840"/></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27128048"/>[a_numeric a_numeric] <text:alphabetical-index-mark-start text:id="IMark234161800"/>.p2c<text:alphabetical-index-mark-end text:id="IMark234161800"/> [a_<text:change-end text:change-id="ct227128048"/>float<text:change-start text:change-id="ct227128152"/> a_<text:change-end text:change-id="ct227128152"/>float<text:change-start text:change-id="ct227128256"/>]</text:h>
            <text:p text:style-name="Text_20_body">Routing:<text:change-end text:change-id="ct227128256"/> TOS<text:change-start text:change-id="ct227128360"/></text:p>
            <text:p text:style-name="P1"><text:change-end text:change-id="ct22712836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27128464"/>Code<text:change-end text:change-id="ct227128464"/></text:p>
          </table:table-cell>
          <table:table-cell table:style-name="Table167.B2" office:value-type="string">
            <text:p text:style-name="P15"><text:change-start text:change-id="ct227128568"/>Result<text:change-end text:change-id="ct22712856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712867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7128776"/>[a_numeric] <text:alphabetical-index-mark-start text:id="IMark234161800"/>.polar<text:alphabetical-index-mark-end text:id="IMark234161800"/> [a_<text:change-end text:change-id="ct227128776"/>float<text:change-start text:change-id="ct227128880"/> a_<text:change-end text:change-id="ct227128880"/>float<text:change-start text:change-id="ct227128984"/>]</text:h>
            <text:p text:style-name="Text_20_body">Routing:<text:change-end text:change-id="ct227128984"/> TOS<text:change-start text:change-id="ct227129088"/></text:p>
            <text:p text:style-name="P1"><text:change-end text:change-id="ct2271290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27129192"/>Code<text:change-end text:change-id="ct227129192"/></text:p>
          </table:table-cell>
          <table:table-cell table:style-name="Table168.B2" office:value-type="string">
            <text:p text:style-name="P15"><text:change-start text:change-id="ct227129296"/>Result<text:change-end text:change-id="ct2271292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712940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27129504"/>[a_numeric] <text:alphabetical-index-mark-start text:id="IMark234161800"/>.r2d<text:alphabetical-index-mark-end text:id="IMark234161800"/> [a_<text:change-end text:change-id="ct227129504"/>float<text:change-start text:change-id="ct227129608"/>]</text:h>
            <text:p text:style-name="Text_20_body">Routing:<text:change-end text:change-id="ct227129608"/> TOS<text:change-start text:change-id="ct227129712"/></text:p>
            <text:p text:style-name="P1"><text:change-end text:change-id="ct227129712"/>Convert a angle value from radians to degrees.</text:p>
          </table:table-cell>
          <table:covered-table-cell/>
        </table:table-row>
        <table:table-row table:style-name="Table169.1">
          <table:table-cell table:style-name="Table169.A2" office:value-type="string">
            <text:p text:style-name="P15"><text:change-start text:change-id="ct227129816"/>Code<text:change-end text:change-id="ct227129816"/></text:p>
          </table:table-cell>
          <table:table-cell table:style-name="Table169.B2" office:value-type="string">
            <text:p text:style-name="P15"><text:change-start text:change-id="ct227129920"/>Result<text:change-end text:change-id="ct2271299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2713002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7130128"/>[a_numeric] <text:alphabetical-index-mark-start text:id="IMark234161800"/>.real<text:alphabetical-index-mark-end text:id="IMark234161800"/> [a_numeric]</text:h>
            <text:p text:style-name="Text_20_body">Routing:<text:change-end text:change-id="ct227130128"/> TOS<text:change-start text:change-id="ct227130272"/></text:p>
            <text:p text:style-name="P1"><text:change-end text:change-id="ct22713027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27130376"/>Code<text:change-end text:change-id="ct227130376"/></text:p>
          </table:table-cell>
          <table:table-cell table:style-name="Table170.B2" office:value-type="string">
            <text:p text:style-name="P15"><text:change-start text:change-id="ct227130480"/>Result<text:change-end text:change-id="ct22713048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7130584"/><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7130688"/>[a_numeric] <text:alphabetical-index-mark-start text:id="IMark234161800"/>.round<text:alphabetical-index-mark-end text:id="IMark234161800"/> [a<text:change-end text:change-id="ct227130688"/>n<text:change-start text:change-id="ct227130792"/>_<text:change-end text:change-id="ct227130792"/>integer<text:change-start text:change-id="ct227130896"/>]</text:h>
            <text:p text:style-name="Text_20_body">Routing:<text:change-end text:change-id="ct227130896"/> TOS<text:change-start text:change-id="ct227131000"/></text:p>
            <text:p text:style-name="P1"><text:change-end text:change-id="ct227131000"/>This method rounds the argument number to the nearest integer.</text:p>
          </table:table-cell>
          <table:covered-table-cell/>
        </table:table-row>
        <table:table-row table:style-name="Table171.1">
          <table:table-cell table:style-name="Table171.A2" office:value-type="string">
            <text:p text:style-name="P15"><text:change-start text:change-id="ct227131104"/>Code<text:change-end text:change-id="ct227131104"/></text:p>
          </table:table-cell>
          <table:table-cell table:style-name="Table171.B2" office:value-type="string">
            <text:p text:style-name="P15"><text:change-start text:change-id="ct227131208"/>Result<text:change-end text:change-id="ct22713120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2713131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7131416"/>[a_numeric] <text:alphabetical-index-mark-start text:id="IMark234161800"/>.sin<text:alphabetical-index-mark-end text:id="IMark234161800"/> [a_<text:change-end text:change-id="ct227131416"/>float<text:change-start text:change-id="ct227131520"/>]</text:h>
            <text:p text:style-name="Text_20_body">Routing:<text:change-end text:change-id="ct227131520"/> TOS<text:change-start text:change-id="ct227131624"/></text:p>
            <text:p text:style-name="P1"><text:change-end text:change-id="ct227131624"/>This method computes the sine of the argument angle in radians.</text:p>
          </table:table-cell>
          <table:covered-table-cell/>
        </table:table-row>
        <table:table-row table:style-name="Table172.1">
          <table:table-cell table:style-name="Table172.A2" office:value-type="string">
            <text:p text:style-name="P15"><text:change-start text:change-id="ct227131728"/>Code<text:change-end text:change-id="ct227131728"/></text:p>
          </table:table-cell>
          <table:table-cell table:style-name="Table172.B2" office:value-type="string">
            <text:p text:style-name="P15"><text:change-start text:change-id="ct227131832"/>Result<text:change-end text:change-id="ct22713183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713193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7132040"/>[a_numeric] <text:alphabetical-index-mark-start text:id="IMark234161800"/>.sinh<text:alphabetical-index-mark-end text:id="IMark234161800"/> [a_<text:change-end text:change-id="ct227132040"/>float<text:change-start text:change-id="ct227132144"/>]</text:h>
            <text:p text:style-name="Text_20_body">Routing:<text:change-end text:change-id="ct227132144"/> TOS<text:change-start text:change-id="ct227132248"/></text:p>
            <text:p text:style-name="P1"><text:change-end text:change-id="ct227132248"/>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27132352"/>Code<text:change-end text:change-id="ct227132352"/></text:p>
          </table:table-cell>
          <table:table-cell table:style-name="Table173.B2" office:value-type="string">
            <text:p text:style-name="P15"><text:change-start text:change-id="ct227132456"/>Result<text:change-end text:change-id="ct22713245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7132560"/></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27132664"/>[a_numeric] <text:alphabetical-index-mark-start text:id="IMark234161800"/>.sleep<text:alphabetical-index-mark-end text:id="IMark234161800"/> []</text:h>
            <text:p text:style-name="Text_20_body">Routing:<text:change-end text:change-id="ct227132664"/> TOS<text:change-start text:change-id="ct227132768"/></text:p>
            <text:p text:style-name="P1"><text:change-end text:change-id="ct227132768"/>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27132872"/>Code<text:change-end text:change-id="ct227132872"/></text:p>
          </table:table-cell>
          <table:table-cell table:style-name="Table174.B2" office:value-type="string">
            <text:p text:style-name="P15"><text:change-start text:change-id="ct227132976"/>Result<text:change-end text:change-id="ct227132976"/></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2713308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27133184"/>[a_numeric] <text:alphabetical-index-mark-start text:id="IMark234161800"/>.sqr<text:alphabetical-index-mark-end text:id="IMark234161800"/> [a_numeric]</text:h>
            <text:p text:style-name="Text_20_body">Routing:<text:change-end text:change-id="ct227133184"/> TOS<text:change-start text:change-id="ct227133288"/></text:p>
            <text:p text:style-name="P1"><text:change-end text:change-id="ct227133288"/>This method computes the square of the argument value.</text:p>
          </table:table-cell>
          <table:covered-table-cell/>
        </table:table-row>
        <table:table-row table:style-name="Table175.1">
          <table:table-cell table:style-name="Table175.A2" office:value-type="string">
            <text:p text:style-name="P15"><text:change-start text:change-id="ct227133392"/>Code<text:change-end text:change-id="ct227133392"/></text:p>
          </table:table-cell>
          <table:table-cell table:style-name="Table175.B2" office:value-type="string">
            <text:p text:style-name="P15"><text:change-start text:change-id="ct227133496"/>Result<text:change-end text:change-id="ct2271334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713360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7133704"/>[a_numeric] <text:alphabetical-index-mark-start text:id="IMark234161800"/>.sqrt<text:alphabetical-index-mark-end text:id="IMark234161800"/> [a_<text:change-end text:change-id="ct227133704"/>float<text:change-start text:change-id="ct227133808"/>]</text:h>
            <text:p text:style-name="Text_20_body">Routing:<text:change-end text:change-id="ct227133808"/> TOS<text:change-start text:change-id="ct227133912"/></text:p>
            <text:p text:style-name="P1"><text:change-end text:change-id="ct227133912"/>This method computes the square root of the argument value.</text:p>
          </table:table-cell>
          <table:covered-table-cell/>
        </table:table-row>
        <table:table-row table:style-name="Table176.1">
          <table:table-cell table:style-name="Table176.A2" office:value-type="string">
            <text:p text:style-name="P15"><text:change-start text:change-id="ct227134016"/>Code<text:change-end text:change-id="ct227134016"/></text:p>
          </table:table-cell>
          <table:table-cell table:style-name="Table176.B2" office:value-type="string">
            <text:p text:style-name="P15"><text:change-start text:change-id="ct227134120"/>Result<text:change-end text:change-id="ct2271341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71342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7138376"/>[a_numeric] <text:alphabetical-index-mark-start text:id="IMark234161800"/>.tan<text:alphabetical-index-mark-end text:id="IMark234161800"/> [a_<text:change-end text:change-id="ct227138376"/>float<text:change-start text:change-id="ct227138480"/>]</text:h>
            <text:p text:style-name="Text_20_body">Routing:<text:change-end text:change-id="ct227138480"/> TOS<text:change-start text:change-id="ct227138584"/></text:p>
            <text:p text:style-name="P1"><text:change-end text:change-id="ct227138584"/>This method computes the tangent of the argument angle in radians.</text:p>
          </table:table-cell>
          <table:covered-table-cell/>
        </table:table-row>
        <table:table-row table:style-name="Table177.1">
          <table:table-cell table:style-name="Table177.A2" office:value-type="string">
            <text:p text:style-name="P15"><text:change-start text:change-id="ct227138688"/>Code<text:change-end text:change-id="ct227138688"/></text:p>
          </table:table-cell>
          <table:table-cell table:style-name="Table177.B2" office:value-type="string">
            <text:p text:style-name="P15"><text:change-start text:change-id="ct227138792"/>Result<text:change-end text:change-id="ct22713879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7138896"/></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27139000"/>[a_numeric] <text:alphabetical-index-mark-start text:id="IMark234161800"/>.tanh<text:alphabetical-index-mark-end text:id="IMark234161800"/> [a_<text:change-end text:change-id="ct227139000"/>float<text:change-start text:change-id="ct227139104"/>]</text:h>
            <text:p text:style-name="Text_20_body">Routing:<text:change-end text:change-id="ct227139104"/> TOS<text:change-start text:change-id="ct227139208"/></text:p>
            <text:p text:style-name="P1"><text:change-end text:change-id="ct227139208"/>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27139312"/>Code<text:change-end text:change-id="ct227139312"/></text:p>
          </table:table-cell>
          <table:table-cell table:style-name="Table178.B2" office:value-type="string">
            <text:p text:style-name="P15"><text:change-start text:change-id="ct227139416"/>Result<text:change-end text:change-id="ct22713941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27139520"/></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7139624"/>[a_numeric a_numeric] <text:alphabetical-index-mark-start text:id="IMark234161800"/>/<text:alphabetical-index-mark-end text:id="IMark234161800"/> [a_numeric]</text:h>
            <text:p text:style-name="Text_20_body">Routing:<text:change-end text:change-id="ct227139624"/> NOS<text:change-start text:change-id="ct227139728"/></text:p>
            <text:p text:style-name="P1"><text:change-end text:change-id="ct227139728"/>This method implements the division operator.</text:p>
          </table:table-cell>
          <table:covered-table-cell/>
        </table:table-row>
        <table:table-row table:style-name="Table179.1">
          <table:table-cell table:style-name="Table179.A2" office:value-type="string">
            <text:p text:style-name="P15"><text:change-start text:change-id="ct227139832"/>Code<text:change-end text:change-id="ct227139832"/></text:p>
          </table:table-cell>
          <table:table-cell table:style-name="Table179.B2" office:value-type="string">
            <text:p text:style-name="P15"><text:change-start text:change-id="ct227139936"/>Result<text:change-end text:change-id="ct22713993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714004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7140144"/>[a_numeric] <text:alphabetical-index-mark-start text:id="IMark234161800"/>0&lt;<text:alphabetical-index-mark-end text:id="IMark234161800"/> [a_boolean]</text:h>
            <text:p text:style-name="Text_20_body">Routing:<text:change-end text:change-id="ct227140144"/> TOS<text:change-start text:change-id="ct227140248"/></text:p>
            <text:p text:style-name="P1"><text:change-end text:change-id="ct227140248"/>Is this number less than zero?</text:p>
          </table:table-cell>
          <table:covered-table-cell/>
        </table:table-row>
        <table:table-row table:style-name="Table180.1">
          <table:table-cell table:style-name="Table180.A2" office:value-type="string">
            <text:p text:style-name="P15"><text:change-start text:change-id="ct227140352"/>Code<text:change-end text:change-id="ct227140352"/></text:p>
          </table:table-cell>
          <table:table-cell table:style-name="Table180.B2" office:value-type="string">
            <text:p text:style-name="P15"><text:change-start text:change-id="ct227140456"/>Result<text:change-end text:change-id="ct22714045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7140560"/></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7140664"/>[a_numeric] <text:alphabetical-index-mark-start text:id="IMark234161800"/>0&lt;=<text:alphabetical-index-mark-end text:id="IMark234161800"/> [a_boolean]</text:h>
            <text:p text:style-name="Text_20_body">Routing:<text:change-end text:change-id="ct227140664"/> TOS<text:change-start text:change-id="ct227140768"/></text:p>
            <text:p text:style-name="P1"><text:change-end text:change-id="ct227140768"/>Is this number less than or equal to zero?</text:p>
          </table:table-cell>
          <table:covered-table-cell/>
        </table:table-row>
        <table:table-row table:style-name="Table181.1">
          <table:table-cell table:style-name="Table181.A2" office:value-type="string">
            <text:p text:style-name="P15"><text:change-start text:change-id="ct227140872"/>Code<text:change-end text:change-id="ct227140872"/></text:p>
          </table:table-cell>
          <table:table-cell table:style-name="Table181.B2" office:value-type="string">
            <text:p text:style-name="P15"><text:change-start text:change-id="ct227140976"/>Result<text:change-end text:change-id="ct22714097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714108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7141184"/>[a_numeric] <text:alphabetical-index-mark-start text:id="IMark234161800"/>0&lt;=&gt;<text:alphabetical-index-mark-end text:id="IMark234161800"/> [<text:change-end text:change-id="ct227141184"/>1, 0, or -1<text:change-start text:change-id="ct227141288"/>]</text:h>
            <text:p text:style-name="Text_20_body">Routing:<text:change-end text:change-id="ct227141288"/> TOS<text:change-start text:change-id="ct227141392"/></text:p>
            <text:p text:style-name="P1"><text:change-end text:change-id="ct227141392"/>Perform a “three outcome” comparison of the value with zero.</text:p>
          </table:table-cell>
          <table:covered-table-cell/>
        </table:table-row>
        <table:table-row table:style-name="Table182.1">
          <table:table-cell table:style-name="Table182.A2" office:value-type="string">
            <text:p text:style-name="P15"><text:change-start text:change-id="ct227141496"/>Code<text:change-end text:change-id="ct227141496"/></text:p>
          </table:table-cell>
          <table:table-cell table:style-name="Table182.B2" office:value-type="string">
            <text:p text:style-name="P15"><text:change-start text:change-id="ct227141600"/>Result<text:change-end text:change-id="ct22714160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7141808"/><text:change text:change-id="ct22714170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7141912"/>[a_numeric] <text:alphabetical-index-mark-start text:id="IMark234161800"/>0&lt;&gt; <text:alphabetical-index-mark-end text:id="IMark234161800"/>[a_boolean]</text:h>
            <text:p text:style-name="Text_20_body">Routing:<text:change-end text:change-id="ct227141912"/> TOS<text:change-start text:change-id="ct227142016"/></text:p>
            <text:p text:style-name="P1"><text:change-end text:change-id="ct227142016"/>Is the number not equal to zero?</text:p>
          </table:table-cell>
          <table:covered-table-cell/>
        </table:table-row>
        <table:table-row table:style-name="Table183.1">
          <table:table-cell table:style-name="Table183.A2" office:value-type="string">
            <text:p text:style-name="P15"><text:change-start text:change-id="ct227142120"/>Code<text:change-end text:change-id="ct227142120"/></text:p>
          </table:table-cell>
          <table:table-cell table:style-name="Table183.B2" office:value-type="string">
            <text:p text:style-name="P15"><text:change-start text:change-id="ct227142224"/>Result<text:change-end text:change-id="ct22714222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714232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7142472"/>[a_numeric] <text:alphabetical-index-mark-start text:id="IMark234161800"/>0=<text:alphabetical-index-mark-end text:id="IMark234161800"/> [a_boolean]</text:h>
            <text:p text:style-name="Text_20_body">Routing:<text:change-end text:change-id="ct227142472"/> TOS<text:change-start text:change-id="ct227142576"/></text:p>
            <text:p text:style-name="P1"><text:change-end text:change-id="ct227142576"/>Is the number equal to zero?</text:p>
          </table:table-cell>
          <table:covered-table-cell/>
        </table:table-row>
        <table:table-row table:style-name="Table184.1">
          <table:table-cell table:style-name="Table184.A2" office:value-type="string">
            <text:p text:style-name="P15"><text:change-start text:change-id="ct227142680"/>Code<text:change-end text:change-id="ct227142680"/></text:p>
          </table:table-cell>
          <table:table-cell table:style-name="Table184.B2" office:value-type="string">
            <text:p text:style-name="P15"><text:change-start text:change-id="ct227142784"/>Result<text:change-end text:change-id="ct22714278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714288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7142992"/>[a_numeric] <text:alphabetical-index-mark-start text:id="IMark234161800"/>0&gt;<text:alphabetical-index-mark-end text:id="IMark234161800"/> [a_boolean]</text:h>
            <text:p text:style-name="Text_20_body">Routing:<text:change-end text:change-id="ct227142992"/> TOS<text:change-start text:change-id="ct227143096"/></text:p>
            <text:p text:style-name="P1"><text:change-end text:change-id="ct227143096"/>Is the number greater than zero?</text:p>
          </table:table-cell>
          <table:covered-table-cell/>
        </table:table-row>
        <table:table-row table:style-name="Table185.1">
          <table:table-cell table:style-name="Table185.A2" office:value-type="string">
            <text:p text:style-name="P15"><text:change-start text:change-id="ct227143200"/>Code<text:change-end text:change-id="ct227143200"/></text:p>
          </table:table-cell>
          <table:table-cell table:style-name="Table185.B2" office:value-type="string">
            <text:p text:style-name="P15"><text:change-start text:change-id="ct227143304"/>Result<text:change-end text:change-id="ct22714330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714340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7143512"/>[a_numeric] <text:alphabetical-index-mark-start text:id="IMark234161800"/>0&gt;=<text:alphabetical-index-mark-end text:id="IMark234161800"/> [a_boolean]</text:h>
            <text:p text:style-name="Text_20_body">Routing:<text:change-end text:change-id="ct227143512"/> TOS<text:change-start text:change-id="ct227143616"/></text:p>
            <text:p text:style-name="P1"><text:change-end text:change-id="ct227143616"/>Is the number greater than or equal to zero?</text:p>
          </table:table-cell>
          <table:covered-table-cell/>
        </table:table-row>
        <table:table-row table:style-name="Table186.1">
          <table:table-cell table:style-name="Table186.A2" office:value-type="string">
            <text:p text:style-name="P15"><text:change-start text:change-id="ct227143720"/>Code<text:change-end text:change-id="ct227143720"/></text:p>
          </table:table-cell>
          <table:table-cell table:style-name="Table186.B2" office:value-type="string">
            <text:p text:style-name="P15"><text:change-start text:change-id="ct227143824"/>Result<text:change-end text:change-id="ct22714382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714392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7144032"/>[a_numeric] <text:alphabetical-index-mark-start text:id="IMark234161800"/>1+<text:alphabetical-index-mark-end text:id="IMark234161800"/> [a_numeric]</text:h>
            <text:p text:style-name="Text_20_body">Routing:<text:change-end text:change-id="ct227144032"/> TOS<text:change-start text:change-id="ct227144136"/></text:p>
            <text:p text:style-name="P1"><text:change-end text:change-id="ct227144136"/>Add one to the number</text:p>
          </table:table-cell>
          <table:covered-table-cell/>
        </table:table-row>
        <table:table-row table:style-name="Table187.1">
          <table:table-cell table:style-name="Table187.A2" office:value-type="string">
            <text:p text:style-name="P15"><text:change-start text:change-id="ct227144240"/>Code<text:change-end text:change-id="ct227144240"/></text:p>
          </table:table-cell>
          <table:table-cell table:style-name="Table187.B2" office:value-type="string">
            <text:p text:style-name="P15"><text:change-start text:change-id="ct227144344"/>Result<text:change-end text:change-id="ct22714434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714444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7144552"/>[a_numeric] <text:alphabetical-index-mark-start text:id="IMark234161800"/>1-<text:alphabetical-index-mark-end text:id="IMark234161800"/> [a_numeric]</text:h>
            <text:p text:style-name="Text_20_body">Routing:<text:change-end text:change-id="ct227144552"/> TOS<text:change-start text:change-id="ct227144656"/></text:p>
            <text:p text:style-name="P1"><text:change-end text:change-id="ct227144656"/>Subtract ond from the number</text:p>
          </table:table-cell>
          <table:covered-table-cell/>
        </table:table-row>
        <table:table-row table:style-name="Table188.1">
          <table:table-cell table:style-name="Table188.A2" office:value-type="string">
            <text:p text:style-name="P15"><text:change-start text:change-id="ct227144760"/>Code<text:change-end text:change-id="ct227144760"/></text:p>
          </table:table-cell>
          <table:table-cell table:style-name="Table188.B2" office:value-type="string">
            <text:p text:style-name="P15"><text:change-start text:change-id="ct227144864"/>Result<text:change-end text:change-id="ct22714486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714496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7145072"/>[a_numeric] <text:alphabetical-index-mark-start text:id="IMark234161800"/>2*<text:alphabetical-index-mark-end text:id="IMark234161800"/> [a_numeric]</text:h>
            <text:p text:style-name="Text_20_body">Routing:<text:change-end text:change-id="ct227145072"/> TOS<text:change-start text:change-id="ct227145176"/></text:p>
            <text:p text:style-name="P1"><text:change-end text:change-id="ct227145176"/>Multiply the number by two.</text:p>
          </table:table-cell>
          <table:covered-table-cell/>
        </table:table-row>
        <table:table-row table:style-name="Table189.1">
          <table:table-cell table:style-name="Table189.A2" office:value-type="string">
            <text:p text:style-name="P15"><text:change-start text:change-id="ct227145280"/>Code<text:change-end text:change-id="ct227145280"/></text:p>
          </table:table-cell>
          <table:table-cell table:style-name="Table189.B2" office:value-type="string">
            <text:p text:style-name="P15"><text:change-start text:change-id="ct227145384"/>Result<text:change-end text:change-id="ct22714538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714548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7145592"/>[a_numeric] <text:alphabetical-index-mark-start text:id="IMark234161800"/>2+<text:alphabetical-index-mark-end text:id="IMark234161800"/> [a_numeric]</text:h>
            <text:p text:style-name="Text_20_body">Routing:<text:change-end text:change-id="ct227145592"/> TOS<text:change-start text:change-id="ct227145696"/></text:p>
            <text:p text:style-name="P1"><text:change-end text:change-id="ct227145696"/>Add two to the number</text:p>
          </table:table-cell>
          <table:covered-table-cell/>
        </table:table-row>
        <table:table-row table:style-name="Table190.1">
          <table:table-cell table:style-name="Table190.A2" office:value-type="string">
            <text:p text:style-name="P15"><text:change-start text:change-id="ct227145800"/>Code<text:change-end text:change-id="ct227145800"/></text:p>
          </table:table-cell>
          <table:table-cell table:style-name="Table190.B2" office:value-type="string">
            <text:p text:style-name="P15"><text:change-start text:change-id="ct227145904"/>Result<text:change-end text:change-id="ct22714590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714600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7146112"/>[a_numeric] <text:alphabetical-index-mark-start text:id="IMark234161800"/>2-<text:alphabetical-index-mark-end text:id="IMark234161800"/> [a_numeric]</text:h>
            <text:p text:style-name="Text_20_body">Routing:<text:change-end text:change-id="ct227146112"/> TOS<text:change-start text:change-id="ct227146216"/></text:p>
            <text:p text:style-name="P1"><text:change-end text:change-id="ct227146216"/>Subtract two from the number</text:p>
          </table:table-cell>
          <table:covered-table-cell/>
        </table:table-row>
        <table:table-row table:style-name="Table191.1">
          <table:table-cell table:style-name="Table191.A2" office:value-type="string">
            <text:p text:style-name="P15"><text:change-start text:change-id="ct227146320"/>Code<text:change-end text:change-id="ct227146320"/></text:p>
          </table:table-cell>
          <table:table-cell table:style-name="Table191.B2" office:value-type="string">
            <text:p text:style-name="P15"><text:change-start text:change-id="ct227146424"/>Result<text:change-end text:change-id="ct22714642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714652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7146632"/>[a_numeric] <text:alphabetical-index-mark-start text:id="IMark234161800"/>2/<text:alphabetical-index-mark-end text:id="IMark234161800"/> [a_numeric]</text:h>
            <text:p text:style-name="Text_20_body">Routing:<text:change-end text:change-id="ct227146632"/> TOS<text:change-start text:change-id="ct227146736"/></text:p>
            <text:p text:style-name="P1"><text:change-end text:change-id="ct227146736"/>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27146840"/>Code<text:change-end text:change-id="ct227146840"/></text:p>
          </table:table-cell>
          <table:table-cell table:style-name="Table192.B2" office:value-type="string">
            <text:p text:style-name="P15"><text:change-start text:change-id="ct227146944"/>Result<text:change-end text:change-id="ct22714694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714704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7147152"/>[a_numeric<text:change-end text:change-id="ct227147152"/> a_numeric<text:change-start text:change-id="ct227147256"/>] <text:alphabetical-index-mark-start text:id="IMark234161800"/>&lt;<text:alphabetical-index-mark-end text:id="IMark234161800"/> [a_boolean]</text:h>
            <text:p text:style-name="Text_20_body">Routing:<text:change-end text:change-id="ct227147256"/> NOS<text:change-start text:change-id="ct227147360"/></text:p>
            <text:p text:style-name="P1"><text:change-end text:change-id="ct227147360"/>Is the first number less than the second?</text:p>
          </table:table-cell>
          <table:covered-table-cell/>
        </table:table-row>
        <table:table-row table:style-name="Table193.1">
          <table:table-cell table:style-name="Table193.A2" office:value-type="string">
            <text:p text:style-name="P15"><text:change-start text:change-id="ct227147464"/>Code<text:change-end text:change-id="ct227147464"/></text:p>
          </table:table-cell>
          <table:table-cell table:style-name="Table193.B2" office:value-type="string">
            <text:p text:style-name="P15"><text:change-start text:change-id="ct227147568"/>Result<text:change-end text:change-id="ct22714756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714767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7147776"/>[a_numeric<text:change-end text:change-id="ct227147776"/> a_numeric<text:change-start text:change-id="ct227147880"/>] <text:alphabetical-index-mark-start text:id="IMark234161800"/>&lt;=<text:alphabetical-index-mark-end text:id="IMark234161800"/> [a_boolean]</text:h>
            <text:p text:style-name="Text_20_body">Routing:<text:change-end text:change-id="ct227147880"/> NOS<text:change-start text:change-id="ct227147984"/></text:p>
            <text:p text:style-name="P1"><text:change-end text:change-id="ct227147984"/>Is the first number less than or equal to the second?</text:p>
          </table:table-cell>
          <table:covered-table-cell/>
        </table:table-row>
        <table:table-row table:style-name="Table194.1">
          <table:table-cell table:style-name="Table194.A2" office:value-type="string">
            <text:p text:style-name="P15"><text:change-start text:change-id="ct227148088"/>Code<text:change-end text:change-id="ct227148088"/></text:p>
          </table:table-cell>
          <table:table-cell table:style-name="Table194.B2" office:value-type="string">
            <text:p text:style-name="P15"><text:change-start text:change-id="ct227148192"/>Result<text:change-end text:change-id="ct22714819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714829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59" text:outline-level="3"><text:change-start text:change-id="ct227148400"/>[a_numeric<text:change-end text:change-id="ct227148400"/> a_numeric<text:change-start text:change-id="ct227148504"/>] <text:alphabetical-index-mark-start text:id="IMark234161800"/>&lt;=&gt;<text:alphabetical-index-mark-end text:id="IMark234161800"/> [-1, 0, or 1]</text:h>
            <text:p text:style-name="Text_20_body">Routing:<text:change-end text:change-id="ct227148504"/> NOS<text:change-start text:change-id="ct227148608"/></text:p>
            <text:p text:style-name="P1"><text:change-end text:change-id="ct227148608"/>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27148712"/>Code<text:change-end text:change-id="ct227148712"/></text:p>
          </table:table-cell>
          <table:table-cell table:style-name="Table195.B2" office:value-type="string">
            <text:p text:style-name="P15"><text:change-start text:change-id="ct227148816"/>Result<text:change-end text:change-id="ct22714881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7149024"/><text:change text:change-id="ct22714892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7149128"/>[a_numeric<text:change-end text:change-id="ct227149128"/> a_numeric<text:change-start text:change-id="ct227149232"/>] <text:alphabetical-index-mark-start text:id="IMark234161800"/>&gt;<text:alphabetical-index-mark-end text:id="IMark234161800"/> [a_boolean]</text:h>
            <text:p text:style-name="Text_20_body">Routing:<text:change-end text:change-id="ct227149232"/> NOS<text:change-start text:change-id="ct227149336"/></text:p>
            <text:p text:style-name="P1"><text:change-end text:change-id="ct227149336"/>Is the first number greater than the second number.</text:p>
          </table:table-cell>
          <table:covered-table-cell/>
        </table:table-row>
        <table:table-row table:style-name="Table196.1">
          <table:table-cell table:style-name="Table196.A2" office:value-type="string">
            <text:p text:style-name="P15"><text:change-start text:change-id="ct227149440"/>Code<text:change-end text:change-id="ct227149440"/></text:p>
          </table:table-cell>
          <table:table-cell table:style-name="Table196.B2" office:value-type="string">
            <text:p text:style-name="P15"><text:change-start text:change-id="ct227149544"/>Result<text:change-end text:change-id="ct2271495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714964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7149752"/>[a_numeric<text:change-end text:change-id="ct227149752"/> a_numeric<text:change-start text:change-id="ct227149856"/>] <text:alphabetical-index-mark-start text:id="IMark234161800"/>&gt;=<text:alphabetical-index-mark-end text:id="IMark234161800"/> [a_boolean]</text:h>
            <text:p text:style-name="Text_20_body">Routing:<text:change-end text:change-id="ct227149856"/> NOS<text:change-start text:change-id="ct227149960"/></text:p>
            <text:p text:style-name="P1"><text:change-end text:change-id="ct227149960"/>Is the first number greater than or equal to the second number.</text:p>
          </table:table-cell>
          <table:covered-table-cell/>
        </table:table-row>
        <table:table-row table:style-name="Table197.1">
          <table:table-cell table:style-name="Table197.A2" office:value-type="string">
            <text:p text:style-name="P15"><text:change-start text:change-id="ct227150064"/>Code<text:change-end text:change-id="ct227150064"/></text:p>
          </table:table-cell>
          <table:table-cell table:style-name="Table197.B2" office:value-type="string">
            <text:p text:style-name="P15"><text:change-start text:change-id="ct227150168"/>Result<text:change-end text:change-id="ct2271501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715027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7150376"/>[a_numeric a_numeric] <text:alphabetical-index-mark-start text:id="IMark234161800"/>mod<text:alphabetical-index-mark-end text:id="IMark234161800"/> [a_numeric]</text:h>
            <text:p text:style-name="Text_20_body">Routing:<text:change-end text:change-id="ct227150376"/> NOS<text:change-start text:change-id="ct227150480"/></text:p>
            <text:p text:style-name="P1"><text:change-end text:change-id="ct227150480"/>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27150664"/>Code<text:change-end text:change-id="ct227150664"/></text:p>
          </table:table-cell>
          <table:table-cell table:style-name="Table198.B2" office:value-type="string">
            <text:p text:style-name="P15"><text:change-start text:change-id="ct227150768"/>Result<text:change-end text:change-id="ct2271507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71508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7150976"/>[a_numeric] <text:alphabetical-index-mark-start text:id="IMark234161800"/>neg<text:alphabetical-index-mark-end text:id="IMark234161800"/> [a_numeric]</text:h>
            <text:p text:style-name="Text_20_body">Routing:<text:change-end text:change-id="ct227150976"/> TOS<text:change-start text:change-id="ct227151080"/></text:p>
            <text:p text:style-name="P1"><text:change-end text:change-id="ct227151080"/>Compute zero minus the number.</text:p>
          </table:table-cell>
          <table:covered-table-cell/>
        </table:table-row>
        <table:table-row table:style-name="Table199.1">
          <table:table-cell table:style-name="Table199.A2" office:value-type="string">
            <text:p text:style-name="P15"><text:change-start text:change-id="ct227151184"/>Code<text:change-end text:change-id="ct227151184"/></text:p>
          </table:table-cell>
          <table:table-cell table:style-name="Table199.B2" office:value-type="string">
            <text:p text:style-name="P15"><text:change-start text:change-id="ct227151288"/>Result<text:change-end text:change-id="ct2271512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234161128"/>Object<text:alphabetical-index-mark-end text:id="IMark234161128"/></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34161800"/>&amp;&amp;<text:alphabetical-index-mark-end text:id="IMark23416180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234161800"/>.<text:alphabetical-index-mark-end text:id="IMark23416180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234161800"/>.class<text:alphabetical-index-mark-end text:id="IMark23416180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234161800"/>.clone<text:alphabetical-index-mark-end text:id="IMark23416180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234161800"/>.clone_exclude<text:alphabetical-index-mark-end text:id="IMark23416180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234161800"/>.copy<text:alphabetical-index-mark-end text:id="IMark23416180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234161800"/>.init<text:alphabetical-index-mark-end text:id="IMark234161800"/>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34161800"/>.is_class?<text:alphabetical-index-mark-end text:id="IMark23416180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34161800"/>.name<text:alphabetical-index-mark-end text:id="IMark23416180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234161800"/>.strlen<text:alphabetical-index-mark-end text:id="IMark23416180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234161800"/>.to_f<text:alphabetical-index-mark-end text:id="IMark234161800"/>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234161800"/>.to_f!<text:alphabetical-index-mark-end text:id="IMark234161800"/>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234161800"/>.to_i<text:alphabetical-index-mark-end text:id="IMark234161800"/>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234161800"/>.to_i!<text:alphabetical-index-mark-end text:id="IMark234161800"/>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234161800"/>.to_n<text:alphabetical-index-mark-end text:id="IMark234161800"/>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234134556"/>.to_n!<text:alphabetical-index-mark-end text:id="IMark234134556"/>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234134556"/>.to_r<text:alphabetical-index-mark-end text:id="IMark234134556"/>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234134556"/>.to_r!<text:alphabetical-index-mark-end text:id="IMark234134556"/>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234134556"/>.to_s<text:alphabetical-index-mark-end text:id="IMark234134556"/>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234134556"/>.to_x<text:alphabetical-index-mark-end text:id="IMark234134556"/>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234134556"/>.to_x!<text:alphabetical-index-mark-end text:id="IMark234134556"/>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34134556"/>&lt;&gt;<text:alphabetical-index-mark-end text:id="IMark23413455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34134556"/>=<text:alphabetical-index-mark-end text:id="IMark23413455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34134556"/>^^<text:alphabetical-index-mark-end text:id="IMark23413455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34134556"/>distinct?<text:alphabetical-index-mark-end text:id="IMark23413455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34134556"/>identical?<text:alphabetical-index-mark-end text:id="IMark23413455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34134556"/>max<text:alphabetical-index-mark-end text:id="IMark23413455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34134556"/>min<text:alphabetical-index-mark-end text:id="IMark23413455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34134556"/>nil&lt;&gt;<text:alphabetical-index-mark-end text:id="IMark23413455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34134556"/>nil=<text:alphabetical-index-mark-end text:id="IMark23413455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34134556"/>not<text:alphabetical-index-mark-end text:id="IMark23413455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34134556"/>||<text:alphabetical-index-mark-end text:id="IMark234134556"/>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234134556"/>)methods<text:alphabetical-index-mark-end text:id="IMark23413455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234161128"/>OutStream<text:alphabetical-index-mark-end text:id="IMark23416112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234134556"/>.append<text:alphabetical-index-mark-end text:id="IMark23413455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P57">"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234134556"/>.append{<text:alphabetical-index-mark-end text:id="IMark234134556"/>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P57">"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234134556"/>.create<text:alphabetical-index-mark-end text:id="IMark23413455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P5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P57">"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34134556"/><text:alphabetical-index-mark-start text:id="IMark234161800"/>.<text:alphabetical-index-mark-end text:id="IMark234161800"/><text:alphabetical-index-mark-end text:id="IMark23413455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234134556"/>.close<text:alphabetical-index-mark-end text:id="IMark23413455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34134556"/>.cr<text:alphabetical-index-mark-end text:id="IMark23413455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34134556"/>.emit<text:alphabetical-index-mark-end text:id="IMark23413455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234134556"/>.space<text:alphabetical-index-mark-end text:id="IMark23413455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234134556"/>.spaces<text:alphabetical-index-mark-end text:id="IMark23413455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34134556"/>~<text:alphabetical-index-mark-end text:id="IMark23413455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34134556"/>~"<text:alphabetical-index-mark-end text:id="IMark23413455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234134556"/>~cr<text:alphabetical-index-mark-end text:id="IMark23413455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234134556"/>~emit<text:alphabetical-index-mark-end text:id="IMark23413455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34134556"/>~space<text:alphabetical-index-mark-end text:id="IMark23413455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34134556"/>~spaces<text:alphabetical-index-mark-end text:id="IMark23413455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234161128"/>Procedure<text:alphabetical-index-mark-end text:id="IMark234161128"/></text:h>
      <text:p text:style-name="Text_20_body"/>
      <text:p text:style-name="Text_20_body">Inheritance: Procedure <text:span text:style-name="T9">←</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34134556"/>.call<text:alphabetical-index-mark-end text:id="IMark23413455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5">Code</text:p>
          </table:table-cell>
          <table:table-cell table:style-name="Table220.B2" office:value-type="string">
            <text:p text:style-name="P15">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34134556"/>.start<text:alphabetical-index-mark-end text:id="IMark234134556"/>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5">Code</text:p>
          </table:table-cell>
          <table:table-cell table:style-name="Table221.B2" office:value-type="string">
            <text:p text:style-name="P1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234161128"/>Queue<text:alphabetical-index-mark-end text:id="IMark234161128"/></text:h>
      <text:p text:style-name="Text_20_body"/>
      <text:p text:style-name="Text_20_body">Inheritance: Queue <text:span text:style-name="T9">←</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34134556"/>.clear<text:alphabetical-index-mark-end text:id="IMark23413455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5">Code</text:p>
          </table:table-cell>
          <table:table-cell table:style-name="Table222.B2" office:value-type="string">
            <text:p text:style-name="P1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34134556"/>.empty?<text:alphabetical-index-mark-end text:id="IMark23413455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5">Code</text:p>
          </table:table-cell>
          <table:table-cell table:style-name="Table223.B2" office:value-type="string">
            <text:p text:style-name="P1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34134556"/>.length<text:alphabetical-index-mark-end text:id="IMark23413455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5">Code</text:p>
          </table:table-cell>
          <table:table-cell table:style-name="Table224.B2" office:value-type="string">
            <text:p text:style-name="P1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34134556"/>.pend<text:alphabetical-index-mark-end text:id="IMark23413455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5">Code</text:p>
          </table:table-cell>
          <table:table-cell table:style-name="Table225.B2" office:value-type="string">
            <text:p text:style-name="P15">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34134556"/>.pop<text:alphabetical-index-mark-end text:id="IMark23413455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5">Code</text:p>
          </table:table-cell>
          <table:table-cell table:style-name="Table226.B2" office:value-type="string">
            <text:p text:style-name="P15">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34134556"/>.push<text:alphabetical-index-mark-end text:id="IMark23413455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5">Code</text:p>
          </table:table-cell>
          <table:table-cell table:style-name="Table227.B2" office:value-type="string">
            <text:p text:style-name="P1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234161128"/>Rational<text:alphabetical-index-mark-end text:id="IMark23416112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34162616"/>.split<text:alphabetical-index-mark-end text:id="IMark23416261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234160888"/>Stack<text:alphabetical-index-mark-end text:id="IMark234160888"/></text:h>
      <text:p text:style-name="Text_20_body"/>
      <text:p text:style-name="Text_20_body">Inheritance: Stack <text:span text:style-name="T9">←</text:span> Object</text:p>
      <text:p text:style-name="Code"/>
      <text:p text:style-name="Code">Stack Shared Methods =</text:p>
      <text:p text:style-name="Code">.empty? <text:s text:c="2"/>.init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234160888"/>String<text:alphabetical-index-mark-end text:id="IMark23416088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234160888"/>Thread<text:alphabetical-index-mark-end text:id="IMark23416088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234160888"/><text:alphabetical-index-mark-start text:id="IMark234162952"/><text:alphabetical-index-mark-start text:id="IMark234163048"/>TrueClass<text:alphabetical-index-mark-end text:id="IMark234163048"/><text:alphabetical-index-mark-end text:id="IMark234162952"/><text:alphabetical-index-mark-end text:id="IMark234160888"/></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234160888"/>VirtualMachine<text:alphabetical-index-mark-end text:id="IMark234160888"/></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234162616"/>.:<text:alphabetical-index-mark-end text:id="IMark234162616"/>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234162616"/>super<text:alphabetical-index-mark-end text:id="IMark234162616"/>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234162616"/>val:<text:alphabetical-index-mark-end text:id="IMark234162616"/>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234162616"/>var:<text:alphabetical-index-mark-end text:id="IMark234162616"/>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234162616"/>val@:<text:alphabetical-index-mark-end text:id="IMark234162616"/>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234162616"/>var@:<text:alphabetical-index-mark-end text:id="IMark234162616"/>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234162616"/>;<text:alphabetical-index-mark-end text:id="IMark234162616"/>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234162616"/>.::<text:alphabetical-index-mark-end text:id="IMark234162616"/>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234162616"/>inst:<text:alphabetical-index-mark-end text:id="IMark234162616"/>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234162616"/>local:<text:alphabetical-index-mark-end text:id="IMark234162616"/>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234162616"/>super<text:alphabetical-index-mark-end text:id="IMark234162616"/>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234162616"/>;<text:alphabetical-index-mark-end text:id="IMark23416261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234160888"/>Commands<text:alphabetical-index-mark-end text:id="IMark23416088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234160888"/>)entries<text:alphabetical-index-mark-end text:id="IMark234160888"/>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3" text:note-class="footnote"><text:note-citation>7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7">0</text:p>
          <text:p text:style-name="P66">0&lt;<text:tab/>108</text:p>
          <text:p text:style-name="P66">0&lt;=<text:tab/>109</text:p>
          <text:p text:style-name="P66">0&lt;=&gt;<text:tab/>109</text:p>
          <text:p text:style-name="P66">0&lt;&gt; <text:tab/>109</text:p>
          <text:p text:style-name="P66">0=<text:tab/>110</text:p>
          <text:p text:style-name="P66">0&gt;<text:tab/>110</text:p>
          <text:p text:style-name="P66">0&gt;=<text:tab/>110</text:p>
          <text:p text:style-name="P67">1</text:p>
          <text:p text:style-name="P66">1-<text:tab/>111</text:p>
          <text:p text:style-name="P66">1+<text:tab/>111</text:p>
          <text:p text:style-name="P67">2</text:p>
          <text:p text:style-name="P66">2-<text:tab/>112</text:p>
          <text:p text:style-name="P66">2*<text:tab/>88, 111</text:p>
          <text:p text:style-name="P66">2/<text:tab/>88, 112</text:p>
          <text:p text:style-name="P66">2+<text:tab/>111</text:p>
          <text:p text:style-name="P67">A</text:p>
          <text:p text:style-name="P66">again<text:tab/>25</text:p>
          <text:p text:style-name="P66">and<text:tab/>89</text:p>
          <text:p text:style-name="P66">Archive<text:tab/>12</text:p>
          <text:p text:style-name="P66">Array<text:tab/>60</text:p>
          <text:p text:style-name="P67">B</text:p>
          <text:p text:style-name="P66">begin<text:tab/>25</text:p>
          <text:p text:style-name="P66">Boolean<text:tab/>58</text:p>
          <text:p text:style-name="P66">bounce<text:tab/>36, 38</text:p>
          <text:p text:style-name="P67">C</text:p>
          <text:p text:style-name="P66">catch<text:tab/>35, 38</text:p>
          <text:p text:style-name="P66">Class<text:tab/>71</text:p>
          <text:p text:style-name="P66">Classes<text:tab/>47</text:p>
          <text:p text:style-name="P66">clone<text:tab/>30</text:p>
          <text:p text:style-name="P66">com<text:tab/>89</text:p>
          <text:p text:style-name="P66">Commands<text:tab/>72, 148</text:p>
          <text:p text:style-name="P66">Complex<text:tab/>74</text:p>
          <text:p text:style-name="P66">copy<text:tab/>30</text:p>
          <text:p text:style-name="P67">D</text:p>
          <text:p text:style-name="P66">Declarations<text:tab/>26</text:p>
          <text:p text:style-name="P66">Demo.rb<text:tab/>11</text:p>
          <text:p text:style-name="P66">distinct?<text:tab/>123</text:p>
          <text:p text:style-name="P66">do<text:tab/>23</text:p>
          <text:p text:style-name="P66">do_map_name<text:tab/>54</text:p>
          <text:p text:style-name="P66">dpr<text:tab/>93</text:p>
          <text:p text:style-name="P66">drop<text:tab/>19</text:p>
          <text:p text:style-name="P66">Duck Typing<text:tab/>26</text:p>
          <text:p text:style-name="P66">dup<text:tab/>19, 30</text:p>
          <text:p text:style-name="P67">E</text:p>
          <text:p text:style-name="P66">e<text:tab/>93</text:p>
          <text:p text:style-name="P66">else<text:tab/>21</text:p>
          <text:p text:style-name="P67">F</text:p>
          <text:p text:style-name="P66">FalseClass<text:tab/>58, 77</text:p>
          <text:p text:style-name="P66">finally<text:tab/>37p.</text:p>
          <text:p text:style-name="P66">Float<text:tab/>79</text:p>
          <text:p text:style-name="P67">H</text:p>
          <text:p text:style-name="P66">Hash<text:tab/>80</text:p>
          <text:p text:style-name="P67">I</text:p>
          <text:p text:style-name="P66">i<text:tab/>23</text:p>
          <text:p text:style-name="P66">identical?<text:tab/>124</text:p>
          <text:p text:style-name="P66">if<text:tab/>21</text:p>
          <text:p text:style-name="P66">Inheritance<text:tab/>48</text:p>
          <text:p text:style-name="P66">inst:<text:tab/>146</text:p>
          <text:p text:style-name="P66">InStream<text:tab/>83</text:p>
          <text:p text:style-name="P66">Integer<text:tab/>86</text:p>
          <text:p text:style-name="P67">J</text:p>
          <text:p text:style-name="P66">j<text:tab/>23</text:p>
          <text:p text:style-name="P67">K</text:p>
          <text:p text:style-name="P66">Known Issues<text:tab/>11</text:p>
          <text:p text:style-name="P67">L</text:p>
          <text:p text:style-name="P66">Late Binding<text:tab/>48</text:p>
          <text:p text:style-name="P66">local:<text:tab/>146</text:p>
          <text:p text:style-name="P66">loop<text:tab/>23</text:p>
          <text:p text:style-name="P67">M</text:p>
          <text:p text:style-name="P66">max<text:tab/>124</text:p>
          <text:p text:style-name="P66">Method Mapping<text:tab/>49</text:p>
          <text:p text:style-name="P66">Methods<text:tab/>48</text:p>
          <text:p text:style-name="P66">min<text:tab/>124</text:p>
          <text:p text:style-name="P66">mod<text:tab/>114</text:p>
          <text:p text:style-name="P66">Mutation<text:tab/>28</text:p>
          <text:p text:style-name="P67">N</text:p>
          <text:p text:style-name="P66">neg<text:tab/>114</text:p>
          <text:p text:style-name="P66">nil&lt;&gt;<text:tab/>125</text:p>
          <text:p text:style-name="P66">nil=<text:tab/>125</text:p>
          <text:p text:style-name="P66">NilClass<text:tab/>58, 91</text:p>
          <text:p text:style-name="P66">nip<text:tab/>19</text:p>
          <text:p text:style-name="P66">not<text:tab/>125</text:p>
          <text:p text:style-name="P66">Numeric<text:tab/>59, 93</text:p>
          <text:p text:style-name="P67">O</text:p>
          <text:p text:style-name="P66">Object<text:tab/>58, 115</text:p>
          <text:p text:style-name="P66">or<text:tab/>90</text:p>
          <text:p text:style-name="P66">OutStream<text:tab/>127</text:p>
          <text:p text:style-name="P66">over<text:tab/>19</text:p>
          <text:p text:style-name="P67">P</text:p>
          <text:p text:style-name="P66">pi<text:tab/>94</text:p>
          <text:p text:style-name="P66">pick<text:tab/>19</text:p>
          <text:p text:style-name="P66">Polymorphism<text:tab/>48</text:p>
          <text:p text:style-name="P66">Procedure<text:tab/>132</text:p>
          <text:p text:style-name="P66">Prototypes<text:tab/>48</text:p>
          <text:p text:style-name="P67">Q</text:p>
          <text:p text:style-name="P66">Queue<text:tab/>134</text:p>
          <text:p text:style-name="P67">R</text:p>
          <text:p text:style-name="P66">Rake<text:tab/>11</text:p>
          <text:p text:style-name="P66">Rational<text:tab/>136</text:p>
          <text:p text:style-name="P66">Referencing<text:tab/>27</text:p>
          <text:p text:style-name="P66">repeat<text:tab/>25</text:p>
          <text:p text:style-name="P66">Routing<text:tab/>51</text:p>
          <text:p text:style-name="P67">S</text:p>
          <text:p text:style-name="P66">Scoping<text:tab/>26</text:p>
          <text:p text:style-name="P66">self<text:tab/>56</text:p>
          <text:p text:style-name="P66">Stack<text:tab/>138</text:p>
          <text:p text:style-name="P66">String<text:tab/>139</text:p>
          <text:p text:style-name="P66">super<text:tab/>144, 146</text:p>
          <text:p text:style-name="P66">swap<text:tab/>20</text:p>
          <text:p text:style-name="P66">switch<text:tab/>21</text:p>
          <text:p text:style-name="P66">SymbolMap<text:tab/>49</text:p>
          <text:p text:style-name="P67">T</text:p>
          <text:p text:style-name="P66">Testing<text:tab/>11</text:p>
          <text:p text:style-name="P66">Thanks<text:tab/>8</text:p>
          <text:p text:style-name="P66">then<text:tab/>21</text:p>
          <text:p text:style-name="P66">Thread<text:tab/>141</text:p>
          <text:p text:style-name="P66">throw"<text:tab/>39</text:p>
          <text:p text:style-name="P66">TrueClass<text:tab/>58, 142</text:p>
          <text:p text:style-name="P66">try<text:tab/>35, 38</text:p>
          <text:p text:style-name="P66">tuck<text:tab/>20</text:p>
          <text:p text:style-name="P66">Typing<text:tab/>26</text:p>
          <text:p text:style-name="P67">U</text:p>
          <text:p text:style-name="P66">until<text:tab/>25</text:p>
          <text:p text:style-name="P67">V</text:p>
          <text:p text:style-name="P66">val:<text:tab/>26, 144</text:p>
          <text:p text:style-name="P66">val@:<text:tab/>27, 145</text:p>
          <text:p text:style-name="P66">val#:<text:tab/>27</text:p>
          <text:p text:style-name="P66">val$:<text:tab/>27</text:p>
          <text:p text:style-name="P66">var:<text:tab/>26, 145</text:p>
          <text:p text:style-name="P66">var@:<text:tab/>27, 145</text:p>
          <text:p text:style-name="P66">var#:<text:tab/>27</text:p>
          <text:p text:style-name="P66">var$:<text:tab/>27</text:p>
          <text:p text:style-name="P66">VirtualMachine<text:tab/>143</text:p>
          <text:p text:style-name="P67">X</text:p>
          <text:p text:style-name="P66">x<text:tab/>61</text:p>
          <text:p text:style-name="P66">xor<text:tab/>90</text:p>
          <text:p text:style-name="P67">^</text:p>
          <text:p text:style-name="P66">^^<text:tab/>78, 91, 123</text:p>
          <text:p text:style-name="P67">-</text:p>
          <text:p text:style-name="P66">-<text:tab/>95</text:p>
          <text:p text:style-name="P66">-&gt;<text:tab/>80</text:p>
          <text:p text:style-name="P66">-i<text:tab/>23</text:p>
          <text:p text:style-name="P66">-j<text:tab/>23</text:p>
          <text:p text:style-name="P67">;</text:p>
          <text:p text:style-name="P66">;<text:tab/>145p.</text:p>
          <text:p text:style-name="P67">:</text:p>
          <text:p text:style-name="P66">:<text:tab/>53</text:p>
          <text:p text:style-name="P67">!</text:p>
          <text:p text:style-name="P66">!<text:tab/>63</text:p>
          <text:p text:style-name="P67">?</text:p>
          <text:p text:style-name="P66">?"<text:tab/>36, 38</text:p>
          <text:p text:style-name="P67">.</text:p>
          <text:p text:style-name="P66">.<text:tab/>115, 128</text:p>
          <text:p text:style-name="P66">.-left<text:tab/>64</text:p>
          <text:p text:style-name="P66">.-mid<text:tab/>65</text:p>
          <text:p text:style-name="P66">.-midlr<text:tab/>65</text:p>
          <text:p text:style-name="P66">.-right<text:tab/>65</text:p>
          <text:p text:style-name="P66">.:<text:tab/>53, 144</text:p>
          <text:p text:style-name="P66"><text:soft-page-break/>.::<text:tab/>53, 145</text:p>
          <text:p text:style-name="P66">.[]!<text:tab/>65, 81</text:p>
          <text:p text:style-name="P66">.[]@<text:tab/>66, 81</text:p>
          <text:p text:style-name="P66">.+left<text:tab/>63</text:p>
          <text:p text:style-name="P66">.+mid<text:tab/>64</text:p>
          <text:p text:style-name="P66">.+midlr<text:tab/>64</text:p>
          <text:p text:style-name="P66">.+right<text:tab/>64</text:p>
          <text:p text:style-name="P66">.1/x<text:tab/>95</text:p>
          <text:p text:style-name="P66">.10**<text:tab/>96</text:p>
          <text:p text:style-name="P66">.2**<text:tab/>96</text:p>
          <text:p text:style-name="P66">.abs<text:tab/>96</text:p>
          <text:p text:style-name="P66">.acos<text:tab/>97</text:p>
          <text:p text:style-name="P66">.acosh<text:tab/>97</text:p>
          <text:p text:style-name="P66">.angle<text:tab/>97</text:p>
          <text:p text:style-name="P66">.append<text:tab/>127</text:p>
          <text:p text:style-name="P66">.append{<text:tab/>127</text:p>
          <text:p text:style-name="P66">.asin<text:tab/>98</text:p>
          <text:p text:style-name="P66">.asinh<text:tab/>98</text:p>
          <text:p text:style-name="P66">.atan<text:tab/>98</text:p>
          <text:p text:style-name="P66">.atan2<text:tab/>99</text:p>
          <text:p text:style-name="P66">.atanh<text:tab/>99</text:p>
          <text:p text:style-name="P66">.c2p<text:tab/>99</text:p>
          <text:p text:style-name="P66">.call<text:tab/>132</text:p>
          <text:p text:style-name="P66">.cbrt<text:tab/>75, 100</text:p>
          <text:p text:style-name="P66">.ceil<text:tab/>100</text:p>
          <text:p text:style-name="P66">.class<text:tab/>116</text:p>
          <text:p text:style-name="P66">.clear<text:tab/>134</text:p>
          <text:p text:style-name="P66">.clone<text:tab/>30, 116</text:p>
          <text:p text:style-name="P66">.clone_exclude<text:tab/>32, 116</text:p>
          <text:p text:style-name="P66">.close<text:tab/>84, 129</text:p>
          <text:p text:style-name="P66">.conjugate<text:tab/>100</text:p>
          <text:p text:style-name="P66">.copy<text:tab/>30, 117</text:p>
          <text:p text:style-name="P66">.cos<text:tab/>100</text:p>
          <text:p text:style-name="P66">.cosh<text:tab/>101</text:p>
          <text:p text:style-name="P66">.cr<text:tab/>129</text:p>
          <text:p text:style-name="P66">.create<text:tab/>128</text:p>
          <text:p text:style-name="P66">.cube<text:tab/>101</text:p>
          <text:p text:style-name="P66">.d2r<text:tab/>101</text:p>
          <text:p text:style-name="P66">.denominator<text:tab/>101</text:p>
          <text:p text:style-name="P66">.e**<text:tab/>75, 102</text:p>
          <text:p text:style-name="P66">.emit<text:tab/>102, 129</text:p>
          <text:p text:style-name="P66">.empty?<text:tab/>134</text:p>
          <text:p text:style-name="P66">.even?<text:tab/>87</text:p>
          <text:p text:style-name="P66">.floor<text:tab/>102</text:p>
          <text:p text:style-name="P66">.gcd<text:tab/>87</text:p>
          <text:p text:style-name="P66">.get_all<text:tab/>83</text:p>
          <text:p text:style-name="P66">.getc<text:tab/>84</text:p>
          <text:p text:style-name="P66">.gets<text:tab/>84</text:p>
          <text:p text:style-name="P66">.hypot<text:tab/>102</text:p>
          <text:p text:style-name="P66">.imaginary<text:tab/>103</text:p>
          <text:p text:style-name="P66">.init<text:tab/>27, 117</text:p>
          <text:p text:style-name="P66">.is_class?<text:tab/>71, 117</text:p>
          <text:p text:style-name="P66">.keys<text:tab/>81</text:p>
          <text:p text:style-name="P66">.lcm<text:tab/>87</text:p>
          <text:p text:style-name="P66">.left<text:tab/>66</text:p>
          <text:p text:style-name="P66">.length<text:tab/>66, 134</text:p>
          <text:p text:style-name="P66">.ln<text:tab/>103</text:p>
          <text:p text:style-name="P66">.log10<text:tab/>103</text:p>
          <text:p text:style-name="P66">.log2<text:tab/>104</text:p>
          <text:p text:style-name="P66">.magnitude<text:tab/>104</text:p>
          <text:p text:style-name="P66">.max<text:tab/>67</text:p>
          <text:p text:style-name="P66">.mid<text:tab/>67</text:p>
          <text:p text:style-name="P66">.midlr<text:tab/>67</text:p>
          <text:p text:style-name="P66">.min<text:tab/>68</text:p>
          <text:p text:style-name="P66">.name<text:tab/>118</text:p>
          <text:p text:style-name="P66">.new<text:tab/>61, 71</text:p>
          <text:p text:style-name="P66">.new_size<text:tab/>62</text:p>
          <text:p text:style-name="P66">.new_value<text:tab/>62</text:p>
          <text:p text:style-name="P66">.new_values<text:tab/>62</text:p>
          <text:p text:style-name="P66">.new{<text:tab/>61</text:p>
          <text:p text:style-name="P66">.numerator<text:tab/>104</text:p>
          <text:p text:style-name="P66">.odd?<text:tab/>87</text:p>
          <text:p text:style-name="P66">.open<text:tab/>83</text:p>
          <text:p text:style-name="P66">.open{<text:tab/>84</text:p>
          <text:p text:style-name="P66">.p2c<text:tab/>105</text:p>
          <text:p text:style-name="P66">.parent_class<text:tab/>72</text:p>
          <text:p text:style-name="P66">.pend<text:tab/>135</text:p>
          <text:p text:style-name="P66">.polar<text:tab/>105</text:p>
          <text:p text:style-name="P66">.pop<text:tab/>135</text:p>
          <text:p text:style-name="P66">.pp<text:tab/>68, 81</text:p>
          <text:p text:style-name="P66">.push<text:tab/>135</text:p>
          <text:p text:style-name="P66">.r2d<text:tab/>105</text:p>
          <text:p text:style-name="P66">.real<text:tab/>105</text:p>
          <text:p text:style-name="P66">.reverse<text:tab/>68</text:p>
          <text:p text:style-name="P66">.right<text:tab/>68</text:p>
          <text:p text:style-name="P66">.round<text:tab/>106</text:p>
          <text:p text:style-name="P66">.shuffle<text:tab/>69</text:p>
          <text:p text:style-name="P66">.sin<text:tab/>106</text:p>
          <text:p text:style-name="P66">.sinh<text:tab/>106</text:p>
          <text:p text:style-name="P66">.sleep<text:tab/>107</text:p>
          <text:p text:style-name="P66">.sort<text:tab/>69</text:p>
          <text:p text:style-name="P66">.space<text:tab/>129</text:p>
          <text:p text:style-name="P66">.spaces<text:tab/>130</text:p>
          <text:p text:style-name="P66">.split<text:tab/>75, 136</text:p>
          <text:p text:style-name="P66">.sqr<text:tab/>107</text:p>
          <text:p text:style-name="P66">.sqrt<text:tab/>75, 107</text:p>
          <text:p text:style-name="P66">.start<text:tab/>133</text:p>
          <text:p text:style-name="P66">.strlen<text:tab/>118</text:p>
          <text:p text:style-name="P66">.strmax<text:tab/>69</text:p>
          <text:p text:style-name="P66">.strmax2<text:tab/>82</text:p>
          <text:p text:style-name="P66">.subclass:<text:tab/>72</text:p>
          <text:p text:style-name="P66">.tan<text:tab/>107</text:p>
          <text:p text:style-name="P66">.tanh<text:tab/>108</text:p>
          <text:p text:style-name="P66">.throw<text:tab/>39</text:p>
          <text:p text:style-name="P66">.to_f<text:tab/>118</text:p>
          <text:p text:style-name="P66">.to_f!<text:tab/>119</text:p>
          <text:p text:style-name="P66">.to_i<text:tab/>119</text:p>
          <text:p text:style-name="P66">.to_i!<text:tab/>119</text:p>
          <text:p text:style-name="P66">.to_n<text:tab/>120</text:p>
          <text:p text:style-name="P66">.to_n!<text:tab/>120</text:p>
          <text:p text:style-name="P66">.to_r<text:tab/>121</text:p>
          <text:p text:style-name="P66">.to_r!<text:tab/>121</text:p>
          <text:p text:style-name="P66">.to_s<text:tab/>72, 121</text:p>
          <text:p text:style-name="P66">.to_x<text:tab/>122</text:p>
          <text:p text:style-name="P66">.to_x!<text:tab/>122</text:p>
          <text:p text:style-name="P66">.values<text:tab/>82</text:p>
          <text:p text:style-name="P66">.with{<text:tab/>57</text:p>
          <text:p text:style-name="P67">)</text:p>
          <text:p text:style-name="P66">)entries<text:tab/>150</text:p>
          <text:p text:style-name="P66">)methods<text:tab/>73, 126</text:p>
          <text:p text:style-name="P66">)stubs<text:tab/>73</text:p>
          <text:p text:style-name="P67">{</text:p>
          <text:p text:style-name="P66">{<text:tab/>80</text:p>
          <text:p text:style-name="P67">}</text:p>
          <text:p text:style-name="P66">}<text:tab/>61, 80</text:p>
          <text:p text:style-name="P67">@</text:p>
          <text:p text:style-name="P66">@<text:tab/>70</text:p>
          <text:p text:style-name="P67">*</text:p>
          <text:p text:style-name="P66">*<text:tab/>94</text:p>
          <text:p text:style-name="P66">**<text:tab/>94</text:p>
          <text:p text:style-name="P67">/</text:p>
          <text:p text:style-name="P66">/<text:tab/>108</text:p>
          <text:p text:style-name="P67">&amp;</text:p>
          <text:p text:style-name="P66">&amp;&amp;<text:tab/>77, 91, 115</text:p>
          <text:p text:style-name="P67">+</text:p>
          <text:p text:style-name="P66">+<text:tab/>63, 95</text:p>
          <text:p text:style-name="P66">+loop<text:tab/>23</text:p>
          <text:p text:style-name="P67">&lt;</text:p>
          <text:p text:style-name="P66">&lt;<text:tab/>112</text:p>
          <text:p text:style-name="P66">&lt;&lt;<text:tab/>70, 88</text:p>
          <text:p text:style-name="P66">&lt;=<text:tab/>113</text:p>
          <text:p text:style-name="P66">&lt;=&gt;<text:tab/>113</text:p>
          <text:p text:style-name="P66">&lt;&gt;<text:tab/>122</text:p>
          <text:p text:style-name="P67">=</text:p>
          <text:p text:style-name="P66">=<text:tab/>123</text:p>
          <text:p text:style-name="P67">&gt;</text:p>
          <text:p text:style-name="P66">&gt;<text:tab/>113</text:p>
          <text:p text:style-name="P66">&gt;=<text:tab/>114</text:p>
          <text:p text:style-name="P66">&gt;&gt;<text:tab/>89</text:p>
          <text:p text:style-name="P67">|</text:p>
          <text:p text:style-name="P66">||<text:tab/>78, 92, 126</text:p>
          <text:p text:style-name="P67">~</text:p>
          <text:p text:style-name="P66">~<text:tab/>130</text:p>
          <text:p text:style-name="P66">~"<text:tab/>130</text:p>
          <text:p text:style-name="P66">~cr<text:tab/>130</text:p>
          <text:p text:style-name="P66">~emit<text:tab/>131</text:p>
          <text:p text:style-name="P66">~getc<text:tab/>85</text:p>
          <text:p text:style-name="P66">~gets<text:tab/>85</text:p>
          <text:p text:style-name="P66">~space<text:tab/>131</text:p>
          <text:p text:style-name="P66">~spaces<text:tab/>131</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7151392"/></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55</text:page-number> of <text:page-count>15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2H1M48S</meta:editing-duration>
    <meta:editing-cycles>2189</meta:editing-cycles>
    <meta:generator>OpenOffice/4.1.1$Win32 OpenOffice.org_project/411m6$Build-9775</meta:generator>
    <dc:date>2015-04-29T10:43:28.29</dc:date>
    <dc:creator>Peter Camilleri</dc:creator>
    <meta:printed-by>Peter Camilleri</meta:printed-by>
    <meta:print-date>2015-02-10T10:49:15.76</meta:print-date>
    <meta:document-statistic meta:table-count="227" meta:image-count="0" meta:object-count="0" meta:page-count="155" meta:paragraph-count="5163" meta:word-count="28606" meta:character-count="164188"/>
    <meta:template xlink:type="simple" xlink:actuate="onRequest" xlink:title="MyDefault" xlink:href="../../../../OpenOffice.org/3/user/template/MyDefault.ott" meta:date="2014-06-26T22:09:00.24"/>
  </office:meta>
</office:document-meta>
</file>